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0ca21c5"/>
    </style:style>
    <style:style style:name="P11" style:family="paragraph" style:parent-style-name="Text_20_body">
      <style:text-properties style:font-name="Arial" officeooo:rsid="002c6f71" officeooo:paragraph-rsid="012544a7"/>
    </style:style>
    <style:style style:name="P12" style:family="paragraph" style:parent-style-name="Text_20_body">
      <style:text-properties style:font-name="Arial" officeooo:rsid="002c6f71" officeooo:paragraph-rsid="014029d7"/>
    </style:style>
    <style:style style:name="P13" style:family="paragraph" style:parent-style-name="Text_20_body">
      <style:text-properties style:font-name="Arial" fo:language="en" fo:country="GB" officeooo:paragraph-rsid="002a0177"/>
    </style:style>
    <style:style style:name="P14" style:family="paragraph" style:parent-style-name="Text_20_body">
      <style:text-properties style:font-name="Arial" fo:language="en" fo:country="GB" officeooo:rsid="002a2d97" officeooo:paragraph-rsid="002a2d97"/>
    </style:style>
    <style:style style:name="P15" style:family="paragraph" style:parent-style-name="Text_20_body">
      <style:text-properties style:font-name="Arial" fo:language="en" fo:country="GB" officeooo:paragraph-rsid="0028c7fc"/>
    </style:style>
    <style:style style:name="P16" style:family="paragraph" style:parent-style-name="Text_20_body">
      <style:text-properties style:font-name="Arial" fo:language="en" fo:country="GB" officeooo:paragraph-rsid="002b22b1"/>
    </style:style>
    <style:style style:name="P17" style:family="paragraph" style:parent-style-name="Text_20_body">
      <style:text-properties style:font-name="Arial" fo:language="en" fo:country="GB" officeooo:paragraph-rsid="002ccb98"/>
    </style:style>
    <style:style style:name="P18" style:family="paragraph" style:parent-style-name="Text_20_body">
      <style:text-properties style:font-name="Arial" fo:language="en" fo:country="GB" officeooo:rsid="002c6f71" officeooo:paragraph-rsid="002c6f71"/>
    </style:style>
    <style:style style:name="P19" style:family="paragraph" style:parent-style-name="Text_20_body">
      <style:text-properties style:font-name="Arial" fo:language="en" fo:country="GB" officeooo:paragraph-rsid="014ad51f"/>
    </style:style>
    <style:style style:name="P20" style:family="paragraph" style:parent-style-name="Text_20_body">
      <style:text-properties officeooo:paragraph-rsid="003751e1"/>
    </style:style>
    <style:style style:name="P21" style:family="paragraph" style:parent-style-name="Text_20_body">
      <style:text-properties officeooo:paragraph-rsid="00401599"/>
    </style:style>
    <style:style style:name="P22" style:family="paragraph" style:parent-style-name="Text_20_body">
      <style:text-properties officeooo:rsid="00459520" officeooo:paragraph-rsid="00459520"/>
    </style:style>
    <style:style style:name="P23" style:family="paragraph" style:parent-style-name="Text_20_body">
      <style:text-properties officeooo:paragraph-rsid="007dd33a"/>
    </style:style>
    <style:style style:name="P24" style:family="paragraph" style:parent-style-name="Text_20_body">
      <style:text-properties style:font-name="arial1" fo:font-size="12pt" fo:language="en" fo:country="GB" officeooo:rsid="00884e0d" officeooo:paragraph-rsid="00884e0d"/>
    </style:style>
    <style:style style:name="P25" style:family="paragraph" style:parent-style-name="Text_20_body">
      <style:text-properties style:font-name="arial1" fo:font-size="12pt" fo:language="en" fo:country="GB" fo:font-weight="normal" officeooo:paragraph-rsid="00cb2864" style:font-weight-asian="normal" style:font-weight-complex="normal"/>
    </style:style>
    <style:style style:name="P26" style:family="paragraph" style:parent-style-name="Text_20_body">
      <style:text-properties style:font-name="arial1" fo:font-size="12pt" fo:language="en" fo:country="GB" officeooo:rsid="00b80dad" officeooo:paragraph-rsid="00b80dad"/>
    </style:style>
    <style:style style:name="P27" style:family="paragraph" style:parent-style-name="Text_20_body">
      <style:text-properties style:font-name="arial1" fo:font-size="12pt" fo:language="en" fo:country="GB" officeooo:rsid="00b80dad" officeooo:paragraph-rsid="00c8de9f"/>
    </style:style>
    <style:style style:name="P28" style:family="paragraph" style:parent-style-name="Text_20_body">
      <style:text-properties style:font-name="arial1" fo:font-size="12pt" fo:language="en" fo:country="GB" officeooo:rsid="00b80dad" officeooo:paragraph-rsid="00ca21c5"/>
    </style:style>
    <style:style style:name="P29" style:family="paragraph" style:parent-style-name="Text_20_body">
      <style:text-properties style:font-name="arial1" fo:font-size="12pt" fo:language="en" fo:country="GB" officeooo:rsid="00b80dad" officeooo:paragraph-rsid="012544a7"/>
    </style:style>
    <style:style style:name="P30"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1"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32" style:family="paragraph" style:parent-style-name="Text_20_body">
      <style:text-properties fo:language="en" fo:country="GB"/>
    </style:style>
    <style:style style:name="P33" style:family="paragraph" style:parent-style-name="Text_20_body">
      <style:text-properties fo:language="en" fo:country="GB" officeooo:rsid="0090b561" officeooo:paragraph-rsid="008f5f8d"/>
    </style:style>
    <style:style style:name="P34" style:family="paragraph" style:parent-style-name="Text_20_body">
      <style:text-properties fo:language="en" fo:country="GB" officeooo:rsid="0081140b" officeooo:paragraph-rsid="0081140b"/>
    </style:style>
    <style:style style:name="P35" style:family="paragraph" style:parent-style-name="Text_20_body">
      <style:text-properties fo:language="en" fo:country="GB" officeooo:rsid="00832503" officeooo:paragraph-rsid="00832503"/>
    </style:style>
    <style:style style:name="P36" style:family="paragraph" style:parent-style-name="Text_20_body">
      <style:text-properties fo:language="en" fo:country="GB" officeooo:rsid="0081d8c6" officeooo:paragraph-rsid="0081d8c6"/>
    </style:style>
    <style:style style:name="P37" style:family="paragraph" style:parent-style-name="Text_20_body">
      <style:text-properties fo:language="en" fo:country="GB" officeooo:rsid="00853b84" officeooo:paragraph-rsid="00853b84"/>
    </style:style>
    <style:style style:name="P38" style:family="paragraph" style:parent-style-name="Text_20_body">
      <style:text-properties fo:language="en" fo:country="GB" officeooo:rsid="0083438e" officeooo:paragraph-rsid="0083438e"/>
    </style:style>
    <style:style style:name="P39" style:family="paragraph" style:parent-style-name="Text_20_body">
      <style:text-properties fo:language="en" fo:country="GB" officeooo:paragraph-rsid="00884e0d"/>
    </style:style>
    <style:style style:name="P40" style:family="paragraph" style:parent-style-name="Text_20_body">
      <style:text-properties fo:language="en" fo:country="GB" officeooo:paragraph-rsid="00b4b82b"/>
    </style:style>
    <style:style style:name="P41" style:family="paragraph" style:parent-style-name="Text_20_body">
      <style:text-properties fo:language="en" fo:country="GB" officeooo:rsid="003414f5" officeooo:paragraph-rsid="00331d1e"/>
    </style:style>
    <style:style style:name="P42" style:family="paragraph" style:parent-style-name="Text_20_body">
      <style:text-properties fo:language="en" fo:country="GB" officeooo:rsid="003414f5" officeooo:paragraph-rsid="003414f5"/>
    </style:style>
    <style:style style:name="P43" style:family="paragraph" style:parent-style-name="Text_20_body">
      <style:text-properties fo:language="en" fo:country="GB" officeooo:paragraph-rsid="002fdd2f"/>
    </style:style>
    <style:style style:name="P44" style:family="paragraph" style:parent-style-name="Text_20_body">
      <style:text-properties fo:language="en" fo:country="GB" officeooo:paragraph-rsid="003414f5"/>
    </style:style>
    <style:style style:name="P45" style:family="paragraph" style:parent-style-name="Text_20_body">
      <style:text-properties fo:language="en" fo:country="GB" officeooo:rsid="010b959c" officeooo:paragraph-rsid="010b959c"/>
    </style:style>
    <style:style style:name="P46" style:family="paragraph" style:parent-style-name="Text_20_body">
      <style:text-properties fo:language="en" fo:country="GB" officeooo:rsid="011439f3" officeooo:paragraph-rsid="011439f3"/>
    </style:style>
    <style:style style:name="P47" style:family="paragraph" style:parent-style-name="Text_20_body">
      <style:text-properties fo:language="en" fo:country="GB" officeooo:rsid="011619c7" officeooo:paragraph-rsid="011619c7"/>
    </style:style>
    <style:style style:name="P48" style:family="paragraph" style:parent-style-name="Text_20_body">
      <style:text-properties fo:language="en" fo:country="GB" officeooo:rsid="01180599" officeooo:paragraph-rsid="01180599"/>
    </style:style>
    <style:style style:name="P49" style:family="paragraph" style:parent-style-name="Text_20_body">
      <style:text-properties fo:language="en" fo:country="GB" officeooo:rsid="01190dc1" officeooo:paragraph-rsid="01180599"/>
    </style:style>
    <style:style style:name="P50" style:family="paragraph" style:parent-style-name="Text_20_body">
      <style:text-properties fo:language="en" fo:country="GB" officeooo:rsid="01190dc1" officeooo:paragraph-rsid="01190dc1"/>
    </style:style>
    <style:style style:name="P51" style:family="paragraph" style:parent-style-name="Text_20_body">
      <style:text-properties fo:language="en" fo:country="GB" officeooo:paragraph-rsid="01026009"/>
    </style:style>
    <style:style style:name="P52" style:family="paragraph" style:parent-style-name="Text_20_body">
      <style:text-properties fo:language="en" fo:country="GB" officeooo:rsid="008f5f8d" officeooo:paragraph-rsid="008f5f8d"/>
    </style:style>
    <style:style style:name="P53" style:family="paragraph" style:parent-style-name="Text_20_body">
      <style:text-properties fo:language="en" fo:country="GB" officeooo:paragraph-rsid="0095a2d9"/>
    </style:style>
    <style:style style:name="P54" style:family="paragraph" style:parent-style-name="Text_20_body">
      <style:text-properties fo:language="en" fo:country="GB" officeooo:rsid="0095a2d9" officeooo:paragraph-rsid="0095a2d9"/>
    </style:style>
    <style:style style:name="P55" style:family="paragraph" style:parent-style-name="Text_20_body">
      <style:text-properties fo:language="en" fo:country="GB" officeooo:paragraph-rsid="00832503"/>
    </style:style>
    <style:style style:name="P56" style:family="paragraph" style:parent-style-name="Text_20_body">
      <style:text-properties fo:language="en" fo:country="GB" officeooo:rsid="013c6487" officeooo:paragraph-rsid="013f5413"/>
    </style:style>
    <style:style style:name="P57" style:family="paragraph" style:parent-style-name="Text_20_body">
      <style:text-properties officeooo:paragraph-rsid="00ab9557"/>
    </style:style>
    <style:style style:name="P58" style:family="paragraph" style:parent-style-name="Text_20_body">
      <style:text-properties officeooo:paragraph-rsid="00af5423"/>
    </style:style>
    <style:style style:name="P59" style:family="paragraph" style:parent-style-name="Text_20_body">
      <style:text-properties fo:color="#c9211e" officeooo:paragraph-rsid="00ca21c5"/>
    </style:style>
    <style:style style:name="P60" style:family="paragraph" style:parent-style-name="Text_20_body">
      <style:text-properties fo:color="#c9211e" officeooo:paragraph-rsid="00f56f7a"/>
    </style:style>
    <style:style style:name="P61" style:family="paragraph" style:parent-style-name="Text_20_body">
      <style:text-properties fo:color="#c9211e" officeooo:paragraph-rsid="012544a7"/>
    </style:style>
    <style:style style:name="P62" style:family="paragraph" style:parent-style-name="Text_20_body">
      <style:text-properties fo:color="#c9211e" fo:language="en" fo:country="GB" officeooo:paragraph-rsid="00ca21c5"/>
    </style:style>
    <style:style style:name="P63" style:family="paragraph" style:parent-style-name="Text_20_body">
      <style:text-properties fo:color="#c9211e" fo:language="en" fo:country="GB" officeooo:paragraph-rsid="012544a7"/>
    </style:style>
    <style:style style:name="P64" style:family="paragraph" style:parent-style-name="Text_20_body">
      <style:text-properties officeooo:paragraph-rsid="00ca21c5"/>
    </style:style>
    <style:style style:name="P65" style:family="paragraph" style:parent-style-name="Text_20_body">
      <style:text-properties officeooo:paragraph-rsid="00db1802"/>
    </style:style>
    <style:style style:name="P66" style:family="paragraph" style:parent-style-name="Text_20_body">
      <style:text-properties officeooo:paragraph-rsid="00e22fde"/>
    </style:style>
    <style:style style:name="P67" style:family="paragraph" style:parent-style-name="Text_20_body">
      <style:text-properties officeooo:paragraph-rsid="00ff896b"/>
    </style:style>
    <style:style style:name="P68" style:family="paragraph" style:parent-style-name="Text_20_body">
      <style:text-properties officeooo:paragraph-rsid="012544a7"/>
    </style:style>
    <style:style style:name="P69" style:family="paragraph" style:parent-style-name="Text_20_body">
      <style:text-properties officeooo:paragraph-rsid="012d3f07"/>
    </style:style>
    <style:style style:name="P70" style:family="paragraph" style:parent-style-name="Text_20_body">
      <style:text-properties officeooo:paragraph-rsid="01384132"/>
    </style:style>
    <style:style style:name="P71" style:family="paragraph" style:parent-style-name="Text_20_body">
      <style:text-properties officeooo:paragraph-rsid="013ad6cd"/>
    </style:style>
    <style:style style:name="P72" style:family="paragraph" style:parent-style-name="Text_20_body">
      <style:text-properties officeooo:paragraph-rsid="0161b02e"/>
    </style:style>
    <style:style style:name="P73" style:family="paragraph" style:parent-style-name="Text_20_body">
      <style:text-properties officeooo:rsid="01629438" officeooo:paragraph-rsid="01629438"/>
    </style:style>
    <style:style style:name="P74" style:family="paragraph" style:parent-style-name="Text_20_body">
      <style:text-properties officeooo:paragraph-rsid="016efdaa"/>
    </style:style>
    <style:style style:name="P75" style:family="paragraph" style:parent-style-name="Title">
      <style:text-properties style:use-window-font-color="true" style:font-name="Algerian2" fo:language="en" fo:country="US"/>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78"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7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8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81" style:family="paragraph" style:parent-style-name="Text_20_body">
      <style:paragraph-properties fo:margin-left="0cm" fo:margin-right="0cm" fo:text-indent="0cm" style:auto-text-indent="false"/>
      <style:text-properties fo:language="en" fo:country="GB" officeooo:paragraph-rsid="012544a7"/>
    </style:style>
    <style:style style:name="P82" style:family="paragraph" style:parent-style-name="Text_20_body">
      <style:paragraph-properties fo:margin-left="0cm" fo:margin-right="0cm" fo:text-indent="0cm" style:auto-text-indent="false"/>
      <style:text-properties fo:language="en" fo:country="GB" officeooo:paragraph-rsid="003751e1"/>
    </style:style>
    <style:style style:name="P83" style:family="paragraph" style:parent-style-name="Text_20_body">
      <style:paragraph-properties fo:margin-left="0cm" fo:margin-right="0cm" fo:text-indent="0cm" style:auto-text-indent="false"/>
      <style:text-properties officeooo:rsid="007b6ceb" officeooo:paragraph-rsid="007b6ceb"/>
    </style:style>
    <style:style style:name="P84" style:family="paragraph" style:parent-style-name="Text_20_body">
      <style:paragraph-properties fo:margin-left="0cm" fo:margin-right="0cm" fo:text-indent="0cm" style:auto-text-indent="false"/>
      <style:text-properties officeooo:paragraph-rsid="00d9fc71"/>
    </style:style>
    <style:style style:name="P85" style:family="paragraph" style:parent-style-name="Text_20_body">
      <style:paragraph-properties fo:margin-left="0cm" fo:margin-right="0cm" fo:text-indent="0cm" style:auto-text-indent="false"/>
      <style:text-properties officeooo:rsid="00c8de9f" officeooo:paragraph-rsid="00c953ca"/>
    </style:style>
    <style:style style:name="P86" style:family="paragraph" style:parent-style-name="Text_20_body">
      <style:paragraph-properties fo:margin-left="0cm" fo:margin-right="0cm" fo:text-indent="0cm" style:auto-text-indent="false"/>
      <style:text-properties officeooo:paragraph-rsid="017d5a01"/>
    </style:style>
    <style:style style:name="P87" style:family="paragraph" style:parent-style-name="Text_20_body">
      <style:paragraph-properties fo:margin-left="0cm" fo:margin-right="0cm" fo:text-indent="0cm" style:auto-text-indent="false"/>
      <style:text-properties style:font-name="Arial" officeooo:rsid="002c6f71" officeooo:paragraph-rsid="018ad3ac"/>
    </style:style>
    <style:style style:name="P88" style:family="paragraph" style:parent-style-name="Text_20_body">
      <style:paragraph-properties fo:margin-left="0cm" fo:margin-right="0cm" fo:text-indent="0cm" style:auto-text-indent="false"/>
      <style:text-properties officeooo:paragraph-rsid="01819839"/>
    </style:style>
    <style:style style:name="P89" style:family="paragraph" style:parent-style-name="Standard">
      <style:paragraph-properties fo:margin-left="0cm" fo:margin-right="0cm" fo:text-indent="0cm" style:auto-text-indent="false"/>
    </style:style>
    <style:style style:name="P90" style:family="paragraph" style:parent-style-name="Table_20_Contents">
      <style:text-properties fo:language="en" fo:country="GB"/>
    </style:style>
    <style:style style:name="P91" style:family="paragraph" style:parent-style-name="Table_20_Contents">
      <style:text-properties fo:language="en" fo:country="GB" officeooo:paragraph-rsid="012544a7"/>
    </style:style>
    <style:style style:name="P92" style:family="paragraph" style:parent-style-name="Table_20_Contents">
      <style:text-properties fo:language="en" fo:country="GB" officeooo:paragraph-rsid="00c8de9f"/>
    </style:style>
    <style:style style:name="P93" style:family="paragraph" style:parent-style-name="Table_20_Contents">
      <style:text-properties fo:language="en" fo:country="GB" officeooo:paragraph-rsid="00ca21c5"/>
    </style:style>
    <style:style style:name="P94" style:family="paragraph" style:parent-style-name="Table_20_Contents">
      <style:text-properties fo:language="en" fo:country="GB" officeooo:rsid="00bb791d" officeooo:paragraph-rsid="00bb791d"/>
    </style:style>
    <style:style style:name="P95" style:family="paragraph" style:parent-style-name="Table_20_Contents">
      <style:text-properties fo:language="en" fo:country="GB" officeooo:rsid="00bb791d" officeooo:paragraph-rsid="00c0cf9c"/>
    </style:style>
    <style:style style:name="P96" style:family="paragraph" style:parent-style-name="Table_20_Contents">
      <style:text-properties fo:language="en" fo:country="GB" officeooo:rsid="00bb791d" officeooo:paragraph-rsid="00ca21c5"/>
    </style:style>
    <style:style style:name="P97" style:family="paragraph" style:parent-style-name="Table_20_Contents">
      <style:text-properties fo:language="en" fo:country="GB" officeooo:rsid="00bb791d" officeooo:paragraph-rsid="012544a7"/>
    </style:style>
    <style:style style:name="P98" style:family="paragraph" style:parent-style-name="Table_20_Contents">
      <style:text-properties fo:language="en" fo:country="GB" officeooo:rsid="00c16740" officeooo:paragraph-rsid="00c16740"/>
    </style:style>
    <style:style style:name="P99" style:family="paragraph" style:parent-style-name="Table_20_Contents">
      <style:text-properties fo:language="en" fo:country="GB" officeooo:rsid="00c16740" officeooo:paragraph-rsid="00c8de9f"/>
    </style:style>
    <style:style style:name="P100" style:family="paragraph" style:parent-style-name="Table_20_Contents">
      <style:text-properties fo:language="en" fo:country="GB" officeooo:rsid="00c16740" officeooo:paragraph-rsid="00ca21c5"/>
    </style:style>
    <style:style style:name="P101" style:family="paragraph" style:parent-style-name="Table_20_Contents">
      <style:text-properties fo:language="en" fo:country="GB" officeooo:rsid="00c16740" officeooo:paragraph-rsid="012544a7"/>
    </style:style>
    <style:style style:name="P102" style:family="paragraph" style:parent-style-name="Table_20_Contents">
      <style:text-properties fo:language="en" fo:country="GB" officeooo:rsid="00c0cf9c" officeooo:paragraph-rsid="00c0cf9c"/>
    </style:style>
    <style:style style:name="P103" style:family="paragraph" style:parent-style-name="Table_20_Contents">
      <style:text-properties fo:language="en" fo:country="GB" officeooo:rsid="00c0cf9c" officeooo:paragraph-rsid="00ca21c5"/>
    </style:style>
    <style:style style:name="P104" style:family="paragraph" style:parent-style-name="Table_20_Contents">
      <style:text-properties fo:language="en" fo:country="GB" officeooo:rsid="00c0cf9c" officeooo:paragraph-rsid="012544a7"/>
    </style:style>
    <style:style style:name="P105" style:family="paragraph" style:parent-style-name="Table_20_Contents">
      <style:text-properties fo:language="en" fo:country="GB" officeooo:rsid="00c4cfa5" officeooo:paragraph-rsid="00c4cfa5"/>
    </style:style>
    <style:style style:name="P106" style:family="paragraph" style:parent-style-name="Table_20_Contents">
      <style:text-properties fo:language="en" fo:country="GB" officeooo:rsid="00c4cfa5" officeooo:paragraph-rsid="00ca21c5"/>
    </style:style>
    <style:style style:name="P107" style:family="paragraph" style:parent-style-name="Table_20_Contents">
      <style:text-properties fo:language="en" fo:country="GB" officeooo:rsid="00c4cfa5" officeooo:paragraph-rsid="012544a7"/>
    </style:style>
    <style:style style:name="P108" style:family="paragraph" style:parent-style-name="Table_20_Contents">
      <style:text-properties fo:language="en" fo:country="GB" officeooo:rsid="013ad6cd" officeooo:paragraph-rsid="013ad6cd"/>
    </style:style>
    <style:style style:name="P109" style:family="paragraph" style:parent-style-name="Table_20_Contents">
      <style:text-properties style:font-name="arial" fo:font-size="13pt" fo:language="en" fo:country="GB" officeooo:rsid="00c16740" officeooo:paragraph-rsid="00c16740"/>
    </style:style>
    <style:style style:name="P110" style:family="paragraph" style:parent-style-name="Table_20_Contents">
      <style:text-properties style:font-name="arial" fo:font-size="13pt" fo:language="en" fo:country="GB" officeooo:rsid="00c374f3" officeooo:paragraph-rsid="00c374f3"/>
    </style:style>
    <style:style style:name="P111" style:family="paragraph" style:parent-style-name="Table_20_Contents">
      <style:text-properties style:font-name="arial" fo:font-size="13pt" fo:language="en" fo:country="GB" officeooo:rsid="00c374f3" officeooo:paragraph-rsid="00ca21c5"/>
    </style:style>
    <style:style style:name="P112" style:family="paragraph" style:parent-style-name="Table_20_Contents">
      <style:text-properties style:font-name="arial" fo:font-size="13pt" fo:language="en" fo:country="GB" officeooo:rsid="00c374f3" officeooo:paragraph-rsid="012544a7"/>
    </style:style>
    <style:style style:name="P113" style:family="paragraph" style:parent-style-name="Table_20_Contents">
      <style:text-properties style:font-name="arial" fo:font-size="13pt" fo:language="en" fo:country="GB" officeooo:rsid="00fbaf0a" officeooo:paragraph-rsid="00fbaf0a"/>
    </style:style>
    <style:style style:name="P114" style:family="paragraph" style:parent-style-name="Table_20_Contents">
      <style:text-properties style:font-name="arial" fo:font-size="13pt" fo:language="en" fo:country="GB" officeooo:rsid="013ad6cd" officeooo:paragraph-rsid="013ad6cd"/>
    </style:style>
    <style:style style:name="P115" style:family="paragraph" style:parent-style-name="Table_20_Contents">
      <style:text-properties style:font-name="arial" fo:font-size="13pt" fo:language="en" fo:country="GB" officeooo:rsid="016c5be5" officeooo:paragraph-rsid="016c5be5"/>
    </style:style>
    <style:style style:name="P116" style:family="paragraph" style:parent-style-name="Subtitle">
      <style:paragraph-properties fo:text-align="center" style:justify-single-word="false"/>
      <style:text-properties style:font-name="Algerian1" fo:language="en" fo:country="US"/>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7cm" style:type="right" style:leader-style="dotted" style:leader-text="."/>
        </style:tab-stops>
      </style:paragraph-properties>
    </style:style>
    <style:style style:name="P120" style:family="paragraph" style:parent-style-name="Contents_20_4">
      <style:paragraph-properties>
        <style:tab-stops>
          <style:tab-stop style:position="17cm" style:type="right" style:leader-style="dotted" style:leader-text="."/>
        </style:tab-stops>
      </style:paragraph-properties>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fo:language="en" fo:country="GB" officeooo:rsid="0081140b" officeooo:paragraph-rsid="0081140b"/>
    </style:style>
    <style:style style:name="P123" style:family="paragraph" style:parent-style-name="Heading_20_1">
      <style:paragraph-properties fo:break-before="page"/>
      <style:text-properties fo:language="en" fo:country="GB" officeooo:rsid="00832503" officeooo:paragraph-rsid="00832503"/>
    </style:style>
    <style:style style:name="P124" style:family="paragraph" style:parent-style-name="Heading_20_2">
      <style:text-properties officeooo:paragraph-rsid="002125cf"/>
    </style:style>
    <style:style style:name="P125" style:family="paragraph" style:parent-style-name="Heading_20_2">
      <style:text-properties style:font-name="Arial" fo:language="en" fo:country="GB" officeooo:rsid="00285818" officeooo:paragraph-rsid="00285818"/>
    </style:style>
    <style:style style:name="P126" style:family="paragraph" style:parent-style-name="Heading_20_2">
      <style:text-properties fo:language="en" fo:country="GB" officeooo:rsid="010439ff" officeooo:paragraph-rsid="010439ff"/>
    </style:style>
    <style:style style:name="P127" style:family="paragraph" style:parent-style-name="Heading_20_2">
      <style:text-properties fo:language="en" fo:country="GB" officeooo:rsid="0081140b" officeooo:paragraph-rsid="0081140b"/>
    </style:style>
    <style:style style:name="P128" style:family="paragraph" style:parent-style-name="Heading_20_2">
      <style:text-properties fo:language="en" fo:country="GB" officeooo:rsid="0081d8c6" officeooo:paragraph-rsid="0081d8c6"/>
    </style:style>
    <style:style style:name="P129" style:family="paragraph" style:parent-style-name="Heading_20_2">
      <style:text-properties fo:language="en" fo:country="GB" officeooo:rsid="00832503" officeooo:paragraph-rsid="00832503"/>
    </style:style>
    <style:style style:name="P130" style:family="paragraph" style:parent-style-name="Heading_20_2">
      <style:paragraph-properties fo:break-before="page"/>
      <style:text-properties style:font-name="Arial" fo:language="en" fo:country="GB" officeooo:rsid="002a0177" officeooo:paragraph-rsid="002a0177"/>
    </style:style>
    <style:style style:name="P131" style:family="paragraph" style:parent-style-name="Heading_20_3">
      <style:text-properties officeooo:paragraph-rsid="002125cf"/>
    </style:style>
    <style:style style:name="P132" style:family="paragraph" style:parent-style-name="Heading_20_3">
      <style:text-properties officeooo:paragraph-rsid="007b6ceb"/>
    </style:style>
    <style:style style:name="P133" style:family="paragraph" style:parent-style-name="Heading_20_3">
      <style:text-properties fo:language="en" fo:country="GB"/>
    </style:style>
    <style:style style:name="P134" style:family="paragraph" style:parent-style-name="Heading_20_3">
      <style:text-properties fo:language="en" fo:country="GB" officeooo:rsid="00832503" officeooo:paragraph-rsid="00832503"/>
    </style:style>
    <style:style style:name="P135" style:family="paragraph" style:parent-style-name="Heading_20_3">
      <style:text-properties fo:language="en" fo:country="GB" officeooo:rsid="00853b84" officeooo:paragraph-rsid="00853b84"/>
    </style:style>
    <style:style style:name="P136" style:family="paragraph" style:parent-style-name="Heading_20_3">
      <style:text-properties fo:language="en" fo:country="GB" officeooo:rsid="0107e7ae" officeooo:paragraph-rsid="0107e7ae"/>
    </style:style>
    <style:style style:name="P137" style:family="paragraph" style:parent-style-name="Heading_20_3">
      <style:paragraph-properties fo:break-before="page"/>
      <style:text-properties fo:language="en" fo:country="GB"/>
    </style:style>
    <style:style style:name="P138" style:family="paragraph" style:parent-style-name="Heading_20_3">
      <style:paragraph-properties fo:break-before="page"/>
      <style:text-properties fo:language="en" fo:country="GB" officeooo:paragraph-rsid="012544a7"/>
    </style:style>
    <style:style style:name="P139" style:family="paragraph" style:parent-style-name="Heading_20_3">
      <style:paragraph-properties fo:break-before="page"/>
      <style:text-properties style:font-name="Arial" fo:language="en" fo:country="GB" officeooo:rsid="002fdd2f"/>
    </style:style>
    <style:style style:name="P140" style:family="paragraph" style:parent-style-name="Heading_20_4">
      <style:text-properties style:font-name="Arial" fo:language="en" fo:country="GB" officeooo:rsid="002b22b1" officeooo:paragraph-rsid="002b22b1"/>
    </style:style>
    <style:style style:name="P141" style:family="paragraph" style:parent-style-name="Heading_20_4">
      <style:text-properties fo:language="en" fo:country="GB"/>
    </style:style>
    <style:style style:name="P142" style:family="paragraph" style:parent-style-name="Heading_20_4">
      <style:text-properties fo:language="en" fo:country="GB" officeooo:rsid="00b47d77" officeooo:paragraph-rsid="00b47d77"/>
    </style:style>
    <style:style style:name="P143" style:family="paragraph" style:parent-style-name="Heading_20_4">
      <style:text-properties fo:language="en" fo:country="GB" officeooo:rsid="00b47d77" officeooo:paragraph-rsid="00dfde2a"/>
    </style:style>
    <style:style style:name="P144" style:family="paragraph" style:parent-style-name="Heading_20_4">
      <style:text-properties fo:language="en" fo:country="GB" officeooo:rsid="00b47d77" officeooo:paragraph-rsid="012544a7"/>
    </style:style>
    <style:style style:name="P145" style:family="paragraph" style:parent-style-name="Heading_20_4">
      <style:text-properties fo:language="en" fo:country="GB" officeooo:rsid="00b47d77" officeooo:paragraph-rsid="00ca21c5"/>
    </style:style>
    <style:style style:name="P146" style:family="paragraph" style:parent-style-name="Heading_20_4">
      <style:text-properties fo:language="en" fo:country="GB" officeooo:paragraph-rsid="00bd76d9"/>
    </style:style>
    <style:style style:name="P147" style:family="paragraph" style:parent-style-name="Heading_20_4">
      <style:text-properties fo:language="en" fo:country="GB" officeooo:rsid="002b22b1" officeooo:paragraph-rsid="002fdd2f"/>
    </style:style>
    <style:style style:name="P148" style:family="paragraph" style:parent-style-name="Heading_20_4">
      <style:text-properties fo:language="en" fo:country="GB" officeooo:rsid="002b22b1" officeooo:paragraph-rsid="003751e1"/>
    </style:style>
    <style:style style:name="P149" style:family="paragraph" style:parent-style-name="Heading_20_4">
      <style:text-properties fo:language="en" fo:country="GB" officeooo:rsid="002b22b1" officeooo:paragraph-rsid="012544a7"/>
    </style:style>
    <style:style style:name="P150" style:family="paragraph" style:parent-style-name="Heading_20_4">
      <style:text-properties fo:language="en" fo:country="GB" officeooo:paragraph-rsid="00c8de9f"/>
    </style:style>
    <style:style style:name="P151" style:family="paragraph" style:parent-style-name="Heading_20_4">
      <style:text-properties fo:language="en" fo:country="GB" officeooo:paragraph-rsid="01629438"/>
    </style:style>
    <style:style style:name="P152" style:family="paragraph" style:parent-style-name="Heading_20_4">
      <style:text-properties fo:language="en" fo:country="GB" officeooo:paragraph-rsid="00ca21c5"/>
    </style:style>
    <style:style style:name="P153" style:family="paragraph" style:parent-style-name="Heading_20_4">
      <style:text-properties fo:language="en" fo:country="GB" officeooo:paragraph-rsid="012544a7"/>
    </style:style>
    <style:style style:name="P154" style:family="paragraph" style:parent-style-name="Heading_20_4">
      <style:text-properties fo:language="en" fo:country="GB" officeooo:rsid="0083438e" officeooo:paragraph-rsid="0083438e"/>
    </style:style>
    <style:style style:name="P155" style:family="paragraph" style:parent-style-name="Heading_20_4">
      <style:text-properties fo:language="en" fo:country="GB" officeooo:rsid="00853b84" officeooo:paragraph-rsid="00853b84"/>
    </style:style>
    <style:style style:name="P156" style:family="paragraph" style:parent-style-name="Heading_20_4">
      <style:text-properties officeooo:paragraph-rsid="00e116f8"/>
    </style:style>
    <style:style style:name="P157" style:family="paragraph" style:parent-style-name="Heading_20_4">
      <style:text-properties officeooo:paragraph-rsid="00ea007e"/>
    </style:style>
    <style:style style:name="P158" style:family="paragraph" style:parent-style-name="Heading_20_4">
      <style:text-properties officeooo:paragraph-rsid="013f5b67"/>
    </style:style>
    <style:style style:name="P159" style:family="paragraph" style:parent-style-name="Standard" style:list-style-name="L1"/>
    <style:style style:name="P160" style:family="paragraph" style:parent-style-name="Standard" style:list-style-name="L2">
      <style:text-properties officeooo:paragraph-rsid="002125cf"/>
    </style:style>
    <style:style style:name="P161" style:family="paragraph" style:parent-style-name="Standard" style:list-style-name="L4"/>
    <style:style style:name="P162" style:family="paragraph" style:parent-style-name="Standard" style:list-style-name="L5">
      <style:text-properties style:font-name="Arial" fo:language="en" fo:country="GB" officeooo:rsid="0029fbae" officeooo:paragraph-rsid="0029fbae"/>
    </style:style>
    <style:style style:name="P163" style:family="paragraph" style:parent-style-name="Standard" style:list-style-name="L7">
      <style:text-properties officeooo:paragraph-rsid="00d0a572"/>
    </style:style>
    <style:style style:name="P164" style:family="paragraph" style:parent-style-name="Standard" style:list-style-name="L8">
      <style:text-properties officeooo:paragraph-rsid="00d6c73e"/>
    </style:style>
    <style:style style:name="P165" style:family="paragraph" style:parent-style-name="Standard" style:list-style-name="L9"/>
    <style:style style:name="P166" style:family="paragraph" style:parent-style-name="Standard" style:list-style-name="L10"/>
    <style:style style:name="P167" style:family="paragraph" style:parent-style-name="Standard" style:list-style-name="L11"/>
    <style:style style:name="P168" style:family="paragraph" style:parent-style-name="Standard" style:list-style-name="L11">
      <style:text-properties officeooo:paragraph-rsid="00f9f625"/>
    </style:style>
    <style:style style:name="P169" style:family="paragraph" style:parent-style-name="Standard" style:list-style-name="L12"/>
    <style:style style:name="P170" style:family="paragraph" style:parent-style-name="Standard" style:list-style-name="L12">
      <style:text-properties officeooo:paragraph-rsid="0100091f"/>
    </style:style>
    <style:style style:name="P171" style:family="paragraph" style:parent-style-name="Standard" style:list-style-name="L12">
      <style:text-properties officeooo:paragraph-rsid="014818a4"/>
    </style:style>
    <style:style style:name="P172" style:family="paragraph" style:parent-style-name="Standard" style:list-style-name="L14">
      <style:text-properties officeooo:paragraph-rsid="0197e987"/>
    </style:style>
    <style:style style:name="P173" style:family="paragraph" style:parent-style-name="Standard" style:list-style-name="L14">
      <style:text-properties officeooo:paragraph-rsid="019811aa"/>
    </style:style>
    <style:style style:name="P174" style:family="paragraph" style:parent-style-name="Standard" style:list-style-name="L15"/>
    <style:style style:name="P175" style:family="paragraph" style:parent-style-name="Standard" style:list-style-name="L16"/>
    <style:style style:name="P176" style:family="paragraph" style:parent-style-name="Standard" style:list-style-name="L17">
      <style:text-properties fo:language="en" fo:country="GB" officeooo:paragraph-rsid="00884e0d"/>
    </style:style>
    <style:style style:name="P177" style:family="paragraph" style:parent-style-name="Standard" style:master-page-name="First_20_Page">
      <style:paragraph-properties style:page-number="auto" style:writing-mode="lr-tb"/>
      <style:text-properties fo:language="en" fo:country="US"/>
    </style:style>
    <style:style style:name="P178" style:family="paragraph" style:parent-style-name="Standard" style:list-style-name="L13">
      <style:paragraph-properties fo:margin-left="0cm" fo:margin-right="0cm" fo:text-indent="0cm" style:auto-text-indent="false"/>
      <style:text-properties officeooo:paragraph-rsid="019a8848"/>
    </style:style>
    <style:style style:name="P179" style:family="paragraph" style:parent-style-name="Text_20_body" style:list-style-name="L1">
      <style:text-properties officeooo:paragraph-rsid="002125cf"/>
    </style:style>
    <style:style style:name="P180" style:family="paragraph" style:parent-style-name="Text_20_body" style:list-style-name="L2"/>
    <style:style style:name="P181" style:family="paragraph" style:parent-style-name="Text_20_body" style:list-style-name="L3">
      <style:text-properties officeooo:paragraph-rsid="002125cf"/>
    </style:style>
    <style:style style:name="P182" style:family="paragraph" style:parent-style-name="Text_20_body" style:list-style-name="L4"/>
    <style:style style:name="P183" style:family="paragraph" style:parent-style-name="Text_20_body" style:list-style-name="L6">
      <style:text-properties style:font-name="Arial" fo:language="en" fo:country="GB"/>
    </style:style>
    <style:style style:name="P184" style:family="paragraph" style:parent-style-name="Text_20_body" style:list-style-name="L6">
      <style:text-properties style:font-name="Arial" fo:language="en" fo:country="GB" officeooo:rsid="002a2d97" officeooo:paragraph-rsid="002a2d97"/>
    </style:style>
    <style:style style:name="P185" style:family="paragraph" style:parent-style-name="Text_20_body" style:list-style-name="L6">
      <style:text-properties style:font-name="Arial" fo:language="en" fo:country="GB" officeooo:rsid="014ad51f" officeooo:paragraph-rsid="014ad51f"/>
    </style:style>
    <style:style style:name="P186" style:family="paragraph" style:parent-style-name="Text_20_body" style:list-style-name="L15">
      <style:text-properties style:font-name="Arial" officeooo:rsid="002c6f71" officeooo:paragraph-rsid="01952ca0"/>
    </style:style>
    <style:style style:name="P187" style:family="paragraph" style:parent-style-name="Text_20_body" style:list-style-name="L7"/>
    <style:style style:name="P188" style:family="paragraph" style:parent-style-name="Text_20_body" style:list-style-name="L8"/>
    <style:style style:name="P189" style:family="paragraph" style:parent-style-name="Text_20_body" style:list-style-name="L17">
      <style:text-properties fo:language="en" fo:country="GB" officeooo:paragraph-rsid="00884e0d"/>
    </style:style>
    <style:style style:name="P190" style:family="paragraph" style:parent-style-name="Text_20_body" style:list-style-name="L18">
      <style:text-properties fo:language="en" fo:country="GB" officeooo:rsid="00965116" officeooo:paragraph-rsid="00965116"/>
    </style:style>
    <style:style style:name="P191" style:family="paragraph" style:parent-style-name="Text_20_body" style:list-style-name="L18">
      <style:text-properties fo:language="en" fo:country="GB" officeooo:rsid="009735e7" officeooo:paragraph-rsid="009735e7"/>
    </style:style>
    <style:style style:name="P192" style:family="paragraph" style:parent-style-name="Text_20_body" style:list-style-name="L18">
      <style:text-properties fo:language="en" fo:country="GB" officeooo:rsid="009735e7" officeooo:paragraph-rsid="009aec46"/>
    </style:style>
    <style:style style:name="P193" style:family="paragraph" style:parent-style-name="Text_20_body">
      <style:text-properties fo:language="en" fo:country="GB" officeooo:paragraph-rsid="002a2d97"/>
    </style:style>
    <style:style style:name="P194"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195" style:family="paragraph" style:parent-style-name="Text_20_body">
      <style:text-properties officeooo:paragraph-rsid="01a62ad0"/>
    </style:style>
    <style:style style:name="P196" style:family="paragraph" style:parent-style-name="Text_20_body" style:list-style-name="L3">
      <style:paragraph-properties fo:margin-left="0cm" fo:margin-right="0cm" fo:text-indent="0cm" style:auto-text-indent="false"/>
      <style:text-properties officeooo:paragraph-rsid="002125cf"/>
    </style:style>
    <style:style style:name="P197" style:family="paragraph" style:parent-style-name="Title">
      <style:text-properties fo:color="#c9211e" officeooo:rsid="019be1e7" officeooo:paragraph-rsid="019be1e7"/>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officeooo:rsid="0022b279"/>
    </style:style>
    <style:style style:name="T42" style:family="text">
      <style:text-properties style:use-window-font-color="true" officeooo:rsid="002425f5"/>
    </style:style>
    <style:style style:name="T43" style:family="text">
      <style:text-properties style:use-window-font-color="true" officeooo:rsid="0025d377"/>
    </style:style>
    <style:style style:name="T44" style:family="text">
      <style:text-properties style:use-window-font-color="true" officeooo:rsid="00269f90"/>
    </style:style>
    <style:style style:name="T45" style:family="text">
      <style:text-properties style:use-window-font-color="true" officeooo:rsid="00415e30"/>
    </style:style>
    <style:style style:name="T46" style:family="text">
      <style:text-properties style:use-window-font-color="true" officeooo:rsid="004285c1"/>
    </style:style>
    <style:style style:name="T47" style:family="text">
      <style:text-properties style:use-window-font-color="true" officeooo:rsid="00439926"/>
    </style:style>
    <style:style style:name="T48" style:family="text">
      <style:text-properties style:use-window-font-color="true" officeooo:rsid="00459520"/>
    </style:style>
    <style:style style:name="T49" style:family="text">
      <style:text-properties style:use-window-font-color="true" officeooo:rsid="00401599"/>
    </style:style>
    <style:style style:name="T50" style:family="text">
      <style:text-properties style:use-window-font-color="true" officeooo:rsid="0046783c"/>
    </style:style>
    <style:style style:name="T51" style:family="text">
      <style:text-properties style:use-window-font-color="true"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officeooo:rsid="0028c7fc"/>
    </style:style>
    <style:style style:name="T58" style:family="text">
      <style:text-properties officeooo:rsid="0029fbae"/>
    </style:style>
    <style:style style:name="T59" style:family="text">
      <style:text-properties officeooo:rsid="002a0177"/>
    </style:style>
    <style:style style:name="T60" style:family="text">
      <style:text-properties officeooo:rsid="002b22b1"/>
    </style:style>
    <style:style style:name="T61" style:family="text">
      <style:text-properties officeooo:rsid="002b6978"/>
    </style:style>
    <style:style style:name="T62" style:family="text">
      <style:text-properties officeooo:rsid="002ccb98"/>
    </style:style>
    <style:style style:name="T63" style:family="text">
      <style:text-properties officeooo:rsid="002dc4fa"/>
    </style:style>
    <style:style style:name="T64" style:family="text">
      <style:text-properties fo:font-size="12pt" fo:language="en" fo:country="GB" fo:font-weight="normal" officeooo:rsid="0142d2fc" style:font-weight-asian="normal" style:font-weight-complex="normal"/>
    </style:style>
    <style:style style:name="T65" style:family="text">
      <style:text-properties fo:font-size="12pt" officeooo:rsid="0029fbae"/>
    </style:style>
    <style:style style:name="T66" style:family="text">
      <style:text-properties fo:font-size="12pt" officeooo:rsid="002ccb98"/>
    </style:style>
    <style:style style:name="T67" style:family="text">
      <style:text-properties style:font-name="Arial"/>
    </style:style>
    <style:style style:name="T68" style:family="text">
      <style:text-properties style:font-name="Arial" officeooo:rsid="002fdd2f"/>
    </style:style>
    <style:style style:name="T69" style:family="text">
      <style:text-properties style:font-name="Arial" officeooo:rsid="00331d1e"/>
    </style:style>
    <style:style style:name="T70" style:family="text">
      <style:text-properties style:font-name="Arial" officeooo:rsid="002a2d97"/>
    </style:style>
    <style:style style:name="T71" style:family="text">
      <style:text-properties style:font-name="Arial" officeooo:rsid="002b22b1"/>
    </style:style>
    <style:style style:name="T72" style:family="text">
      <style:text-properties style:font-name="Arial" fo:language="en" fo:country="GB" fo:font-weight="normal" officeooo:rsid="002c6f71" style:font-weight-asian="normal" style:font-weight-complex="normal"/>
    </style:style>
    <style:style style:name="T73" style:family="text">
      <style:text-properties style:font-name="Arial" fo:language="en" fo:country="GB" fo:font-weight="normal" officeooo:rsid="014818a4" style:font-weight-asian="normal" style:font-weight-complex="normal"/>
    </style:style>
    <style:style style:name="T74" style:family="text">
      <style:text-properties style:font-name="Arial" fo:language="en" fo:country="GB" fo:font-weight="normal" officeooo:rsid="017ff975" style:font-weight-asian="normal" style:font-weight-complex="normal"/>
    </style:style>
    <style:style style:name="T75" style:family="text">
      <style:text-properties style:font-name="Arial" fo:language="en" fo:country="GB" officeooo:rsid="002c6f71"/>
    </style:style>
    <style:style style:name="T76" style:family="text">
      <style:text-properties style:font-name="Arial" fo:font-size="12pt" fo:language="en" fo:country="GB" fo:font-weight="normal" officeooo:rsid="014818a4" style:font-weight-asian="normal" style:font-weight-complex="normal"/>
    </style:style>
    <style:style style:name="T77" style:family="text">
      <style:text-properties style:font-name="Arial" fo:font-size="12pt" fo:language="en" fo:country="GB" fo:font-weight="normal" officeooo:rsid="01819839" style:font-weight-asian="normal" style:font-weight-complex="normal"/>
    </style:style>
    <style:style style:name="T78" style:family="text">
      <style:text-properties officeooo:rsid="00315ab1"/>
    </style:style>
    <style:style style:name="T79" style:family="text">
      <style:text-properties officeooo:rsid="00331d1e"/>
    </style:style>
    <style:style style:name="T80" style:family="text">
      <style:text-properties officeooo:rsid="003414f5"/>
    </style:style>
    <style:style style:name="T81" style:family="text">
      <style:text-properties officeooo:rsid="0034a1fe"/>
    </style:style>
    <style:style style:name="T82" style:family="text">
      <style:text-properties style:font-name="arial1" fo:font-size="12pt" fo:language="en" fo:country="GB"/>
    </style:style>
    <style:style style:name="T83" style:family="text">
      <style:text-properties style:font-name="arial1" fo:font-size="12pt" fo:language="en" fo:country="GB" officeooo:rsid="005e409c"/>
    </style:style>
    <style:style style:name="T84" style:family="text">
      <style:text-properties style:font-name="arial1" fo:font-size="12pt" fo:language="en" fo:country="GB" officeooo:rsid="0076eaa1"/>
    </style:style>
    <style:style style:name="T85" style:family="text">
      <style:text-properties style:font-name="arial1" fo:font-size="12pt" fo:language="en" fo:country="GB" officeooo:rsid="007ae724"/>
    </style:style>
    <style:style style:name="T86" style:family="text">
      <style:text-properties style:font-name="arial1" fo:font-size="12pt" fo:language="en" fo:country="GB" officeooo:rsid="007b6ceb"/>
    </style:style>
    <style:style style:name="T87" style:family="text">
      <style:text-properties style:font-name="arial1" fo:font-size="12pt" fo:language="en" fo:country="GB" officeooo:rsid="007b746a"/>
    </style:style>
    <style:style style:name="T88" style:family="text">
      <style:text-properties style:font-name="arial1" fo:font-size="12pt" fo:language="en" fo:country="GB" officeooo:rsid="007b9d85"/>
    </style:style>
    <style:style style:name="T89" style:family="text">
      <style:text-properties style:font-name="arial1" fo:font-size="12pt" fo:language="en" fo:country="GB" officeooo:rsid="007c1d50"/>
    </style:style>
    <style:style style:name="T90" style:family="text">
      <style:text-properties style:font-name="arial1" fo:font-size="12pt" fo:language="en" fo:country="GB" fo:font-weight="normal" officeooo:rsid="00a1c6b4" style:font-weight-asian="normal" style:font-weight-complex="normal"/>
    </style:style>
    <style:style style:name="T91" style:family="text">
      <style:text-properties style:font-name="arial1" fo:font-size="12pt" fo:language="en" fo:country="GB" fo:font-weight="normal" officeooo:rsid="00a2fe94" style:font-weight-asian="normal" style:font-weight-complex="normal"/>
    </style:style>
    <style:style style:name="T92" style:family="text">
      <style:text-properties style:font-name="arial1" fo:font-size="12pt" fo:language="en" fo:country="GB" fo:font-weight="normal" officeooo:rsid="00b80dad" style:font-weight-asian="normal" style:font-weight-complex="normal"/>
    </style:style>
    <style:style style:name="T93" style:family="text">
      <style:text-properties style:font-name="arial1" fo:font-size="12pt" fo:language="en" fo:country="GB" fo:font-weight="normal" officeooo:rsid="00c16740" style:font-weight-asian="normal" style:font-weight-complex="normal"/>
    </style:style>
    <style:style style:name="T94" style:family="text">
      <style:text-properties style:font-name="arial1" fo:font-size="12pt" fo:language="en" fo:country="GB" fo:font-weight="normal" officeooo:rsid="00db1802" style:font-weight-asian="normal" style:font-weight-complex="normal"/>
    </style:style>
    <style:style style:name="T95" style:family="text">
      <style:text-properties style:font-name="arial1" fo:font-size="12pt" fo:language="en" fo:country="GB" fo:font-weight="normal" officeooo:rsid="00db3c11" style:font-weight-asian="normal" style:font-weight-complex="normal"/>
    </style:style>
    <style:style style:name="T96" style:family="text">
      <style:text-properties style:font-name="arial1" fo:font-size="12pt" fo:language="en" fo:country="GB" fo:font-weight="normal" officeooo:rsid="00e4995e" style:font-weight-asian="normal" style:font-weight-complex="normal"/>
    </style:style>
    <style:style style:name="T97" style:family="text">
      <style:text-properties style:font-name="arial1" fo:font-size="12pt" fo:language="en" fo:country="GB" fo:font-weight="normal" officeooo:rsid="00ec53fd" style:font-weight-asian="normal" style:font-weight-complex="normal"/>
    </style:style>
    <style:style style:name="T98" style:family="text">
      <style:text-properties style:font-name="arial1" fo:font-size="12pt" fo:language="en" fo:country="GB" fo:font-weight="normal" officeooo:rsid="00ed3929" style:font-weight-asian="normal" style:font-weight-complex="normal"/>
    </style:style>
    <style:style style:name="T99" style:family="text">
      <style:text-properties style:font-name="arial1" fo:font-size="12pt" fo:language="en" fo:country="GB" fo:font-weight="normal" officeooo:rsid="00ed4525" style:font-weight-asian="normal" style:font-weight-complex="normal"/>
    </style:style>
    <style:style style:name="T100" style:family="text">
      <style:text-properties style:font-name="arial1" fo:font-size="12pt" fo:language="en" fo:country="GB" fo:font-weight="normal" officeooo:rsid="0176338a" style:font-weight-asian="normal" style:font-weight-complex="normal"/>
    </style:style>
    <style:style style:name="T101" style:family="text">
      <style:text-properties style:font-name="arial1" fo:font-size="12pt" fo:language="en" fo:country="GB" fo:font-weight="normal" officeooo:rsid="01771845" style:font-weight-asian="normal" style:font-weight-complex="normal"/>
    </style:style>
    <style:style style:name="T102" style:family="text">
      <style:text-properties style:font-name="arial1" fo:font-size="12pt" fo:language="en" fo:country="GB" fo:font-weight="normal" officeooo:rsid="01786869" style:font-weight-asian="normal" style:font-weight-complex="normal"/>
    </style:style>
    <style:style style:name="T103" style:family="text">
      <style:text-properties style:font-name="arial1" fo:font-size="12pt" fo:language="en" fo:country="GB" fo:font-weight="normal" officeooo:rsid="017a33df" style:font-weight-asian="normal" style:font-weight-complex="normal"/>
    </style:style>
    <style:style style:name="T104" style:family="text">
      <style:text-properties style:font-name="arial1" fo:font-size="12pt" fo:language="en" fo:country="GB" fo:font-weight="normal" officeooo:rsid="017f1af2" style:font-weight-asian="normal" style:font-weight-complex="normal"/>
    </style:style>
    <style:style style:name="T105" style:family="text">
      <style:text-properties style:font-name="arial1" fo:font-size="12pt" fo:language="en" fo:country="GB" officeooo:rsid="0157f621"/>
    </style:style>
    <style:style style:name="T106" style:family="text">
      <style:text-properties style:font-name="arial1" fo:font-size="12pt" fo:language="en" fo:country="GB" officeooo:rsid="01612924"/>
    </style:style>
    <style:style style:name="T107" style:family="text">
      <style:text-properties style:font-name="arial1" fo:font-size="12pt" fo:language="en" fo:country="GB" officeooo:rsid="016299ac"/>
    </style:style>
    <style:style style:name="T108" style:family="text">
      <style:text-properties style:font-name="arial1" fo:font-size="12pt" officeooo:rsid="00b80dad"/>
    </style:style>
    <style:style style:name="T109" style:family="text">
      <style:text-properties style:font-name="arial1" fo:font-size="12pt" officeooo:rsid="00c16740"/>
    </style:style>
    <style:style style:name="T110" style:family="text">
      <style:text-properties style:font-name="arial1" fo:font-size="12pt" fo:font-weight="normal" officeooo:rsid="013f05d9" style:font-weight-asian="normal" style:font-weight-complex="normal"/>
    </style:style>
    <style:style style:name="T111" style:family="text">
      <style:text-properties style:font-name="arial1" fo:font-size="12pt" fo:font-weight="normal" officeooo:rsid="0151147d" style:font-weight-asian="normal" style:font-weight-complex="normal"/>
    </style:style>
    <style:style style:name="T112" style:family="text">
      <style:text-properties style:font-name="arial1" fo:font-size="12pt" officeooo:rsid="00884e0d"/>
    </style:style>
    <style:style style:name="T113" style:family="text">
      <style:text-properties fo:language="en" fo:country="GB"/>
    </style:style>
    <style:style style:name="T114" style:family="text">
      <style:text-properties fo:language="en" fo:country="GB" officeooo:rsid="005c4bf3"/>
    </style:style>
    <style:style style:name="T115" style:family="text">
      <style:text-properties fo:language="en" fo:country="GB" officeooo:rsid="005dcb15"/>
    </style:style>
    <style:style style:name="T116" style:family="text">
      <style:text-properties fo:language="en" fo:country="GB" officeooo:rsid="0060eefe"/>
    </style:style>
    <style:style style:name="T117" style:family="text">
      <style:text-properties fo:language="en" fo:country="GB" officeooo:rsid="00622ee7"/>
    </style:style>
    <style:style style:name="T118" style:family="text">
      <style:text-properties fo:language="en" fo:country="GB" officeooo:rsid="0063dd0f"/>
    </style:style>
    <style:style style:name="T119" style:family="text">
      <style:text-properties fo:language="en" fo:country="GB" officeooo:rsid="005fae46"/>
    </style:style>
    <style:style style:name="T120" style:family="text">
      <style:text-properties fo:language="en" fo:country="GB" officeooo:rsid="006ccc07"/>
    </style:style>
    <style:style style:name="T121" style:family="text">
      <style:text-properties fo:language="en" fo:country="GB" officeooo:rsid="006cede3"/>
    </style:style>
    <style:style style:name="T122" style:family="text">
      <style:text-properties fo:language="en" fo:country="GB" officeooo:rsid="006e7e6e"/>
    </style:style>
    <style:style style:name="T123" style:family="text">
      <style:text-properties fo:language="en" fo:country="GB" fo:font-weight="normal" style:font-weight-asian="normal" style:font-weight-complex="normal"/>
    </style:style>
    <style:style style:name="T124" style:family="text">
      <style:text-properties fo:language="en" fo:country="GB" fo:font-weight="normal" officeooo:rsid="00a2fe94" style:font-weight-asian="normal" style:font-weight-complex="normal"/>
    </style:style>
    <style:style style:name="T125" style:family="text">
      <style:text-properties fo:language="en" fo:country="GB" fo:font-weight="normal" officeooo:rsid="00a4ce53" style:font-weight-asian="normal" style:font-weight-complex="normal"/>
    </style:style>
    <style:style style:name="T126" style:family="text">
      <style:text-properties fo:language="en" fo:country="GB" fo:font-weight="normal" officeooo:rsid="00a504f4" style:font-weight-asian="normal" style:font-weight-complex="normal"/>
    </style:style>
    <style:style style:name="T127" style:family="text">
      <style:text-properties fo:language="en" fo:country="GB" fo:font-weight="normal" officeooo:rsid="00a5acfe" style:font-weight-asian="normal" style:font-weight-complex="normal"/>
    </style:style>
    <style:style style:name="T128" style:family="text">
      <style:text-properties fo:language="en" fo:country="GB" fo:font-weight="normal" officeooo:rsid="00a75cc7" style:font-weight-asian="normal" style:font-weight-complex="normal"/>
    </style:style>
    <style:style style:name="T129" style:family="text">
      <style:text-properties fo:language="en" fo:country="GB" fo:font-weight="normal" officeooo:rsid="00f86cbf" style:font-weight-asian="normal" style:font-weight-complex="normal"/>
    </style:style>
    <style:style style:name="T130" style:family="text">
      <style:text-properties fo:language="en" fo:country="GB" fo:font-weight="normal" officeooo:rsid="00f88708" style:font-weight-asian="normal" style:font-weight-complex="normal"/>
    </style:style>
    <style:style style:name="T131" style:family="text">
      <style:text-properties fo:language="en" fo:country="GB" fo:font-weight="normal" officeooo:rsid="012d3f07" style:font-weight-asian="normal" style:font-weight-complex="normal"/>
    </style:style>
    <style:style style:name="T132" style:family="text">
      <style:text-properties fo:language="en" fo:country="GB" fo:font-weight="normal" officeooo:rsid="009caaf4" style:font-weight-asian="normal" style:font-weight-complex="normal"/>
    </style:style>
    <style:style style:name="T133" style:family="text">
      <style:text-properties fo:language="en" fo:country="GB" fo:font-weight="normal" officeooo:rsid="00d0a572" style:font-weight-asian="normal" style:font-weight-complex="normal"/>
    </style:style>
    <style:style style:name="T134" style:family="text">
      <style:text-properties fo:language="en" fo:country="GB" fo:font-weight="normal" officeooo:rsid="00d1dc93" style:font-weight-asian="normal" style:font-weight-complex="normal"/>
    </style:style>
    <style:style style:name="T135" style:family="text">
      <style:text-properties fo:language="en" fo:country="GB" fo:font-weight="normal" officeooo:rsid="00d6c73e" style:font-weight-asian="normal" style:font-weight-complex="normal"/>
    </style:style>
    <style:style style:name="T136" style:family="text">
      <style:text-properties fo:language="en" fo:country="GB" fo:font-weight="normal" officeooo:rsid="00d8b6df" style:font-weight-asian="normal" style:font-weight-complex="normal"/>
    </style:style>
    <style:style style:name="T137" style:family="text">
      <style:text-properties fo:language="en" fo:country="GB" fo:font-weight="normal" officeooo:rsid="00d98ac9" style:font-weight-asian="normal" style:font-weight-complex="normal"/>
    </style:style>
    <style:style style:name="T138" style:family="text">
      <style:text-properties fo:language="en" fo:country="GB" fo:font-weight="normal" officeooo:rsid="00d9fc71" style:font-weight-asian="normal" style:font-weight-complex="normal"/>
    </style:style>
    <style:style style:name="T139" style:family="text">
      <style:text-properties fo:language="en" fo:country="GB" fo:font-weight="normal" officeooo:rsid="00db1802" style:font-weight-asian="normal" style:font-weight-complex="normal"/>
    </style:style>
    <style:style style:name="T140" style:family="text">
      <style:text-properties fo:language="en" fo:country="GB" fo:font-weight="normal" officeooo:rsid="00e22fde" style:font-weight-asian="normal" style:font-weight-complex="normal"/>
    </style:style>
    <style:style style:name="T141" style:family="text">
      <style:text-properties fo:language="en" fo:country="GB" fo:font-weight="normal" officeooo:rsid="00e39498" style:font-weight-asian="normal" style:font-weight-complex="normal"/>
    </style:style>
    <style:style style:name="T142" style:family="text">
      <style:text-properties fo:language="en" fo:country="GB" fo:font-weight="normal" officeooo:rsid="00e4995e" style:font-weight-asian="normal" style:font-weight-complex="normal"/>
    </style:style>
    <style:style style:name="T143" style:family="text">
      <style:text-properties fo:language="en" fo:country="GB" fo:font-weight="normal" officeooo:rsid="01297538" style:font-weight-asian="normal" style:font-weight-complex="normal"/>
    </style:style>
    <style:style style:name="T144" style:family="text">
      <style:text-properties fo:language="en" fo:country="GB" fo:font-weight="normal" officeooo:rsid="009e8913" style:font-weight-asian="normal" style:font-weight-complex="normal"/>
    </style:style>
    <style:style style:name="T145" style:family="text">
      <style:text-properties fo:language="en" fo:country="GB" fo:font-weight="normal" officeooo:rsid="00a0355c" style:font-weight-asian="normal" style:font-weight-complex="normal"/>
    </style:style>
    <style:style style:name="T146" style:family="text">
      <style:text-properties fo:language="en" fo:country="GB" fo:font-weight="normal" officeooo:rsid="00a0730f" style:font-weight-asian="normal" style:font-weight-complex="normal"/>
    </style:style>
    <style:style style:name="T147" style:family="text">
      <style:text-properties fo:language="en" fo:country="GB" fo:font-weight="normal" officeooo:rsid="00a1c6b4" style:font-weight-asian="normal" style:font-weight-complex="normal"/>
    </style:style>
    <style:style style:name="T148" style:family="text">
      <style:text-properties fo:language="en" fo:country="GB" fo:font-weight="normal" officeooo:rsid="00ab9557" style:font-weight-asian="normal" style:font-weight-complex="normal"/>
    </style:style>
    <style:style style:name="T149" style:family="text">
      <style:text-properties fo:language="en" fo:country="GB" fo:font-weight="normal" officeooo:rsid="00abaafa" style:font-weight-asian="normal" style:font-weight-complex="normal"/>
    </style:style>
    <style:style style:name="T150" style:family="text">
      <style:text-properties fo:language="en" fo:country="GB" fo:font-weight="normal" officeooo:rsid="00af5423" style:font-weight-asian="normal" style:font-weight-complex="normal"/>
    </style:style>
    <style:style style:name="T151" style:family="text">
      <style:text-properties fo:language="en" fo:country="GB" fo:font-weight="normal" officeooo:rsid="00b152bf" style:font-weight-asian="normal" style:font-weight-complex="normal"/>
    </style:style>
    <style:style style:name="T152" style:family="text">
      <style:text-properties fo:language="en" fo:country="GB" fo:font-weight="normal" officeooo:rsid="00ff896b" style:font-weight-asian="normal" style:font-weight-complex="normal"/>
    </style:style>
    <style:style style:name="T153" style:family="text">
      <style:text-properties fo:language="en" fo:country="GB" fo:font-weight="normal" officeooo:rsid="0100091f" style:font-weight-asian="normal" style:font-weight-complex="normal"/>
    </style:style>
    <style:style style:name="T154" style:family="text">
      <style:text-properties fo:language="en" fo:country="GB" fo:font-weight="normal" officeooo:rsid="012f0ca8" style:font-weight-asian="normal" style:font-weight-complex="normal"/>
    </style:style>
    <style:style style:name="T155" style:family="text">
      <style:text-properties fo:language="en" fo:country="GB" fo:font-weight="normal" officeooo:rsid="0131089a" style:font-weight-asian="normal" style:font-weight-complex="normal"/>
    </style:style>
    <style:style style:name="T156" style:family="text">
      <style:text-properties fo:language="en" fo:country="GB" fo:font-weight="normal" officeooo:rsid="013158c4" style:font-weight-asian="normal" style:font-weight-complex="normal"/>
    </style:style>
    <style:style style:name="T157" style:family="text">
      <style:text-properties fo:language="en" fo:country="GB" fo:font-weight="normal" officeooo:rsid="0132c04c" style:font-weight-asian="normal" style:font-weight-complex="normal"/>
    </style:style>
    <style:style style:name="T158" style:family="text">
      <style:text-properties fo:language="en" fo:country="GB" fo:font-weight="normal" officeooo:rsid="0133be36" style:font-weight-asian="normal" style:font-weight-complex="normal"/>
    </style:style>
    <style:style style:name="T159" style:family="text">
      <style:text-properties fo:language="en" fo:country="GB" fo:font-weight="normal" officeooo:rsid="01357227" style:font-weight-asian="normal" style:font-weight-complex="normal"/>
    </style:style>
    <style:style style:name="T160" style:family="text">
      <style:text-properties fo:language="en" fo:country="GB" fo:font-weight="normal" officeooo:rsid="013654ea" style:font-weight-asian="normal" style:font-weight-complex="normal"/>
    </style:style>
    <style:style style:name="T161" style:family="text">
      <style:text-properties fo:language="en" fo:country="GB" fo:font-weight="normal" officeooo:rsid="01384132" style:font-weight-asian="normal" style:font-weight-complex="normal"/>
    </style:style>
    <style:style style:name="T162" style:family="text">
      <style:text-properties fo:language="en" fo:country="GB" fo:font-weight="normal" officeooo:rsid="013ad6cd" style:font-weight-asian="normal" style:font-weight-complex="normal"/>
    </style:style>
    <style:style style:name="T163" style:family="text">
      <style:text-properties fo:language="en" fo:country="GB" fo:font-weight="normal" officeooo:rsid="013c6487" style:font-weight-asian="normal" style:font-weight-complex="normal"/>
    </style:style>
    <style:style style:name="T164" style:family="text">
      <style:text-properties fo:language="en" fo:country="GB" fo:font-weight="normal" officeooo:rsid="013e128e" style:font-weight-asian="normal" style:font-weight-complex="normal"/>
    </style:style>
    <style:style style:name="T165" style:family="text">
      <style:text-properties fo:language="en" fo:country="GB" fo:font-weight="normal" officeooo:rsid="013e2899" style:font-weight-asian="normal" style:font-weight-complex="normal"/>
    </style:style>
    <style:style style:name="T166" style:family="text">
      <style:text-properties fo:language="en" fo:country="GB" fo:font-weight="normal" officeooo:rsid="014029d7" style:font-weight-asian="normal" style:font-weight-complex="normal"/>
    </style:style>
    <style:style style:name="T167" style:family="text">
      <style:text-properties fo:language="en" fo:country="GB" fo:font-weight="normal" officeooo:rsid="0142d2fc" style:font-weight-asian="normal" style:font-weight-complex="normal"/>
    </style:style>
    <style:style style:name="T168" style:family="text">
      <style:text-properties fo:language="en" fo:country="GB" fo:font-weight="normal" officeooo:rsid="0143da5c" style:font-weight-asian="normal" style:font-weight-complex="normal"/>
    </style:style>
    <style:style style:name="T169" style:family="text">
      <style:text-properties fo:language="en" fo:country="GB" fo:font-weight="normal" officeooo:rsid="014818a4" style:font-weight-asian="normal" style:font-weight-complex="normal"/>
    </style:style>
    <style:style style:name="T170" style:family="text">
      <style:text-properties fo:language="en" fo:country="GB" fo:font-weight="normal" officeooo:rsid="0153a9cb" style:font-weight-asian="normal" style:font-weight-complex="normal"/>
    </style:style>
    <style:style style:name="T171" style:family="text">
      <style:text-properties fo:language="en" fo:country="GB" fo:font-weight="normal" officeooo:rsid="017ff975" style:font-weight-asian="normal" style:font-weight-complex="normal"/>
    </style:style>
    <style:style style:name="T172" style:family="text">
      <style:text-properties fo:language="en" fo:country="GB" fo:font-weight="normal" officeooo:rsid="01952ca0" style:font-weight-asian="normal" style:font-weight-complex="normal"/>
    </style:style>
    <style:style style:name="T173" style:family="text">
      <style:text-properties fo:language="en" fo:country="GB" fo:font-weight="normal" officeooo:rsid="0196d529" style:font-weight-asian="normal" style:font-weight-complex="normal"/>
    </style:style>
    <style:style style:name="T174" style:family="text">
      <style:text-properties fo:language="en" fo:country="GB" fo:font-weight="normal" officeooo:rsid="019ad3b0" style:font-weight-asian="normal" style:font-weight-complex="normal"/>
    </style:style>
    <style:style style:name="T175" style:family="text">
      <style:text-properties fo:language="en" fo:country="GB" officeooo:rsid="00e116f8"/>
    </style:style>
    <style:style style:name="T176" style:family="text">
      <style:text-properties fo:language="en" fo:country="GB" fo:font-weight="bold" officeooo:rsid="00e116f8" style:font-weight-asian="bold" style:font-weight-complex="bold"/>
    </style:style>
    <style:style style:name="T177" style:family="text">
      <style:text-properties fo:language="en" fo:country="GB" officeooo:rsid="002b22b1"/>
    </style:style>
    <style:style style:name="T178" style:family="text">
      <style:text-properties fo:language="en" fo:country="GB" officeooo:rsid="0153a9cb"/>
    </style:style>
    <style:style style:name="T179" style:family="text">
      <style:text-properties fo:language="en" fo:country="GB" officeooo:rsid="015431f6"/>
    </style:style>
    <style:style style:name="T180" style:family="text">
      <style:text-properties fo:language="en" fo:country="GB" officeooo:rsid="015558ce"/>
    </style:style>
    <style:style style:name="T181" style:family="text">
      <style:text-properties fo:language="en" fo:country="GB" officeooo:rsid="0156dfe3"/>
    </style:style>
    <style:style style:name="T182" style:family="text">
      <style:text-properties fo:language="en" fo:country="GB" officeooo:rsid="015c5274"/>
    </style:style>
    <style:style style:name="T183" style:family="text">
      <style:text-properties fo:language="en" fo:country="GB" officeooo:rsid="01612924"/>
    </style:style>
    <style:style style:name="T184" style:family="text">
      <style:text-properties fo:language="en" fo:country="GB" officeooo:rsid="0161aa7b"/>
    </style:style>
    <style:style style:name="T185" style:family="text">
      <style:text-properties fo:language="en" fo:country="GB" officeooo:rsid="0161b02e"/>
    </style:style>
    <style:style style:name="T186" style:family="text">
      <style:text-properties fo:language="en" fo:country="GB" officeooo:rsid="0163eb94"/>
    </style:style>
    <style:style style:name="T187" style:family="text">
      <style:text-properties officeooo:rsid="005e409c"/>
    </style:style>
    <style:style style:name="T188" style:family="text">
      <style:text-properties officeooo:rsid="0069c224"/>
    </style:style>
    <style:style style:name="T189" style:family="text">
      <style:text-properties officeooo:rsid="0079c636"/>
    </style:style>
    <style:style style:name="T190" style:family="text">
      <style:text-properties officeooo:rsid="007dd33a"/>
    </style:style>
    <style:style style:name="T191" style:family="text">
      <style:text-properties officeooo:rsid="0081140b"/>
    </style:style>
    <style:style style:name="T192" style:family="text">
      <style:text-properties officeooo:rsid="00884e0d"/>
    </style:style>
    <style:style style:name="T193" style:family="text">
      <style:text-properties officeooo:rsid="008a2968"/>
    </style:style>
    <style:style style:name="T194" style:family="text">
      <style:text-properties officeooo:rsid="008b54c2"/>
    </style:style>
    <style:style style:name="T195" style:family="text">
      <style:text-properties officeooo:rsid="008bdef1"/>
    </style:style>
    <style:style style:name="T196" style:family="text">
      <style:text-properties officeooo:rsid="008d7320"/>
    </style:style>
    <style:style style:name="T197" style:family="text">
      <style:text-properties officeooo:rsid="008f569a"/>
    </style:style>
    <style:style style:name="T198" style:family="text">
      <style:text-properties officeooo:rsid="008f5f8d"/>
    </style:style>
    <style:style style:name="T199" style:family="text">
      <style:text-properties fo:font-weight="normal" style:font-weight-asian="normal" style:font-weight-complex="normal"/>
    </style:style>
    <style:style style:name="T200" style:family="text">
      <style:text-properties fo:font-weight="normal" officeooo:rsid="00cb2864" style:font-weight-asian="normal" style:font-weight-complex="normal"/>
    </style:style>
    <style:style style:name="T201" style:family="text">
      <style:text-properties fo:font-weight="normal" officeooo:rsid="00cba675" style:font-weight-asian="normal" style:font-weight-complex="normal"/>
    </style:style>
    <style:style style:name="T202" style:family="text">
      <style:text-properties fo:font-weight="normal" officeooo:rsid="00ce8172" style:font-weight-asian="normal" style:font-weight-complex="normal"/>
    </style:style>
    <style:style style:name="T203" style:family="text">
      <style:text-properties fo:font-weight="normal" officeooo:rsid="00cfb6f9" style:font-weight-asian="normal" style:font-weight-complex="normal"/>
    </style:style>
    <style:style style:name="T204" style:family="text">
      <style:text-properties fo:font-weight="normal" officeooo:rsid="00d06159" style:font-weight-asian="normal" style:font-weight-complex="normal"/>
    </style:style>
    <style:style style:name="T205" style:family="text">
      <style:text-properties fo:font-weight="normal" officeooo:rsid="013f05d9" style:font-weight-asian="normal" style:font-weight-complex="normal"/>
    </style:style>
    <style:style style:name="T206" style:family="text">
      <style:text-properties fo:font-weight="normal" officeooo:rsid="0173aa39" style:font-weight-asian="normal" style:font-weight-complex="normal"/>
    </style:style>
    <style:style style:name="T207" style:family="text">
      <style:text-properties fo:font-weight="normal" officeooo:rsid="01747ba4" style:font-weight-asian="normal" style:font-weight-complex="normal"/>
    </style:style>
    <style:style style:name="T208" style:family="text">
      <style:text-properties fo:font-weight="normal" officeooo:rsid="0176338a" style:font-weight-asian="normal" style:font-weight-complex="normal"/>
    </style:style>
    <style:style style:name="T209" style:family="text">
      <style:text-properties fo:font-weight="normal" officeooo:rsid="019deda6" style:font-weight-asian="normal" style:font-weight-complex="normal"/>
    </style:style>
    <style:style style:name="T210" style:family="text">
      <style:text-properties fo:font-weight="normal" officeooo:rsid="019ecf82" style:font-weight-asian="normal" style:font-weight-complex="normal"/>
    </style:style>
    <style:style style:name="T211" style:family="text">
      <style:text-properties fo:font-weight="normal" officeooo:rsid="019fd444" style:font-weight-asian="normal" style:font-weight-complex="normal"/>
    </style:style>
    <style:style style:name="T212" style:family="text">
      <style:text-properties fo:font-weight="normal" officeooo:rsid="01a16e7a" style:font-weight-asian="normal" style:font-weight-complex="normal"/>
    </style:style>
    <style:style style:name="T213" style:family="text">
      <style:text-properties officeooo:rsid="00bb791d"/>
    </style:style>
    <style:style style:name="T214" style:family="text">
      <style:text-properties officeooo:rsid="00c2d5b5"/>
    </style:style>
    <style:style style:name="T215" style:family="text">
      <style:text-properties officeooo:rsid="00c374f3"/>
    </style:style>
    <style:style style:name="T216" style:family="text">
      <style:text-properties officeooo:rsid="00c4cfa5"/>
    </style:style>
    <style:style style:name="T217" style:family="text">
      <style:text-properties officeooo:rsid="010e0a52"/>
    </style:style>
    <style:style style:name="T218" style:family="text">
      <style:text-properties officeooo:rsid="010fc14c"/>
    </style:style>
    <style:style style:name="T219" style:family="text">
      <style:text-properties officeooo:rsid="011167e2"/>
    </style:style>
    <style:style style:name="T220" style:family="text">
      <style:text-properties officeooo:rsid="01180599"/>
    </style:style>
    <style:style style:name="T221" style:family="text">
      <style:text-properties officeooo:rsid="008fa9f0"/>
    </style:style>
    <style:style style:name="T222" style:family="text">
      <style:text-properties officeooo:rsid="0090b561"/>
    </style:style>
    <style:style style:name="T223" style:family="text">
      <style:text-properties officeooo:rsid="0091566b"/>
    </style:style>
    <style:style style:name="T224" style:family="text">
      <style:text-properties officeooo:rsid="0092a4d1"/>
    </style:style>
    <style:style style:name="T225" style:family="text">
      <style:text-properties officeooo:rsid="017052da"/>
    </style:style>
    <style:style style:name="T226" style:family="text">
      <style:text-properties style:font-name="arial" fo:font-size="12pt" fo:language="en" fo:country="GB" fo:font-weight="normal" officeooo:rsid="01997eb2" style:font-weight-asian="normal" style:font-weight-complex="normal"/>
    </style:style>
    <style:style style:name="T227" style:family="text">
      <style:text-properties style:font-name="arial" fo:font-size="12pt" fo:language="en" fo:country="GB" fo:font-weight="normal" officeooo:rsid="019a2075" style:font-weight-asian="normal" style:font-weight-complex="normal"/>
    </style:style>
    <style:style style:name="T228" style:family="text">
      <style:text-properties style:font-name="arial" fo:font-size="12pt" fo:language="en" fo:country="GB" fo:font-weight="normal" officeooo:rsid="0191341f" style:font-weight-asian="normal" style:font-weight-complex="normal"/>
    </style:style>
    <style:style style:name="T229" style:family="text">
      <style:text-properties style:font-name="Arial3" fo:font-weight="normal" style:font-weight-asian="normal" style:font-weight-complex="normal"/>
    </style:style>
    <style:style style:name="T230" style:family="text">
      <style:text-properties style:font-name="Arial3" fo:font-weight="normal" officeooo:rsid="01952ca0" style:font-weight-asian="normal" style:font-weight-complex="normal"/>
    </style:style>
    <style:style style:name="T231" style:family="text">
      <style:text-properties style:font-name="Arial3" fo:font-weight="normal" officeooo:rsid="0197e987" style:font-weight-asian="normal" style:font-weight-complex="normal"/>
    </style:style>
    <style:style style:name="T232" style:family="text">
      <style:text-properties style:font-name="Arial3" fo:font-weight="normal" officeooo:rsid="019800b5" style:font-weight-asian="normal" style:font-weight-complex="normal"/>
    </style:style>
    <style:style style:name="T233" style:family="text">
      <style:text-properties style:font-name="Arial3" fo:font-weight="normal" officeooo:rsid="019811aa" style:font-weight-asian="normal" style:font-weight-complex="normal"/>
    </style:style>
    <style:style style:name="T234" style:family="text">
      <style:text-properties style:font-name="Arial3" fo:font-size="12pt" fo:language="en" fo:country="GB" fo:font-weight="normal" officeooo:rsid="0196d529" style:font-weight-asian="normal" style:font-weight-complex="normal"/>
    </style:style>
    <style:style style:name="T235" style:family="text">
      <style:text-properties style:font-name="Arial3" fo:language="en" fo:country="GB" fo:font-weight="normal" officeooo:rsid="018be39d" style:font-weight-asian="normal" style:font-weight-complex="normal"/>
    </style:style>
    <style:style style:name="T236" style:family="text">
      <style:text-properties style:font-name="Arial3" fo:language="en" fo:country="GB" fo:font-weight="normal" officeooo:rsid="018c9247" style:font-weight-asian="normal" style:font-weight-complex="normal"/>
    </style:style>
    <style:style style:name="T237" style:family="text">
      <style:text-properties fo:font-size="10pt" fo:language="en" fo:country="GB" fo:font-weight="normal" officeooo:rsid="019af3a4" style:font-size-asian="10pt" style:font-weight-asian="normal" style:font-size-complex="10pt" style:font-weight-complex="normal"/>
    </style:style>
    <style:style style:name="T238" style:family="text">
      <style:text-properties fo:font-size="10pt" fo:language="en" fo:country="GB" fo:font-weight="normal" officeooo:rsid="0142d2fc" style:font-size-asian="10pt" style:font-weight-asian="normal" style:font-size-complex="10pt" style:font-weight-complex="normal"/>
    </style:style>
    <style:style style:name="T239" style:family="text">
      <style:text-properties fo:font-size="10pt" fo:language="en" fo:country="GB" fo:font-weight="normal" officeooo:rsid="019ad3b0" style:font-size-asian="10pt" style:font-weight-asian="normal" style:font-size-complex="10pt" style:font-weight-complex="normal"/>
    </style:style>
    <style:style style:name="T240" style:family="text">
      <style:text-properties style:text-underline-style="none" fo:font-weight="normal" officeooo:rsid="01a16e7a" style:font-weight-asian="normal" style:font-weight-complex="normal"/>
    </style:style>
    <style:style style:name="T241" style:family="text">
      <style:text-properties style:text-underline-style="none" fo:font-weight="normal" officeooo:rsid="01a22b41"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Nepheshria</text:p>
      <text:p text:style-name="P116">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7"/>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17"><text:a xlink:type="simple" xlink:href="#__RefHeading___Toc851_3078473065" text:style-name="Index_20_Link" text:visited-style-name="Index_20_Link">1 Introduction<text:tab/>4</text:a></text:p>
            <text:p text:style-name="P118"><text:a xlink:type="simple" xlink:href="#__RefHeading___Toc811_3108120033" text:style-name="Index_20_Link" text:visited-style-name="Index_20_Link">1.1 The world of Nepheshria<text:tab/>5</text:a></text:p>
            <text:p text:style-name="P118"><text:a xlink:type="simple" xlink:href="#__RefHeading___Toc855_3078473065" text:style-name="Index_20_Link" text:visited-style-name="Index_20_Link">1.2 How to use this book<text:tab/>5</text:a></text:p>
            <text:p text:style-name="P118"><text:a xlink:type="simple" xlink:href="#__RefHeading___Toc857_3078473065" text:style-name="Index_20_Link" text:visited-style-name="Index_20_Link">1.3 How to play<text:tab/>6</text:a></text:p>
            <text:p text:style-name="P119"><text:a xlink:type="simple" xlink:href="#__RefHeading___Toc859_3078473065" text:style-name="Index_20_Link" text:visited-style-name="Index_20_Link">1.3.1 The world of dice<text:tab/>7</text:a></text:p>
            <text:p text:style-name="P119"><text:a xlink:type="simple" xlink:href="#__RefHeading___Toc861_3078473065" text:style-name="Index_20_Link" text:visited-style-name="Index_20_Link">1.3.2 The D100<text:tab/>7</text:a></text:p>
            <text:p text:style-name="P119"><text:a xlink:type="simple" xlink:href="#__RefHeading___Toc863_3078473065" text:style-name="Index_20_Link" text:visited-style-name="Index_20_Link">1.3.3 Advantage and Disadvantage<text:tab/>8</text:a></text:p>
            <text:p text:style-name="P118"><text:a xlink:type="simple" xlink:href="#__RefHeading___Toc865_3078473065" text:style-name="Index_20_Link" text:visited-style-name="Index_20_Link">1.4 Adventures<text:tab/>9</text:a></text:p>
            <text:p text:style-name="P119"><text:a xlink:type="simple" xlink:href="#__RefHeading___Toc1358_4200086444" text:style-name="Index_20_Link" text:visited-style-name="Index_20_Link">1.4.1 The bases of Adventure<text:tab/>10</text:a></text:p>
            <text:p text:style-name="P118"><text:a xlink:type="simple" xlink:href="#__RefHeading___Toc2555_4268352361" text:style-name="Index_20_Link" text:visited-style-name="Index_20_Link">1.5 The science of magic<text:tab/>11</text:a></text:p>
            <text:p text:style-name="P119"><text:a xlink:type="simple" xlink:href="#__RefHeading___Toc2557_4268352361" text:style-name="Index_20_Link" text:visited-style-name="Index_20_Link">1.5.1 Spell casting<text:tab/>11</text:a></text:p>
            <text:p text:style-name="P119"><text:a xlink:type="simple" xlink:href="#__RefHeading___Toc2559_4268352361" text:style-name="Index_20_Link" text:visited-style-name="Index_20_Link">1.5.2 Body enhancement / Forging<text:tab/>11</text:a></text:p>
            <text:p text:style-name="P119"><text:a xlink:type="simple" xlink:href="#__RefHeading___Toc2561_4268352361" text:style-name="Index_20_Link" text:visited-style-name="Index_20_Link">1.5.3 Runomancie<text:tab/>11</text:a></text:p>
            <text:p text:style-name="P117"><text:a xlink:type="simple" xlink:href="#__RefHeading___Toc972_3108120033" text:style-name="Index_20_Link" text:visited-style-name="Index_20_Link">2 Characters creation<text:tab/>12</text:a></text:p>
            <text:p text:style-name="P118"><text:a xlink:type="simple" xlink:href="#__RefHeading___Toc974_3108120033" text:style-name="Index_20_Link" text:visited-style-name="Index_20_Link">2.1 Basic informations<text:tab/>12</text:a></text:p>
            <text:p text:style-name="P118"><text:a xlink:type="simple" xlink:href="#__RefHeading___Toc976_3108120033" text:style-name="Index_20_Link" text:visited-style-name="Index_20_Link">2.2 Races<text:tab/>13</text:a></text:p>
            <text:p text:style-name="P119"><text:a xlink:type="simple" xlink:href="#__RefHeading___Toc866_59016298" text:style-name="Index_20_Link" text:visited-style-name="Index_20_Link">2.2.1 The Phusilians<text:tab/>14</text:a></text:p>
            <text:p text:style-name="P120"><text:a xlink:type="simple" xlink:href="#__RefHeading___Toc868_59016298" text:style-name="Index_20_Link" text:visited-style-name="Index_20_Link">2.2.1.1 Lore<text:tab/>14</text:a></text:p>
            <text:p text:style-name="P120"><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4</text:a></text:p>
            <text:p text:style-name="P120"><text:a xlink:type="simple" xlink:href="#__RefHeading___Toc872_59016298" text:style-name="Index_20_Link" text:visited-style-name="Index_20_Link">2.2.1.3 <text:s/></text:a><text:a xlink:type="simple" xlink:href="#__RefHeading___Toc872_59016298" text:style-name="Index_20_Link" text:visited-style-name="Index_20_Link">A</text:a><text:a xlink:type="simple" xlink:href="#__RefHeading___Toc872_59016298" text:style-name="Index_20_Link" text:visited-style-name="Index_20_Link">bilities<text:tab/>14</text:a></text:p>
            <text:p text:style-name="P120"><text:a xlink:type="simple" xlink:href="#__RefHeading___Toc2977_1718771812" text:style-name="Index_20_Link" text:visited-style-name="Index_20_Link">2.2.1.4 Stats advantage<text:tab/>15</text:a></text:p>
            <text:p text:style-name="P120"><text:a xlink:type="simple" xlink:href="#__RefHeading___Toc2979_1718771812" text:style-name="Index_20_Link" text:visited-style-name="Index_20_Link">2.2.1.5 Traditional Body Forging<text:tab/>15</text:a></text:p>
            <text:p text:style-name="P120"><text:a xlink:type="simple" xlink:href="#__RefHeading___Toc5311_3607824458" text:style-name="Index_20_Link" text:visited-style-name="Index_20_Link">2.2.1.6 Innate skills<text:tab/>15</text:a></text:p>
            <text:p text:style-name="P119"><text:a xlink:type="simple" xlink:href="#__RefHeading___Toc952_3956299766" text:style-name="Index_20_Link" text:visited-style-name="Index_20_Link">2.2.2 The Aluros<text:tab/>16</text:a></text:p>
            <text:p text:style-name="P120"><text:a xlink:type="simple" xlink:href="#__RefHeading___Toc954_3956299766" text:style-name="Index_20_Link" text:visited-style-name="Index_20_Link">2.2.2.1 Lore<text:tab/>16</text:a></text:p>
            <text:p text:style-name="P120"><text:a xlink:type="simple" xlink:href="#__RefHeading___Toc870_590162981" text:style-name="Index_20_Link" text:visited-style-name="Index_20_Link">2.2.2.2 Description<text:tab/>16</text:a></text:p>
            <text:p text:style-name="P120"><text:a xlink:type="simple" xlink:href="#__RefHeading___Toc872_590162981" text:style-name="Index_20_Link" text:visited-style-name="Index_20_Link">2.2.2.3 Abilities<text:tab/>16</text:a></text:p>
            <text:p text:style-name="P120"><text:a xlink:type="simple" xlink:href="#__RefHeading___Toc5313_3607824458" text:style-name="Index_20_Link" text:visited-style-name="Index_20_Link">2.2.2.4 Stats advantage<text:tab/>17</text:a></text:p>
            <text:p text:style-name="P120"><text:a xlink:type="simple" xlink:href="#__RefHeading___Toc2983_1718771812" text:style-name="Index_20_Link" text:visited-style-name="Index_20_Link">2.2.2.5 Traditional Body Forging<text:tab/>17</text:a></text:p>
            <text:p text:style-name="P120"><text:a xlink:type="simple" xlink:href="#__RefHeading___Toc5315_3607824458" text:style-name="Index_20_Link" text:visited-style-name="Index_20_Link">2.2.2.6 Innate skills<text:tab/>17</text:a></text:p>
            <text:p text:style-name="P119"><text:a xlink:type="simple" xlink:href="#__RefHeading___Toc1362_4200086444" text:style-name="Index_20_Link" text:visited-style-name="Index_20_Link">2.2.3 The Lycaons<text:tab/>18</text:a></text:p>
            <text:p text:style-name="P120"><text:a xlink:type="simple" xlink:href="#__RefHeading___Toc1598_1886356450" text:style-name="Index_20_Link" text:visited-style-name="Index_20_Link">2.2.3.1 Lore<text:tab/>18</text:a></text:p>
            <text:p text:style-name="P120"><text:a xlink:type="simple" xlink:href="#__RefHeading___Toc870_5901629818" text:style-name="Index_20_Link" text:visited-style-name="Index_20_Link">2.2.3.2 Description<text:tab/>18</text:a></text:p>
            <text:p text:style-name="P120"><text:a xlink:type="simple" xlink:href="#__RefHeading___Toc872_5901629818" text:style-name="Index_20_Link" text:visited-style-name="Index_20_Link">2.2.3.3 Abilities<text:tab/>18</text:a></text:p>
            <text:p text:style-name="P120"><text:a xlink:type="simple" xlink:href="#__RefHeading___Toc2985_1718771812" text:style-name="Index_20_Link" text:visited-style-name="Index_20_Link">2.2.3.4 Stats advantage<text:tab/>19</text:a></text:p>
            <text:p text:style-name="P120"><text:a xlink:type="simple" xlink:href="#__RefHeading___Toc2987_1718771812" text:style-name="Index_20_Link" text:visited-style-name="Index_20_Link">2.2.3.5 Traditional Body Forging<text:tab/>19</text:a></text:p>
            <text:p text:style-name="P119"><text:a xlink:type="simple" xlink:href="#__RefHeading___Toc4873_1569402401" text:style-name="Index_20_Link" text:visited-style-name="Index_20_Link">2.2.4 The Bubulains<text:tab/>20</text:a></text:p>
            <text:p text:style-name="P120"><text:a xlink:type="simple" xlink:href="#__RefHeading___Toc1606_1886356450" text:style-name="Index_20_Link" text:visited-style-name="Index_20_Link">2.2.4.1 Lore<text:tab/>20</text:a></text:p>
            <text:p text:style-name="P120"><text:a xlink:type="simple" xlink:href="#__RefHeading___Toc870_59016298112" text:style-name="Index_20_Link" text:visited-style-name="Index_20_Link">2.2.4.2 Description<text:tab/>20</text:a></text:p>
            <text:p text:style-name="P120"><text:a xlink:type="simple" xlink:href="#__RefHeading___Toc872_59016298112" text:style-name="Index_20_Link" text:visited-style-name="Index_20_Link">2.2.4.3 Abilities<text:tab/>20</text:a></text:p>
            <text:p text:style-name="P120"><text:a xlink:type="simple" xlink:href="#__RefHeading___Toc3005_1718771812" text:style-name="Index_20_Link" text:visited-style-name="Index_20_Link">2.2.4.4 Stats advantage<text:tab/>21</text:a></text:p>
            <text:p text:style-name="P120"><text:a xlink:type="simple" xlink:href="#__RefHeading___Toc3007_1718771812" text:style-name="Index_20_Link" text:visited-style-name="Index_20_Link">2.2.4.5 Traditional Body Forging<text:tab/>21</text:a></text:p>
            <text:p text:style-name="P119"><text:a xlink:type="simple" xlink:href="#__RefHeading___Toc960_3956299766" text:style-name="Index_20_Link" text:visited-style-name="Index_20_Link">2.2.5 The Saurignians<text:tab/>22</text:a></text:p>
            <text:p text:style-name="P120"><text:a xlink:type="simple" xlink:href="#__RefHeading___Toc1600_1886356450" text:style-name="Index_20_Link" text:visited-style-name="Index_20_Link">2.2.5.1 Lore<text:tab/>22</text:a></text:p>
            <text:p text:style-name="P120"><text:a xlink:type="simple" xlink:href="#__RefHeading___Toc870_5901629819" text:style-name="Index_20_Link" text:visited-style-name="Index_20_Link">2.2.5.2 Description<text:tab/>22</text:a></text:p>
            <text:p text:style-name="P120"><text:a xlink:type="simple" xlink:href="#__RefHeading___Toc872_5901629819" text:style-name="Index_20_Link" text:visited-style-name="Index_20_Link">2.2.5.3 Abilities<text:tab/>22</text:a></text:p>
            <text:p text:style-name="P120"><text:a xlink:type="simple" xlink:href="#__RefHeading___Toc2989_1718771812" text:style-name="Index_20_Link" text:visited-style-name="Index_20_Link">2.2.5.4 Stats advantage<text:tab/>23</text:a></text:p>
            <text:p text:style-name="P120"><text:a xlink:type="simple" xlink:href="#__RefHeading___Toc2991_1718771812" text:style-name="Index_20_Link" text:visited-style-name="Index_20_Link">2.2.5.5 Traditional Body Forging<text:tab/>23</text:a></text:p>
            <text:p text:style-name="P119"><text:a xlink:type="simple" xlink:href="#__RefHeading___Toc964_3956299766" text:style-name="Index_20_Link" text:visited-style-name="Index_20_Link">2.2.6 The humans<text:tab/>24</text:a></text:p>
            <text:p text:style-name="P120"><text:a xlink:type="simple" xlink:href="#__RefHeading___Toc1602_1886356450" text:style-name="Index_20_Link" text:visited-style-name="Index_20_Link">2.2.6.1 Lore<text:tab/>24</text:a></text:p>
            <text:p text:style-name="P120"><text:a xlink:type="simple" xlink:href="#__RefHeading___Toc870_59016298110" text:style-name="Index_20_Link" text:visited-style-name="Index_20_Link">2.2.6.2 Description<text:tab/>24</text:a></text:p>
            <text:p text:style-name="P120"><text:a xlink:type="simple" xlink:href="#__RefHeading___Toc872_59016298110" text:style-name="Index_20_Link" text:visited-style-name="Index_20_Link">2.2.6.3 Abilities<text:tab/>24</text:a></text:p>
            <text:p text:style-name="P120"><text:a xlink:type="simple" xlink:href="#__RefHeading___Toc2993_1718771812" text:style-name="Index_20_Link" text:visited-style-name="Index_20_Link">2.2.6.4 Stats advantage<text:tab/>25</text:a></text:p>
            <text:p text:style-name="P120"><text:a xlink:type="simple" xlink:href="#__RefHeading___Toc2995_1718771812" text:style-name="Index_20_Link" text:visited-style-name="Index_20_Link">2.2.6.5 Traditional Body Forging<text:tab/>25</text:a></text:p>
            <text:p text:style-name="P119"><text:a xlink:type="simple" xlink:href="#__RefHeading___Toc968_3956299766" text:style-name="Index_20_Link" text:visited-style-name="Index_20_Link">2.2.7 <text:s/>The Nephesselaians<text:tab/>26</text:a></text:p>
            <text:p text:style-name="P120"><text:a xlink:type="simple" xlink:href="#__RefHeading___Toc1604_1886356450" text:style-name="Index_20_Link" text:visited-style-name="Index_20_Link">2.2.7.1 Lore<text:tab/>26</text:a></text:p>
            <text:p text:style-name="P120"><text:a xlink:type="simple" xlink:href="#__RefHeading___Toc870_59016298111" text:style-name="Index_20_Link" text:visited-style-name="Index_20_Link">2.2.7.2 Description<text:tab/>26</text:a></text:p>
            <text:p text:style-name="P120"><text:a xlink:type="simple" xlink:href="#__RefHeading___Toc872_59016298111" text:style-name="Index_20_Link" text:visited-style-name="Index_20_Link">2.2.7.3 Abilities<text:tab/>26</text:a></text:p>
            <text:p text:style-name="P120"><text:a xlink:type="simple" xlink:href="#__RefHeading___Toc2997_1718771812" text:style-name="Index_20_Link" text:visited-style-name="Index_20_Link">2.2.7.4 Stats advantage<text:tab/>27</text:a></text:p>
            <text:p text:style-name="P120"><text:a xlink:type="simple" xlink:href="#__RefHeading___Toc2999_1718771812" text:style-name="Index_20_Link" text:visited-style-name="Index_20_Link">2.2.7.5 Traditional Body Forging<text:tab/>27</text:a></text:p>
            <text:p text:style-name="P119"><text:a xlink:type="simple" xlink:href="#__RefHeading___Toc972_3956299766" text:style-name="Index_20_Link" text:visited-style-name="Index_20_Link">2.2.8 <text:s/>The Erebonix<text:tab/>28</text:a></text:p>
            <text:p text:style-name="P120"><text:a xlink:type="simple" xlink:href="#__RefHeading___Toc974_3956299766" text:style-name="Index_20_Link" text:visited-style-name="Index_20_Link">2.2.8.1 Lore<text:tab/>28</text:a></text:p>
            <text:p text:style-name="P120"><text:a xlink:type="simple" xlink:href="#__RefHeading___Toc870_5901629815" text:style-name="Index_20_Link" text:visited-style-name="Index_20_Link">2.2.8.2 Description<text:tab/>28</text:a></text:p>
            <text:p text:style-name="P120"><text:a xlink:type="simple" xlink:href="#__RefHeading___Toc872_5901629815" text:style-name="Index_20_Link" text:visited-style-name="Index_20_Link">2.2.8.3 Abilities<text:tab/>28</text:a></text:p>
            <text:p text:style-name="P120"><text:a xlink:type="simple" xlink:href="#__RefHeading___Toc3001_1718771812" text:style-name="Index_20_Link" text:visited-style-name="Index_20_Link">2.2.8.4 Stats advantage<text:tab/>28</text:a></text:p>
            <text:p text:style-name="P120"><text:a xlink:type="simple" xlink:href="#__RefHeading___Toc3003_1718771812" text:style-name="Index_20_Link" text:visited-style-name="Index_20_Link">2.2.8.5 Traditional Body Forging<text:tab/>28</text:a></text:p>
            <text:p text:style-name="P119"><text:a xlink:type="simple" xlink:href="#__RefHeading___Toc1366_4200086444" text:style-name="Index_20_Link" text:visited-style-name="Index_20_Link">2.2.10 <text:s/>The Pagmaians<text:tab/>30</text:a></text:p>
            <text:p text:style-name="P120"><text:a xlink:type="simple" xlink:href="#__RefHeading___Toc1608_1886356450" text:style-name="Index_20_Link" text:visited-style-name="Index_20_Link">2.2.10.1 Lore<text:tab/>30</text:a></text:p>
            <text:p text:style-name="P120"><text:a xlink:type="simple" xlink:href="#__RefHeading___Toc870_59016298113" text:style-name="Index_20_Link" text:visited-style-name="Index_20_Link">2.2.10.2 Description<text:tab/>30</text:a></text:p>
            <text:p text:style-name="P120"><text:a xlink:type="simple" xlink:href="#__RefHeading___Toc872_59016298113" text:style-name="Index_20_Link" text:visited-style-name="Index_20_Link">2.2.10.3 Abilities<text:tab/>30</text:a></text:p>
            <text:p text:style-name="P120"><text:a xlink:type="simple" xlink:href="#__RefHeading___Toc3009_1718771812" text:style-name="Index_20_Link" text:visited-style-name="Index_20_Link">2.2.10.4 Stats advantage<text:tab/>31</text:a></text:p>
            <text:p text:style-name="P120"><text:a xlink:type="simple" xlink:href="#__RefHeading___Toc3011_1718771812" text:style-name="Index_20_Link" text:visited-style-name="Index_20_Link">2.2.10.5 Traditional Body Forging<text:tab/>31</text:a></text:p>
            <text:p text:style-name="P118"><text:a xlink:type="simple" xlink:href="#__RefHeading___Toc1486_1886356450" text:style-name="Index_20_Link" text:visited-style-name="Index_20_Link">2.3 Stats<text:tab/>32</text:a></text:p>
            <text:p text:style-name="P119"><text:a xlink:type="simple" xlink:href="#__RefHeading___Toc1488_1886356450" text:style-name="Index_20_Link" text:visited-style-name="Index_20_Link">2.3.1 Core stats<text:tab/>32</text:a></text:p>
            <text:p text:style-name="P120"><text:a xlink:type="simple" xlink:href="#__RefHeading___Toc1610_1886356450" text:style-name="Index_20_Link" text:visited-style-name="Index_20_Link">2.3.1.1 Dexterity<text:tab/>32</text:a></text:p>
            <text:p text:style-name="P120"><text:a xlink:type="simple" xlink:href="#__RefHeading___Toc1612_1886356450" text:style-name="Index_20_Link" text:visited-style-name="Index_20_Link">2.3.1.2 Strength<text:tab/>32</text:a></text:p>
            <text:p text:style-name="P120"><text:a xlink:type="simple" xlink:href="#__RefHeading___Toc1614_1886356450" text:style-name="Index_20_Link" text:visited-style-name="Index_20_Link">2.3.1.3 Social<text:tab/>32</text:a></text:p>
            <text:p text:style-name="P120"><text:a xlink:type="simple" xlink:href="#__RefHeading___Toc1616_1886356450" text:style-name="Index_20_Link" text:visited-style-name="Index_20_Link">2.3.1.4 Instinct<text:tab/>32</text:a></text:p>
            <text:p text:style-name="P120"><text:a xlink:type="simple" xlink:href="#__RefHeading___Toc1618_1886356450" text:style-name="Index_20_Link" text:visited-style-name="Index_20_Link">2.3.1.5 Inteligence<text:tab/>32</text:a></text:p>
            <text:p text:style-name="P119"><text:a xlink:type="simple" xlink:href="#__RefHeading___Toc1490_1886356450" text:style-name="Index_20_Link" text:visited-style-name="Index_20_Link">2.3.2 Alignment<text:tab/>32</text:a></text:p>
            <text:p text:style-name="P120"><text:a xlink:type="simple" xlink:href="#__RefHeading___Toc1620_1886356450" text:style-name="Index_20_Link" text:visited-style-name="Index_20_Link">2.3.2.1 Control<text:tab/>32</text:a></text:p>
            <text:p text:style-name="P120"><text:a xlink:type="simple" xlink:href="#__RefHeading___Toc1622_1886356450" text:style-name="Index_20_Link" text:visited-style-name="Index_20_Link">2.3.2.2 Intellect<text:tab/>32</text:a></text:p>
            <text:p text:style-name="P120"><text:a xlink:type="simple" xlink:href="#__RefHeading___Toc1624_1886356450" text:style-name="Index_20_Link" text:visited-style-name="Index_20_Link">2.3.2.3 Neutral<text:tab/>32</text:a></text:p>
            <text:p text:style-name="P120"><text:a xlink:type="simple" xlink:href="#__RefHeading___Toc1626_1886356450" text:style-name="Index_20_Link" text:visited-style-name="Index_20_Link">2.3.2.4 Passion<text:tab/>33</text:a></text:p>
            <text:p text:style-name="P120"><text:a xlink:type="simple" xlink:href="#__RefHeading___Toc1628_1886356450" text:style-name="Index_20_Link" text:visited-style-name="Index_20_Link">2.3.2.5 Liberty<text:tab/>33</text:a></text:p>
            <text:p text:style-name="P119"><text:a xlink:type="simple" xlink:href="#__RefHeading___Toc1492_1886356450" text:style-name="Index_20_Link" text:visited-style-name="Index_20_Link">2.3.3 Passion / theme<text:tab/>33</text:a></text:p>
            <text:p text:style-name="P118"><text:a xlink:type="simple" xlink:href="#__RefHeading___Toc5317_3607824458" text:style-name="Index_20_Link" text:visited-style-name="Index_20_Link">2.4 Profession<text:tab/>33</text:a></text:p>
            <text:p text:style-name="P119"><text:a xlink:type="simple" xlink:href="#__RefHeading___Toc5319_3607824458" text:style-name="Index_20_Link" text:visited-style-name="Index_20_Link">2.4.1 Masteries<text:tab/>33</text:a></text:p>
            <text:p text:style-name="P120"><text:a xlink:type="simple" xlink:href="#__RefHeading___Toc4746_1569402401" text:style-name="Index_20_Link" text:visited-style-name="Index_20_Link">2.4.1.1 Light mastery<text:tab/>33</text:a></text:p>
            <text:p text:style-name="P120"><text:a xlink:type="simple" xlink:href="#__RefHeading___Toc4748_1569402401" text:style-name="Index_20_Link" text:visited-style-name="Index_20_Link">2.4.1.2 Shadow mastery<text:tab/>33</text:a></text:p>
            <text:p text:style-name="P120"><text:a xlink:type="simple" xlink:href="#__RefHeading___Toc4750_1569402401" text:style-name="Index_20_Link" text:visited-style-name="Index_20_Link">2.4.1.3 Mental mastery<text:tab/>33</text:a></text:p>
            <text:p text:style-name="P120"><text:a xlink:type="simple" xlink:href="#__RefHeading___Toc4752_1569402401" text:style-name="Index_20_Link" text:visited-style-name="Index_20_Link">2.4.1.4 Death mastery<text:tab/>33</text:a></text:p>
            <text:p text:style-name="P120"><text:a xlink:type="simple" xlink:href="#__RefHeading___Toc4754_1569402401" text:style-name="Index_20_Link" text:visited-style-name="Index_20_Link">2.4.1.5 Spirit mastery<text:tab/>33</text:a></text:p>
            <text:p text:style-name="P120"><text:a xlink:type="simple" xlink:href="#__RefHeading___Toc4756_1569402401" text:style-name="Index_20_Link" text:visited-style-name="Index_20_Link">2.4.1.6 Rune mastery<text:tab/>33</text:a></text:p>
            <text:p text:style-name="P120"><text:a xlink:type="simple" xlink:href="#__RefHeading___Toc4758_1569402401" text:style-name="Index_20_Link" text:visited-style-name="Index_20_Link">2.4.1.7 Soul’s mastery<text:tab/>33</text:a></text:p>
            <text:p text:style-name="P120"><text:a xlink:type="simple" xlink:href="#__RefHeading___Toc4760_1569402401" text:style-name="Index_20_Link" text:visited-style-name="Index_20_Link">2.4.1.8 Flame mastery<text:tab/>34</text:a></text:p>
            <text:p text:style-name="P120"><text:a xlink:type="simple" xlink:href="#__RefHeading___Toc4762_1569402401" text:style-name="Index_20_Link" text:visited-style-name="Index_20_Link">2.4.1.9 Alchemist mastery<text:tab/>34</text:a></text:p>
            <text:p text:style-name="P120"><text:a xlink:type="simple" xlink:href="#__RefHeading___Toc4764_1569402401" text:style-name="Index_20_Link" text:visited-style-name="Index_20_Link">2.4.1.10 Enchanting mastery<text:tab/>34</text:a></text:p>
            <text:p text:style-name="P120"><text:a xlink:type="simple" xlink:href="#__RefHeading___Toc4766_1569402401" text:style-name="Index_20_Link" text:visited-style-name="Index_20_Link">2.4.1.11 Druidic mastery<text:tab/>34</text:a></text:p>
            <text:p text:style-name="P120"><text:a xlink:type="simple" xlink:href="#__RefHeading___Toc4768_1569402401" text:style-name="Index_20_Link" text:visited-style-name="Index_20_Link">2.4.1.12 Lurker’s mastery<text:tab/>34</text:a></text:p>
            <text:p text:style-name="P120"><text:a xlink:type="simple" xlink:href="#__RefHeading___Toc4770_1569402401" text:style-name="Index_20_Link" text:visited-style-name="Index_20_Link">2.4.1.13 Close fight mastery<text:tab/>34</text:a></text:p>
            <text:p text:style-name="P120"><text:a xlink:type="simple" xlink:href="#__RefHeading___Toc4772_1569402401" text:style-name="Index_20_Link" text:visited-style-name="Index_20_Link">2.4.1.14 Berserker mastery<text:tab/>34</text:a></text:p>
            <text:p text:style-name="P119"><text:a xlink:type="simple" xlink:href="#__RefHeading___Toc5321_3607824458" text:style-name="Index_20_Link" text:visited-style-name="Index_20_Link">2.4.2 Classes<text:tab/>34</text:a></text:p>
            <text:p text:style-name="P118"><text:a xlink:type="simple" xlink:href="#__RefHeading___Toc5323_3607824458" text:style-name="Index_20_Link" text:visited-style-name="Index_20_Link">2.5 Starting Gear<text:tab/>34</text:a></text:p>
            <text:p text:style-name="P117"><text:a xlink:type="simple" xlink:href="#__RefHeading___Toc1453_1886356450" text:style-name="Index_20_Link" text:visited-style-name="Index_20_Link">3 How to play<text:tab/>35</text:a></text:p>
            <text:p text:style-name="P118"><text:a xlink:type="simple" xlink:href="#__RefHeading___Toc1455_1886356450" text:style-name="Index_20_Link" text:visited-style-name="Index_20_Link">3.1 A classic round<text:tab/>35</text:a></text:p>
            <text:p text:style-name="P118"><text:a xlink:type="simple" xlink:href="#__RefHeading___Toc1457_1886356450" text:style-name="Index_20_Link" text:visited-style-name="Index_20_Link">3.2 Camps<text:tab/>36</text:a></text:p>
            <text:p text:style-name="P118"><text:a xlink:type="simple" xlink:href="#__RefHeading___Toc1459_1886356450" text:style-name="Index_20_Link" text:visited-style-name="Index_20_Link">3.3 Death of a character<text:tab/>36</text:a></text:p>
            <text:p text:style-name="P118"><text:a xlink:type="simple" xlink:href="#__RefHeading___Toc1461_1886356450" text:style-name="Index_20_Link" text:visited-style-name="Index_20_Link">3.4 Character’s Progression<text:tab/>36</text:a></text:p>
            <text:p text:style-name="P117"><text:a xlink:type="simple" xlink:href="#__RefHeading___Toc1463_1886356450" text:style-name="Index_20_Link" text:visited-style-name="Index_20_Link">4 Magic research<text:tab/>38</text:a></text:p>
            <text:p text:style-name="P118"><text:a xlink:type="simple" xlink:href="#__RefHeading___Toc1465_1886356450" text:style-name="Index_20_Link" text:visited-style-name="Index_20_Link">4.1 How does magic work<text:tab/>38</text:a></text:p>
            <text:p text:style-name="P118"><text:a xlink:type="simple" xlink:href="#__RefHeading___Toc1467_1886356450" text:style-name="Index_20_Link" text:visited-style-name="Index_20_Link">4.2 Spells’ creation<text:tab/>38</text:a></text:p>
            <text:p text:style-name="P118"><text:soft-page-break/><text:a xlink:type="simple" xlink:href="#__RefHeading___Toc1469_1886356450" text:style-name="Index_20_Link" text:visited-style-name="Index_20_Link">4.3 Body forging<text:tab/>38</text:a></text:p>
            <text:p text:style-name="P118"><text:a xlink:type="simple" xlink:href="#__RefHeading___Toc1471_1886356450" text:style-name="Index_20_Link" text:visited-style-name="Index_20_Link">4.4 Enchanting and artifact<text:tab/>38</text:a></text:p>
          </text:index-body>
        </text:table-of-content>
        <text:p text:style-name="Contents_20_4"/>
      </text:section>
      <text:h text:style-name="P121"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4131092416" text:style-name="L1">
          <text:list-item>
            <text:p text:style-name="P159">The Adventurer. They are players that incarnate the characters that will live the adventure.</text:p>
          </text:list-item>
          <text:list-item>
            <text:p text:style-name="P179">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24"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98">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76">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76">Like this:</text:p>
        <text:p text:style-name="P76">[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2391761531" text:style-name="L2">
          <text:list-item>
            <text:p text:style-name="P160">Dexterity: For anything that requires precision and stealth such as lock-picking, infiltration, dodging or handling slashing weapon</text:p>
          </text:list-item>
          <text:list-item>
            <text:p text:style-name="P160">Strength: For anything that requires sheer strength such as weightlifting, stamina or handling blunder weapons.</text:p>
          </text:list-item>
          <text:list-item>
            <text:p text:style-name="P160">Social: For anything that requires communicating to other people, such as negotiation or social interaction.</text:p>
          </text:list-item>
          <text:list-item>
            <text:p text:style-name="P160"><text:soft-page-break/>Instinct: For anything that requires your innate sensations, such as sensing your environment or manipulating certain magic.</text:p>
          </text:list-item>
          <text:list-item>
            <text:p text:style-name="P180">Intelligence: For anything that requires knowledge, such as identifying things, mythological and histor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1621850786" text:style-name="L3">
          <text:list-item>
            <text:p text:style-name="P181">Identify the ability to check, usually it’s the DM who decide.</text:p>
          </text:list-item>
          <text:list-item>
            <text:p text:style-name="P181">Apply circumstantial bonuses and penalties some knowledge, the effect of a spell, an artefact or particular circumstance. Once you’ve done that you, obtain the number you need to roll under.</text:p>
            <text:p text:style-name="P196">For example, if need to do a dexterity check you count like this: your dexterity + modifier so it will give you 60 + 15 = 75</text:p>
          </text:list-item>
          <text:list-item>
            <text:p text:style-name="P181">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187">cy</text:span> <text:span text:style-name="T83">with</text:span> the result of the roll. The lower the result is the greater the result will be.</text:p>
        <text:h text:style-name="P131" text:outline-level="3"><text:bookmark-start text:name="__RefHeading___Toc863_3078473065"/>Advantage <text:span text:style-name="T63">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pl12"/><text:bookmark text:name="p1009"/><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1"><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2"><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13">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13">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13">The </text:span><text:span text:style-name="T114">social interaction also represent an important feature of TTRPG. Even if some player’s tend to forget that they can interact in a peaceful way. It might be harder to solve things peacefully but the benefit </text:span><text:span text:style-name="T115">might out scale the troubles. For example they can discover the secret hideout of a dangerous beast if they decide to follow it instead of attacking it, right from the bat.</text:span></text:p>
        <text:p text:style-name="P23"><text:span text:style-name="T115">C</text:span><text:span text:style-name="T119">ombat, its surely one of the most important things in TTRPG. During a fight </text:span><text:span text:style-name="T116">the characters will cast spell, swing their weapon, </text:span><text:span text:style-name="T117">use artefact or move around. To help the player to have a better understanding </text:span><text:span text:style-name="T118">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13">Nepheshria </text:span><text:span text:style-name="T120">magic is the pinnacle of science. </text:span><text:span text:style-name="T121">Eon ago some unknown people discovered a new particle that brim with energy. They decide to name it Energy. </text:span><text:span text:style-name="T122">During their study about the En</text:span><text:span text:style-name="T113">ergy they unravel many wonder and rules that regulate the Energy:</text:span></text:p>
        <text:list xml:id="list3150810536" text:style-name="L4">
          <text:list-item>
            <text:p text:style-name="P161"><text:span text:style-name="T189">One can’t create energy from nothings</text:span>.</text:p>
          </text:list-item>
          <text:list-item>
            <text:p text:style-name="P161"><text:soft-page-break/>It can overlap with physical mater and enhance its proprieties.</text:p>
          </text:list-item>
          <text:list-item>
            <text:p text:style-name="P161"><text:span text:style-name="T113">Energy particle can have the proprieties of a particle and then one of a </text:span><text:span text:style-name="T82">wave</text:span><text:span text:style-name="T113">.</text:span></text:p>
          </text:list-item>
          <text:list-item>
            <text:p text:style-name="P161">Energy particle can be used to create natural and unnatural phenomena.</text:p>
          </text:list-item>
          <text:list-item>
            <text:p text:style-name="P161"><text:span text:style-name="T113">Energy particle can </text:span><text:span text:style-name="T84">crystallise </text:span><text:span text:style-name="T89">if </text:span><text:span text:style-name="T84">maintained </text:span><text:span text:style-name="T89">in a highly concentrated state </text:span><text:span text:style-name="T84">for a long duration.</text:span></text:p>
          </text:list-item>
          <text:list-item>
            <text:p text:style-name="P182"><text:span text:style-name="T113">Energy particle can form structure called rune that can produce some phenomena when </text:span><text:span text:style-name="T85">stimulated</text:span><text:span text:style-name="T113">.</text:span></text:p>
          </text:list-item>
        </text:list>
        <text:p text:style-name="P76"><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32" text:outline-level="3"><text:bookmark-start text:name="__RefHeading___Toc2559_4268352361"/>Body enhancement / <text:span text:style-name="T190">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83"><text:span text:style-name="T86">B</text:span><text:span text:style-name="T82">ody Forging is they way to permanently </text:span><text:span text:style-name="T87">change one’s body, </text:span><text:span text:style-name="T88">by exposing him to harsh condition or high concentration of Energy. </text:span><text:span text:style-name="T89">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77">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21" text:outline-level="1"><text:bookmark-start text:name="__RefHeading___Toc972_3108120033"/>Characters creation<text:bookmark-end text:name="__RefHeading___Toc972_3108120033"/></text:h>
        </text:section>
      </text:section>
      <text:section text:style-name="Sect1" text:name="Section4">
        <text:p text:style-name="P13"><text:span text:style-name="T59">The character creation of a characters will require, to fill any information and to create a short story that will </text:span><text:bookmark text:name="tw-target-text4"/>summarize <text:span text:style-name="T59">the life of your character before the begetting of the adventure. Those back story a really useful information for the DM, because it allow them to make a tailor made story for theirs players. </text:span></text:p>
        <text:p text:style-name="P14"><text:span text:style-name="T59">S</text:span>o before rushing the creation, its good to take 5 minute to thinks about where do you characters come from, what it is, and what do you want him to become. </text:p>
        <text:h text:style-name="P125" text:outline-level="2"><text:bookmark-start text:name="__RefHeading___Toc974_3108120033"/>Basic informations<text:bookmark-end text:name="__RefHeading___Toc974_3108120033"/></text:h>
        <text:p text:style-name="P15"><text:span text:style-name="T57">As you can see on the character’s sheets on the right there is few basic information that wont have any </text:span><text:bookmark text:name="tw-target-text1"/><text:span text:style-name="T57">or very few </text:span>influence <text:span text:style-name="T57">on your adventure:</text:span></text:p>
        <text:list xml:id="list3579699546" text:style-name="L5">
          <text:list-item>
            <text:p text:style-name="P162">Name. It’s how your character’s will be called during his adventure. It can be a nickname or anything's you want but take in account that it will be your name as well for the duration of the party.</text:p>
          </text:list-item>
        </text:list>
        <text:list xml:id="list832144310" text:style-name="L6">
          <text:list-item>
            <text:p text:style-name="P183"><text:span text:style-name="T58">Ages. The age of your character won’t influence you adventure to much. It will depend of your DM’s will to choose if making a young characters will gave </text:span><text:span text:style-name="T65">it</text:span><text:span text:style-name="T58"> a body a bit stronger or if he will get the wisdom his great age come with.</text:span></text:p>
            <text:p text:style-name="P184">You can see on the example below that this characters is named Bill and that he is 100 years old.</text:p>
            <text:p text:style-name="P185">However the age might be useful to make an assumption on the level of your character by making the difference</text:p>
          </text:list-item>
        </text:list>
        <text:p text:style-name="P19"><draw:frame draw:style-name="fr6" draw:name="Image1" text:anchor-type="char" svg:x="0.03cm" svg:y="0.325cm" svg:width="8.251cm" svg:height="11.67cm" draw:z-index="0"><draw:image xlink:href="Pictures/10000201000009B000000DB4E80C144FB765BA3E.png" xlink:type="simple" xlink:show="embed" xlink:actuate="onLoad" loext:mime-type="image/png"/></draw:frame></text:p>
        <text:section text:style-name="Sect4" text:name="Section5">
          <text:h text:style-name="P130" text:outline-level="2"><text:bookmark-start text:name="__RefHeading___Toc976_3108120033"/>Races<text:bookmark-end text:name="__RefHeading___Toc976_3108120033"/></text:h>
        </text:section>
        <text:p text:style-name="P193"><text:span text:style-name="T70">There is 9 playable races in old continent of Nepheshria </text:span><text:span text:style-name="T71">some are natural while some are the result of magical wonder but all of them wear different skills.</text:span></text:p>
        <text:p text:style-name="P193"><text:span text:style-name="T71"/></text:p>
        <text:p text:style-name="P197">Need to be filed</text:p>
        <text:h text:style-name="P137" text:outline-level="3"><text:bookmark-start text:name="__RefHeading___Toc866_59016298"/>The Phusilians<text:bookmark-end text:name="__RefHeading___Toc866_59016298"/></text:h>
        <text:h text:style-name="P140" text:outline-level="4"><text:bookmark-start text:name="__RefHeading___Toc868_59016298"/>Lore<text:bookmark-end text:name="__RefHeading___Toc868_59016298"/></text:h>
        <text:p text:style-name="P16"><text:span text:style-name="T60">More than being the forest people the </text:span><text:span text:style-name="T61">Phusilians are the forest itself. </text:span><text:span text:style-name="T62">They are </text:span><text:span text:style-name="T66">its</text:span><text:span text:style-name="T62"> <text:s/>protector. They can become one with it and due to the fact that they </text:span>are partially trees, <text:span text:style-name="T62">many of them decide to become one they became old and bored of the outer world.</text:span></text:p>
        <text:p text:style-name="P17"><text:span text:style-name="T62">They all share the bloodline of Phusis the first Phusilian. Even </text:span><text:span text:style-name="T66">if he his in a</text:span><text:span text:style-name="T62"> deep slumber most of the time he still pick an eye on his offspring from time to time to check on the well-being of his community. </text:span></text:p>
        <text:h text:style-name="P141" text:outline-level="4"><text:bookmark-start text:name="__RefHeading___Toc870_59016298"/>Description <text:bookmark-end text:name="__RefHeading___Toc870_59016298"/></text:h>
        <text:p text:style-name="P32">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41" text:outline-level="4"><draw:frame draw:style-name="fr4" draw:name="Image2" text:anchor-type="paragraph" svg:x="0.115cm" svg:y="0.148cm" svg:width="8.151cm" svg:height="7.191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8">The Phusilians can regrow missing limbs thanks to their plant <text:span text:style-name="T188">folk origin</text:span>, it will only cost them time and a loot of nutriment. They can also share a mind link with others plant to ask them information or help.</text:p>
        <text:p text:style-name="P18">Their usual alignment is Neutral but some of them are Intellect due to their long live-span <text:span text:style-name="T62">that allow them to pile up knowledge over the centuries.</text:span></text:p>
        <text:h text:style-name="P142" text:outline-level="4"><text:bookmark-start text:name="__RefHeading___Toc2977_1718771812"/><text:soft-page-break/>Stats advantage<text:bookmark-end text:name="__RefHeading___Toc2977_1718771812"/></text:h>
        <text:p text:style-name="P40"><text:bookmark text:name="p241"/><text:span text:style-name="T108">The </text:span><text:bookmark text:name="244"/><text:span text:style-name="T108">Phusilians </text:span><text:bookmark text:name="288-289"/><text:span text:style-name="T108">possess an extraordinary vitality, so </text:span><text:bookmark text:name="245"/><text:span text:style-name="T108">they will have more HP than other </text:span><text:bookmark text:name="279-280"/><text:span text:style-name="T108">species.</text:span><text:bookmark text:name="p242"/><text:span text:style-name="T108"> However, </text:span><text:bookmark text:name="250"/><text:span text:style-name="T108">due to their tree condition, </text:span><text:bookmark text:name="246"/><text:span text:style-name="T108">they are extremely bulky, </text:span><text:span text:style-name="T109">but their rough bark provide them a natural defence</text:span><text:span text:style-name="T108">.</text:span><text:bookmark text:name="p243"/><text:span text:style-name="T108"> Since </text:span><text:bookmark text:name="247"/><text:span text:style-name="T108">they a </text:span><text:bookmark text:name="281-282"/><text:span text:style-name="T108">youth as a </text:span><text:bookmark text:name="283-284"/><text:span text:style-name="T108">plant is full of row emotion and </text:span><text:bookmark text:name="285"/><text:span text:style-name="T108">sufferance, and due to their extended lifespan, </text:span><text:bookmark text:name="248"/><text:span text:style-name="T108">they will accumulate a vast amount of </text:span><text:bookmark text:name="286-287"/><text:span text:style-name="T108">knowledge.</text:span></text:p>
        <text:p text:style-name="P26">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90">Stat</text:p>
            </table:table-cell>
            <table:table-cell table:style-name="StatsPhussilian.A1" office:value-type="string">
              <text:p text:style-name="P90">Bonus</text:p>
            </table:table-cell>
          </table:table-row>
          <table:table-row table:style-name="StatsPhussilian.1">
            <table:table-cell table:style-name="StatsPhussilian.A2" office:value-type="string">
              <text:p text:style-name="P90">Dexterity</text:p>
            </table:table-cell>
            <table:table-cell table:style-name="StatsPhussilian.B2" office:value-type="float" office:value="-40">
              <text:p text:style-name="P90">-<text:span text:style-name="T213">4</text:span>0</text:p>
            </table:table-cell>
          </table:table-row>
          <table:table-row table:style-name="StatsPhussilian.1">
            <table:table-cell table:style-name="StatsPhussilian.A2" office:value-type="string">
              <text:p text:style-name="P90">Strength</text:p>
            </table:table-cell>
            <table:table-cell table:style-name="StatsPhussilian.A2" office:value-type="string">
              <text:p text:style-name="P94">0</text:p>
            </table:table-cell>
          </table:table-row>
          <table:table-row table:style-name="StatsPhussilian.1">
            <table:table-cell table:style-name="StatsPhussilian.A2" office:value-type="string">
              <text:p text:style-name="P90">Social</text:p>
            </table:table-cell>
            <table:table-cell table:style-name="StatsPhussilian.B2" office:value-type="float" office:value="0">
              <text:p text:style-name="P94">0</text:p>
            </table:table-cell>
          </table:table-row>
          <table:table-row table:style-name="StatsPhussilian.1">
            <table:table-cell table:style-name="StatsPhussilian.A2" office:value-type="string">
              <text:p text:style-name="P90">Instinct</text:p>
            </table:table-cell>
            <table:table-cell table:style-name="StatsPhussilian.B2" office:value-type="float" office:value="20">
              <text:p text:style-name="P94">20</text:p>
            </table:table-cell>
          </table:table-row>
          <table:table-row table:style-name="StatsPhussilian.1">
            <table:table-cell table:style-name="StatsPhussilian.A2" office:value-type="string">
              <text:p text:style-name="P90">Intelligence</text:p>
            </table:table-cell>
            <table:table-cell table:style-name="StatsPhussilian.B2" office:value-type="float" office:value="20">
              <text:p text:style-name="P94">20</text:p>
            </table:table-cell>
          </table:table-row>
          <table:table-row table:style-name="StatsPhussilian.1">
            <table:table-cell table:style-name="StatsPhussilian.A2" office:value-type="string">
              <text:p text:style-name="P90">HP</text:p>
            </table:table-cell>
            <table:table-cell table:style-name="StatsPhussilian.B2" office:value-type="float" office:value="15">
              <text:p text:style-name="P113">15</text:p>
            </table:table-cell>
          </table:table-row>
          <table:table-row table:style-name="StatsPhussilian.8">
            <table:table-cell table:style-name="StatsPhussilian.A8" office:value-type="string">
              <text:p text:style-name="P90">Energy</text:p>
            </table:table-cell>
            <table:table-cell table:style-name="StatsPhussilian.B8" office:value-type="float" office:value="0">
              <text:p text:style-name="P94">0</text:p>
            </table:table-cell>
          </table:table-row>
          <table:table-row table:style-name="StatsPhussilian.1">
            <table:table-cell table:style-name="StatsPhussilian.A9" office:value-type="string">
              <text:p text:style-name="P98">Natural Armour</text:p>
            </table:table-cell>
            <table:table-cell table:style-name="StatsPhussilian.B9" office:value-type="string">
              <text:p text:style-name="P109">1</text:p>
            </table:table-cell>
          </table:table-row>
        </table:table>
        <text:p text:style-name="P78"/>
        <text:h text:style-name="P146" text:outline-level="4"><text:bookmark-start text:name="__RefHeading___Toc2979_1718771812"/>Traditional Body Forging<text:bookmark-end text:name="__RefHeading___Toc2979_1718771812"/></text:h>
        <text:p text:style-name="P89"><text:span text:style-name="Strong_20_Emphasis"><text:span text:style-name="T97">Name: </text:span></text:span><text:span text:style-name="Strong_20_Emphasis"><text:span text:style-name="T98">One with the Nature</text:span></text:span><text:span text:style-name="Strong_20_Emphasis"><text:span text:style-name="T97"> </text:span></text:span></text:p>
        <text:p text:style-name="P25"><text:span text:style-name="Strong_20_Emphasis"><text:span text:style-name="T200">The traditional body forging of </text:span></text:span><text:span text:style-name="Strong_20_Emphasis"><text:span text:style-name="T201">the Phusilians, </text:span></text:span><text:span text:style-name="Strong_20_Emphasis"><text:span text:style-name="T202">cant reinforce their already exceptional body but can help regenerate it. <text:s/></text:span></text:span><text:span text:style-name="Strong_20_Emphasis"><text:span text:style-name="T203">To perform this technique they need to enter in a trance where they will consume the nutriment in the soil and the Energy from the sun, </text:span></text:span><text:span text:style-name="Strong_20_Emphasis"><text:span text:style-name="T204">to regenerate their body.</text:span></text:span></text:p>
        <text:p text:style-name="Standard"><text:span text:style-name="Strong_20_Emphasis"><text:span text:style-name="T199">Requirement:</text:span></text:span></text:p>
        <text:list xml:id="list3698524870" text:style-name="L7">
          <text:list-item>
            <text:p text:style-name="P163"><text:span text:style-name="Strong_20_Emphasis"><text:span text:style-name="T133">a fertile soil</text:span></text:span></text:p>
          </text:list-item>
          <text:list-item>
            <text:p text:style-name="P163"><text:span text:style-name="Strong_20_Emphasis"><text:span text:style-name="T133">sunlight</text:span></text:span></text:p>
          </text:list-item>
          <text:list-item>
            <text:p text:style-name="P187"><text:span text:style-name="Strong_20_Emphasis"><text:span text:style-name="T133">calm </text:span></text:span><text:span text:style-name="Strong_20_Emphasis"><text:span text:style-name="T134">and safe </text:span></text:span><text:span text:style-name="Strong_20_Emphasis"><text:span text:style-name="T133">environment </text:span></text:span><text:span text:style-name="Strong_20_Emphasis"><text:span text:style-name="T134">like a camp or a town</text:span></text:span></text:p>
          </text:list-item>
        </text:list>
        <text:p text:style-name="P85"><text:span text:style-name="Strong_20_Emphasis"><text:span text:style-name="T123">Effect:</text:span></text:span></text:p>
        <text:list xml:id="list2085520742" text:style-name="L8">
          <text:list-item>
            <text:p text:style-name="P164"><text:span text:style-name="Strong_20_Emphasis"><text:span text:style-name="T135">communication with nearby plant</text:span></text:span></text:p>
          </text:list-item>
          <text:list-item>
            <text:p text:style-name="P164"><text:span text:style-name="Strong_20_Emphasis"><text:span text:style-name="T135">regeneration of the body </text:span></text:span><text:span text:style-name="Strong_20_Emphasis"><text:span text:style-name="T136">1/8 of the max HP if there is no important injuries</text:span></text:span></text:p>
          </text:list-item>
          <text:list-item>
            <text:p text:style-name="P188"><text:span text:style-name="Strong_20_Emphasis"><text:span text:style-name="T136">regeneration of a limbs </text:span></text:span><text:span text:style-name="Strong_20_Emphasis"><text:span text:style-name="T137">every 6 hour</text:span></text:span></text:p>
          </text:list-item>
        </text:list>
        <text:p text:style-name="P84"><text:span text:style-name="Strong_20_Emphasis"><text:span text:style-name="T138">Miscellaneous:</text:span></text:span></text:p>
        <text:p text:style-name="P65"><text:span text:style-name="Strong_20_Emphasis"><text:span text:style-name="T139">If a </text:span></text:span><text:span text:style-name="Strong_20_Emphasis"><text:span text:style-name="T92">Phusilians </text:span></text:span><text:span text:style-name="Strong_20_Emphasis"><text:span text:style-name="T94">use this technique without sun and </text:span></text:span><text:span text:style-name="Strong_20_Emphasis"><text:span text:style-name="T95">a fertile sun he won’t be able to use the regeneration abilities but but will still be able to communicate with nearby plant</text:span></text:span></text:p>
        <text:h text:style-name="P156" text:outline-level="4"><text:bookmark-start text:name="__RefHeading___Toc5311_3607824458"/><text:span text:style-name="Strong_20_Emphasis"><text:span text:style-name="T175">Innate skills</text:span></text:span><text:bookmark-end text:name="__RefHeading___Toc5311_3607824458"/></text:h>
        <text:p text:style-name="P66"><text:span text:style-name="Strong_20_Emphasis"><text:span text:style-name="T140">The </text:span></text:span><text:span text:style-name="Strong_20_Emphasis"><text:span text:style-name="T141">Phusilian as tree people </text:span></text:span><text:span text:style-name="Strong_20_Emphasis"><text:span text:style-name="T142">have skills that suit their </text:span></text:span><text:span text:style-name="Strong_20_Emphasis"><text:span text:style-name="T96">condition</text:span></text:span><text:span text:style-name="Strong_20_Emphasis"><text:span text:style-name="T142">:</text:span></text:span></text:p>
        <text:list xml:id="list2421412232" text:style-name="L9">
          <text:list-item>
            <text:p text:style-name="P165"><text:span text:style-name="Strong_20_Emphasis"><text:span text:style-name="T199">Seismic detection</text:span></text:span></text:p>
            <text:p text:style-name="P165"><text:span text:style-name="Strong_20_Emphasis"><text:span text:style-name="T199">Allow the user to fell the environment through the vibration of the soil.</text:span></text:span></text:p>
          </text:list-item>
          <text:list-item>
            <text:p text:style-name="P165"><text:span text:style-name="Strong_20_Emphasis"><text:span text:style-name="T199">Air vibration</text:span></text:span></text:p>
            <text:p text:style-name="P165"><text:span text:style-name="Strong_20_Emphasis"><text:span text:style-name="T199">Allow the user to communicate by making the surrounding air.</text:span></text:span></text:p>
          </text:list-item>
        </text:list>
        <text:h text:style-name="P139" text:outline-level="3"><text:bookmark-start text:name="__RefHeading___Toc952_3956299766"/>The Aluros<text:bookmark-end text:name="__RefHeading___Toc952_3956299766"/></text:h>
        <text:h text:style-name="P147" text:outline-level="4"><text:bookmark-start text:name="__RefHeading___Toc954_3956299766"/>Lore<text:bookmark-end text:name="__RefHeading___Toc954_3956299766"/></text:h>
        <text:p text:style-name="P69"><text:span text:style-name="Strong_20_Emphasis"><text:span text:style-name="T132">The Aluros are the descendent of polymorph mage that decide to fuse with feline bloodline </text:span></text:span><text:span text:style-name="Strong_20_Emphasis"><text:span text:style-name="T143">they are the first species of beast people.</text:span></text:span><text:span text:style-name="Strong_20_Emphasis"><text:span text:style-name="T132"> Their society are arranged with a strict caste system, </text:span></text:span><text:span text:style-name="Strong_20_Emphasis"><text:span text:style-name="T144">based on the purity of their bloodline. Magical beast lineage carriers have the greatest power, followed by the </text:span></text:span><text:span text:style-name="Strong_20_Emphasis"><text:span text:style-name="T145">feline’s</text:span></text:span><text:span text:style-name="Strong_20_Emphasis"><text:span text:style-name="T144"> lineage, with the cat lineage being the weakest. </text:span></text:span><text:span text:style-name="Strong_20_Emphasis"><text:span text:style-name="T146">Du to their bestial origin they worship Karrion the god of beast, adventure and polymorph, but the main object of their faith is Héméra the goddess of light, </text:span></text:span><text:span text:style-name="Strong_20_Emphasis"><text:span text:style-name="T147">since she save their birth land of the </text:span></text:span><text:span text:style-name="Strong_20_Emphasis"><text:span text:style-name="T90">yoke</text:span></text:span><text:span text:style-name="Strong_20_Emphasis"><text:span text:style-name="T147"> of Kina.</text:span></text:span></text:p>
        <text:h text:style-name="P141" text:outline-level="4"><text:bookmark-start text:name="__RefHeading___Toc870_590162981"/>Description <text:bookmark-end text:name="__RefHeading___Toc870_590162981"/></text:h>
        <text:p text:style-name="P70"><text:span text:style-name="Strong_20_Emphasis"><text:span text:style-name="T124">The </text:span></text:span><text:span text:style-name="Strong_20_Emphasis"><text:span text:style-name="T91">A</text:span></text:span><text:span text:style-name="Strong_20_Emphasis"><text:span text:style-name="T124">luros’ </text:span></text:span><text:span text:style-name="Strong_20_Emphasis"><text:span text:style-name="T125">physical appearance change depend</text:span></text:span><text:span text:style-name="Strong_20_Emphasis"><text:span text:style-name="T123">ing of the bloodline, But they all weld feline attribute as the paw, or the eyes, and the fur corresponding to their bloodline. They generally have a slender, graceful body, that favour agilit</text:span></text:span><text:span text:style-name="T128">y over strength, </text:span><text:span text:style-name="T161">their height is between 1,8 meter to 2,2 meter</text:span><text:span text:style-name="T128">.</text:span><text:span text:style-name="Strong_20_Emphasis"><text:span text:style-name="T126"> </text:span></text:span><text:span text:style-name="Strong_20_Emphasis"><text:span text:style-name="T128">Even if o</text:span></text:span><text:span text:style-name="Strong_20_Emphasis"><text:span text:style-name="T126">nly the bearer of high rank bloodline have innate abilities, however every Aluros still posses the body of a predator. Their body is adapted to the hunt in the dry and sunny scrubland, </text:span></text:span><text:span text:style-name="Strong_20_Emphasis"><text:span text:style-name="T127">so they wont need to drink to much and can resist high heat for long duration. Alas they will struggle in cold environment.</text:span></text:span></text:p>
        <text:h text:style-name="P141" text:outline-level="4"><draw:frame draw:style-name="fr4" draw:name="Image3" text:anchor-type="paragraph" svg:x="0.152cm" svg:y="-0.169cm" svg:width="7.978cm" svg:height="10.954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23">They have a greater dexterity and speed than other race. The bearer of magical beast’s bloodline like Fire-mane Lion or l</text:span></text:span><text:span text:style-name="T123">ighting cheetah </text:span><text:span text:style-name="Strong_20_Emphasis"><text:span text:style-name="T123">have special abilities </text:span></text:span><text:span text:style-name="Strong_20_Emphasis"><text:span text:style-name="T148">like fire resistance or high speed movement.</text:span></text:span></text:p>
        <text:p text:style-name="P57"><text:span text:style-name="Strong_20_Emphasis"><text:span text:style-name="T148">As feline they can see in dark environment but they can see in totally dark place like the </text:span></text:span><text:span text:style-name="Strong_20_Emphasis"><text:span text:style-name="T149">Erebonix. </text:span></text:span></text:p>
        <text:p text:style-name="P58"><text:span text:style-name="Strong_20_Emphasis"><text:span text:style-name="T99">T</text:span></text:span><text:span text:style-name="Strong_20_Emphasis"><text:span text:style-name="T150">heir usual align</text:span></text:span><text:span text:style-name="Strong_20_Emphasis"><text:span text:style-name="T151">m</text:span></text:span><text:span text:style-name="Strong_20_Emphasis"><text:span text:style-name="T150">ent </text:span></text:span><text:span text:style-name="Strong_20_Emphasis"><text:span text:style-name="T151">is Control.</text:span></text:span></text:p>
        <text:h text:style-name="P143" text:outline-level="4"><text:bookmark-start text:name="__RefHeading___Toc5313_3607824458"/><text:soft-page-break/>Stats advantage<text:bookmark-end text:name="__RefHeading___Toc5313_3607824458"/></text:h>
        <text:p text:style-name="P32"><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27">Summary:</text:p>
        <table:table table:name="Tableau2" table:style-name="Tableau2">
          <table:table-column table:style-name="Tableau2.A"/>
          <table:table-column table:style-name="Tableau2.B"/>
          <table:table-row table:style-name="Tableau2.1">
            <table:table-cell table:style-name="Tableau2.A1" office:value-type="string">
              <text:p text:style-name="P92">Stat</text:p>
            </table:table-cell>
            <table:table-cell table:style-name="Tableau2.A1" office:value-type="string">
              <text:p text:style-name="P92">Bonus</text:p>
            </table:table-cell>
          </table:table-row>
          <table:table-row table:style-name="Tableau2.1">
            <table:table-cell table:style-name="Tableau2.A2" office:value-type="string">
              <text:p text:style-name="P92">Dexterity</text:p>
            </table:table-cell>
            <table:table-cell table:style-name="Tableau2.A2" office:value-type="string">
              <text:p text:style-name="P110"><text:span text:style-name="T214">1</text:span>0 to <text:span text:style-name="T216">25</text:span></text:p>
            </table:table-cell>
          </table:table-row>
          <table:table-row table:style-name="Tableau2.1">
            <table:table-cell table:style-name="Tableau2.A2" office:value-type="string">
              <text:p text:style-name="P92">Strength</text:p>
            </table:table-cell>
            <table:table-cell table:style-name="Tableau2.A2" office:value-type="string">
              <text:p text:style-name="P95">-<text:span text:style-name="T215">10 to </text:span><text:span text:style-name="T216">10</text:span></text:p>
            </table:table-cell>
          </table:table-row>
          <table:table-row table:style-name="Tableau2.1">
            <table:table-cell table:style-name="Tableau2.A2" office:value-type="string">
              <text:p text:style-name="P92">Social</text:p>
            </table:table-cell>
            <table:table-cell table:style-name="Tableau2.B4" office:value-type="float" office:value="0">
              <text:p text:style-name="P95">0</text:p>
            </table:table-cell>
          </table:table-row>
          <table:table-row table:style-name="Tableau2.1">
            <table:table-cell table:style-name="Tableau2.A2" office:value-type="string">
              <text:p text:style-name="P92">Instinct</text:p>
            </table:table-cell>
            <table:table-cell table:style-name="Tableau2.B4" office:value-type="float" office:value="0">
              <text:p text:style-name="P102">0</text:p>
            </table:table-cell>
          </table:table-row>
          <table:table-row table:style-name="Tableau2.1">
            <table:table-cell table:style-name="Tableau2.A2" office:value-type="string">
              <text:p text:style-name="P92">Intelligence</text:p>
            </table:table-cell>
            <table:table-cell table:style-name="Tableau2.B4" office:value-type="float" office:value="0">
              <text:p text:style-name="P102">0</text:p>
            </table:table-cell>
          </table:table-row>
          <table:table-row table:style-name="Tableau2.1">
            <table:table-cell table:style-name="Tableau2.A2" office:value-type="string">
              <text:p text:style-name="P92">HP</text:p>
            </table:table-cell>
            <table:table-cell table:style-name="Tableau2.B4" office:value-type="float" office:value="0">
              <text:p text:style-name="P102">0</text:p>
            </table:table-cell>
          </table:table-row>
          <table:table-row table:style-name="Tableau2.8">
            <table:table-cell table:style-name="Tableau2.A8" office:value-type="string">
              <text:p text:style-name="P92">Energy</text:p>
            </table:table-cell>
            <table:table-cell table:style-name="Tableau2.B8" office:value-type="float" office:value="0">
              <text:p text:style-name="P95">0</text:p>
            </table:table-cell>
          </table:table-row>
          <table:table-row table:style-name="Tableau2.1">
            <table:table-cell table:style-name="Tableau2.A9" office:value-type="string">
              <text:p text:style-name="P99">Natural Armour</text:p>
            </table:table-cell>
            <table:table-cell table:style-name="Tableau2.B9" office:value-type="float" office:value="0">
              <text:p text:style-name="P105">0</text:p>
            </table:table-cell>
          </table:table-row>
        </table:table>
        <text:h text:style-name="P150" text:outline-level="4"><text:bookmark-start text:name="__RefHeading___Toc2983_1718771812"/>Traditional Body Forging<text:bookmark-end text:name="__RefHeading___Toc2983_1718771812"/></text:h>
        <text:p text:style-name="P89"><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60"><text:span text:style-name="Strong_20_Emphasis"><text:span text:style-name="T25">Requirement:</text:span></text:span></text:p>
        <text:list xml:id="list2417129276" text:style-name="L10">
          <text:list-item>
            <text:p text:style-name="P166"><text:span text:style-name="Strong_20_Emphasis"><text:span text:style-name="T123">a body in perfect condition</text:span></text:span></text:p>
          </text:list-item>
          <text:list-item>
            <text:p text:style-name="P166"><text:span text:style-name="Strong_20_Emphasis"><text:span text:style-name="T123">can only perform it two time a day before fainting</text:span></text:span></text:p>
          </text:list-item>
          <text:list-item>
            <text:p text:style-name="P166"><text:span text:style-name="Strong_20_Emphasis"><text:span text:style-name="T123">can’t stop during a cycle (5 hour)</text:span></text:span></text:p>
          </text:list-item>
        </text:list>
        <text:p text:style-name="Standard"><text:span text:style-name="Strong_20_Emphasis"><text:span text:style-name="T123">Effect:</text:span></text:span></text:p>
        <text:list xml:id="list728732734" text:style-name="L11">
          <text:list-item>
            <text:p text:style-name="P167"><text:span text:style-name="Strong_20_Emphasis"><text:span text:style-name="T123">1 strength every 100 cycle</text:span></text:span></text:p>
          </text:list-item>
          <text:list-item>
            <text:p text:style-name="P167"><text:span text:style-name="Strong_20_Emphasis"><text:span text:style-name="T123">1 dexterity every 100 cycle</text:span></text:span></text:p>
          </text:list-item>
          <text:list-item>
            <text:p text:style-name="P167"><text:span text:style-name="Strong_20_Emphasis"><text:span text:style-name="T123">Body reconstruction at 500 cycle </text:span></text:span></text:p>
            <text:list>
              <text:list-item>
                <text:p text:style-name="P167"><text:span text:style-name="Strong_20_Emphasis"><text:span text:style-name="T123">3 social</text:span></text:span></text:p>
              </text:list-item>
              <text:list-item>
                <text:p text:style-name="P167"><text:span text:style-name="Strong_20_Emphasis"><text:span text:style-name="T123">lesser skill from your bloodline (created by you and your DM)</text:span></text:span></text:p>
              </text:list-item>
              <text:list-item>
                <text:p text:style-name="P167"><text:span text:style-name="Strong_20_Emphasis"><text:span text:style-name="T123">5 HP and 3 Energy</text:span></text:span></text:p>
              </text:list-item>
            </text:list>
          </text:list-item>
          <text:list-item>
            <text:p text:style-name="P167"><text:span text:style-name="Strong_20_Emphasis"><text:span text:style-name="T123">Body reconstruction at 1000 cycle </text:span></text:span></text:p>
            <text:list>
              <text:list-item>
                <text:p text:style-name="P167"><text:span text:style-name="Strong_20_Emphasis"><text:span text:style-name="T123">7 social</text:span></text:span></text:p>
              </text:list-item>
              <text:list-item>
                <text:p text:style-name="P167"><text:span text:style-name="Strong_20_Emphasis"><text:span text:style-name="T123">enhancement of bloodline skill</text:span></text:span></text:p>
              </text:list-item>
              <text:list-item>
                <text:p text:style-name="P168"><text:span text:style-name="Strong_20_Emphasis"><text:span text:style-name="T130">5 HP </text:span></text:span><text:span text:style-name="Strong_20_Emphasis"><text:span text:style-name="T129">and 3 Energy</text:span></text:span></text:p>
              </text:list-item>
            </text:list>
          </text:list-item>
        </text:list>
        <text:h text:style-name="P157" text:outline-level="4"><text:bookmark-start text:name="__RefHeading___Toc5315_3607824458"/><text:span text:style-name="Strong_20_Emphasis"><text:span text:style-name="T176">Innate skills</text:span></text:span><text:bookmark-end text:name="__RefHeading___Toc5315_3607824458"/></text:h>
        <text:p text:style-name="P67"><text:span text:style-name="Strong_20_Emphasis"><text:span text:style-name="T152">As feline predator every Aluros have access to special abilities:</text:span></text:span></text:p>
        <text:list xml:id="list187300823" text:style-name="L12">
          <text:list-item>
            <text:p text:style-name="P169"><text:span text:style-name="Strong_20_Emphasis"><text:span text:style-name="T123">Lesser Night Vision</text:span></text:span></text:p>
            <text:p text:style-name="P170"><text:span text:style-name="Strong_20_Emphasis"><text:span text:style-name="T153">Allow the user to see in dark place as long as there is a spark of light</text:span></text:span></text:p>
          </text:list-item>
          <text:list-item>
            <text:p text:style-name="P171"><text:span text:style-name="Strong_20_Emphasis"><text:span text:style-name="T76">L</text:span></text:span><text:span text:style-name="Strong_20_Emphasis"><text:span text:style-name="T73">esser </text:span></text:span><text:span text:style-name="Strong_20_Emphasis"><text:span text:style-name="T165">Overh</text:span></text:span><text:span text:style-name="Strong_20_Emphasis"><text:span text:style-name="T163">eat Immun</text:span></text:span><text:span text:style-name="Strong_20_Emphasis"><text:span text:style-name="T164">ity</text:span></text:span></text:p>
          </text:list-item>
        </text:list>
        <text:h text:style-name="P137" text:outline-level="3"><text:bookmark-start text:name="__RefHeading___Toc1362_4200086444"/><text:span text:style-name="T68">T</text:span>he Lycaons <text:bookmark-end text:name="__RefHeading___Toc1362_4200086444"/></text:h>
        <text:h text:style-name="P148" text:outline-level="4"><text:bookmark-start text:name="__RefHeading___Toc1598_1886356450"/>Lore<text:bookmark-end text:name="__RefHeading___Toc1598_1886356450"/></text:h>
        <text:p text:style-name="P31"><draw:frame draw:style-name="fr5" draw:name="Image4" text:anchor-type="paragraph" svg:x="-0.071cm" svg:y="10.811cm" svg:width="8.419cm" svg:height="9.82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123">The Lycaons are the second race of beast people. </text:span></text:span><text:span text:style-name="Strong_20_Emphasis"><text:span text:style-name="T131">As descendant of </text:span></text:span><text:span text:style-name="Strong_20_Emphasis"><text:span text:style-name="T132">polymorph </text:span></text:span><text:span text:style-name="Strong_20_Emphasis"><text:span text:style-name="T131">who decide to embrace their wolf part. As polymorph </text:span></text:span><text:span text:style-name="Strong_20_Emphasis"><text:span text:style-name="T154">and beast people, </text:span></text:span><text:span text:style-name="Strong_20_Emphasis"><text:span text:style-name="T131">they worship </text:span></text:span><text:span text:style-name="Strong_20_Emphasis"><text:span text:style-name="T146">Karrion the god of beast, adventure and polymorph. </text:span></text:span><text:span text:style-name="Strong_20_Emphasis"><text:span text:style-name="T155">As hunters they are really respective to the nature, and won’t hesitate to </text:span></text:span><text:span text:style-name="Strong_20_Emphasis"><text:span text:style-name="T156">murder anyone that threaten the environment. </text:span></text:span><text:span text:style-name="Strong_20_Emphasis"><text:span text:style-name="T157">As wolf they attaches great importance to their pack, and will protect everyone they consider part of it. </text:span></text:span><text:span text:style-name="Strong_20_Emphasis"><text:span text:style-name="T170">Since t</text:span></text:span><text:span text:style-name="Strong_20_Emphasis"><text:span text:style-name="T158">hey keep some of their polymorph ability</text:span></text:span><text:span text:style-name="Strong_20_Emphasis"><text:span text:style-name="T159">, </text:span></text:span><text:span text:style-name="Strong_20_Emphasis"><text:span text:style-name="T160">so they can still take a wolfish form, rumour said that some of them can even transform in wolf</text:span></text:span><text:span text:style-name="Strong_20_Emphasis"><text:span text:style-name="T159">.</text:span></text:span></text:p>
        <text:h text:style-name="P141" text:outline-level="4"><text:bookmark-start text:name="__RefHeading___Toc870_5901629818"/>Description <text:bookmark-end text:name="__RefHeading___Toc870_5901629818"/></text:h>
        <text:p text:style-name="P72"><text:span text:style-name="T178">The Lycaons are wo</text:span><text:span text:style-name="T179">lf</text:span><text:span text:style-name="T105">-men</text:span><text:span text:style-name="T179"> about 1,8 to 2 meter high, </text:span><text:span text:style-name="T180">they have </text:span><text:span text:style-name="T181">grey or dark fur that become whiter as winter approaches.</text:span><text:span text:style-name="T185"> </text:span><text:span text:style-name="T186">This</text:span><text:span text:style-name="T181"> fur protect them from the cold environment of the frozen tundra, moreover </text:span><text:span text:style-name="T182">to allow them to live in warmer environment they will naturally lose the excess fur when their environment is warming up.</text:span></text:p>
        <text:p text:style-name="P72"><text:span text:style-name="T183">T</text:span><text:span text:style-name="T184">heir foot are closer to wolf pawn but they have humanoid hand with claw instead of hands.</text:span></text:p>
        <text:p text:style-name="P73"><text:span text:style-name="T106">E</text:span><text:span text:style-name="T82">ven if they possess a humanoid appearance their fave is rather similar to the one of wolfs. The wolfish nose on their face gave them a sense of smell similar to the one of wolf. Their maw is filled with four sharp fang that allow them to </text:span><text:span text:style-name="T107">bite their prey.</text:span></text:p>
        <text:h text:style-name="P151" text:outline-level="4"><text:bookmark-start text:name="__RefHeading___Toc872_5901629818"/>Abilities<text:bookmark-end text:name="__RefHeading___Toc872_5901629818"/></text:h>
        <text:p text:style-name="P30"><text:span text:style-name="Strong_20_Emphasis"><text:span text:style-name="T205">As Wolf they possess ability that allow them to survive in their frozen tundra. Moreover they possess strong primordial instinct that allow them to track their prey and feel surrounding danger.</text:span></text:span></text:p>
        <text:p text:style-name="P56"><text:span text:style-name="Strong_20_Emphasis"><text:span text:style-name="T110">Their usual alignment are neutral </text:span></text:span><text:span text:style-name="Strong_20_Emphasis"><text:span text:style-name="T111">due to their proximity with nature</text:span></text:span><text:span text:style-name="Strong_20_Emphasis"><text:span text:style-name="T110"> or </text:span></text:span><text:span text:style-name="Strong_20_Emphasis"><text:span text:style-name="T111">passion because of their strong feeling that link them to their pack</text:span></text:span><text:span text:style-name="Strong_20_Emphasis"><text:span text:style-name="T110">.</text:span></text:span></text:p>
        <text:h text:style-name="Heading_20_4" text:outline-level="4"><text:soft-page-break/>Stats advantage</text:h>
        <text:p text:style-name="P74"><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28">Summary:</text:p>
        <table:table table:name="Tableau1" table:style-name="Tableau1">
          <table:table-column table:style-name="Tableau1.A"/>
          <table:table-column table:style-name="Tableau1.B"/>
          <table:table-row table:style-name="Tableau1.1">
            <table:table-cell table:style-name="Tableau1.A1" office:value-type="string">
              <text:p text:style-name="P93">Stat</text:p>
            </table:table-cell>
            <table:table-cell table:style-name="Tableau1.A1" office:value-type="string">
              <text:p text:style-name="P93">Bonus</text:p>
            </table:table-cell>
          </table:table-row>
          <table:table-row table:style-name="Tableau1.1">
            <table:table-cell table:style-name="Tableau1.A2" office:value-type="string">
              <text:p text:style-name="P93">Dexterity</text:p>
            </table:table-cell>
            <table:table-cell table:style-name="Tableau1.A2" office:value-type="string">
              <text:p text:style-name="P114">0</text:p>
            </table:table-cell>
          </table:table-row>
          <table:table-row table:style-name="Tableau1.1">
            <table:table-cell table:style-name="Tableau1.A2" office:value-type="string">
              <text:p text:style-name="P93">Strength</text:p>
            </table:table-cell>
            <table:table-cell table:style-name="Tableau1.A2" office:value-type="string">
              <text:p text:style-name="P108">0</text:p>
            </table:table-cell>
          </table:table-row>
          <table:table-row table:style-name="Tableau1.1">
            <table:table-cell table:style-name="Tableau1.A2" office:value-type="string">
              <text:p text:style-name="P93">Social</text:p>
            </table:table-cell>
            <table:table-cell table:style-name="Tableau1.B4" office:value-type="float" office:value="15">
              <text:p text:style-name="P114">1<text:span text:style-name="T225">5</text:span></text:p>
            </table:table-cell>
          </table:table-row>
          <table:table-row table:style-name="Tableau1.1">
            <table:table-cell table:style-name="Tableau1.A2" office:value-type="string">
              <text:p text:style-name="P93">Instinct</text:p>
            </table:table-cell>
            <table:table-cell table:style-name="Tableau1.B4" office:value-type="float" office:value="20">
              <text:p text:style-name="P115">20</text:p>
            </table:table-cell>
          </table:table-row>
          <table:table-row table:style-name="Tableau1.1">
            <table:table-cell table:style-name="Tableau1.A2" office:value-type="string">
              <text:p text:style-name="P93">Intelligence</text:p>
            </table:table-cell>
            <table:table-cell table:style-name="Tableau1.B4" office:value-type="float" office:value="0">
              <text:p text:style-name="P103">0</text:p>
            </table:table-cell>
          </table:table-row>
          <table:table-row table:style-name="Tableau1.1">
            <table:table-cell table:style-name="Tableau1.A2" office:value-type="string">
              <text:p text:style-name="P93">HP</text:p>
            </table:table-cell>
            <table:table-cell table:style-name="Tableau1.B4" office:value-type="float" office:value="0">
              <text:p text:style-name="P103">0</text:p>
            </table:table-cell>
          </table:table-row>
          <table:table-row table:style-name="Tableau1.8">
            <table:table-cell table:style-name="Tableau1.A8" office:value-type="string">
              <text:p text:style-name="P93">Energy</text:p>
            </table:table-cell>
            <table:table-cell table:style-name="Tableau1.B8" office:value-type="float" office:value="0">
              <text:p text:style-name="P96">0</text:p>
            </table:table-cell>
          </table:table-row>
          <table:table-row table:style-name="Tableau1.1">
            <table:table-cell table:style-name="Tableau1.A9" office:value-type="string">
              <text:p text:style-name="P100">Natural Armour</text:p>
            </table:table-cell>
            <table:table-cell table:style-name="Tableau1.B9" office:value-type="float" office:value="0">
              <text:p text:style-name="P106">0</text:p>
            </table:table-cell>
          </table:table-row>
        </table:table>
        <text:p text:style-name="P79"/>
        <text:h text:style-name="P152" text:outline-level="4"><text:bookmark-start text:name="__RefHeading___Toc2987_1718771812"/>Traditional Body Forging<text:bookmark-end text:name="__RefHeading___Toc2987_1718771812"/></text:h>
        <text:p text:style-name="P76"><text:span text:style-name="Strong_20_Emphasis"><text:span text:style-name="T199">Name: Beast regression</text:span></text:span></text:p>
        <text:p text:style-name="Text_20_body"><text:span text:style-name="Strong_20_Emphasis"><text:span text:style-name="T206">To become </text:span></text:span><text:span text:style-name="Strong_20_Emphasis"><text:span text:style-name="T207">closer to their wolf nature the Lycaons learned to transform into wolf. They usually use this form when they need to </text:span></text:span><text:span text:style-name="Strong_20_Emphasis"><text:span text:style-name="T208">hunt for subsistence or to wander in the nature.</text:span></text:span></text:p>
        <text:p text:style-name="P86"><text:span text:style-name="Strong_20_Emphasis"><text:span text:style-name="T100">Th</text:span></text:span><text:span text:style-name="Strong_20_Emphasis"><text:span text:style-name="T101">ey can achieve partial transformation to give a boost them a boost during fighting. </text:span></text:span><text:span text:style-name="Strong_20_Emphasis"><text:span text:style-name="T102">Alas</text:span></text:span><text:span text:style-name="Strong_20_Emphasis"><text:span text:style-name="T101"> the transformation will take some time and will consume part of their Energy. </text:span></text:span><text:span text:style-name="Strong_20_Emphasis"><text:span text:style-name="T103">However, there are rumours that by becoming one with their wolf part, </text:span></text:span><text:span text:style-name="Strong_20_Emphasis"><text:span text:style-name="T104">one</text:span></text:span><text:span text:style-name="Strong_20_Emphasis"><text:span text:style-name="T103"> would be able to switch from humanoid to beast form in an instant and without effort.</text:span></text:span></text:p>
        <text:p text:style-name="P71"><text:span text:style-name="Strong_20_Emphasis"><text:span text:style-name="T162">Requirement:</text:span></text:span></text:p>
        <text:list xml:id="list2775991696" text:style-name="L13">
          <text:list-header>
            <text:p text:style-name="P178"><text:span text:style-name="Strong_20_Emphasis"><text:span text:style-name="T226">A partial regression will only need few second <text:s/>(one turn) but </text:span></text:span><text:span text:style-name="Strong_20_Emphasis"><text:span text:style-name="T227">the complete one will take more time (3 turn). The user will need to make an instinct check if</text:span></text:span><text:span text:style-name="Strong_20_Emphasis"><text:span text:style-name="T228"> he isn’t completely attuned with his wolf part.</text:span></text:span></text:p>
          </text:list-header>
        </text:list>
        <text:p text:style-name="P88"><text:span text:style-name="Strong_20_Emphasis"><text:span text:style-name="T72">Effec</text:span></text:span><text:span text:style-name="Strong_20_Emphasis"><text:span text:style-name="T74">t</text:span></text:span><text:span text:style-name="Strong_20_Emphasis"><text:span text:style-name="T72"> </text:span></text:span><text:span text:style-name="Strong_20_Emphasis"><text:span text:style-name="T74">(</text:span></text:span><text:span text:style-name="Strong_20_Emphasis"><text:span text:style-name="T77">partial</text:span></text:span><text:span text:style-name="Strong_20_Emphasis"><text:span text:style-name="T74"> regression)</text:span></text:span><text:span text:style-name="Strong_20_Emphasis"><text:span text:style-name="T72">:</text:span></text:span></text:p>
        <text:list xml:id="list1483916297" text:style-name="L14">
          <text:list-item>
            <text:p text:style-name="P172"><text:span text:style-name="Strong_20_Emphasis"><text:span text:style-name="T230">damage close fighting +</text:span></text:span><text:span text:style-name="Strong_20_Emphasis"><text:span text:style-name="T231">3</text:span></text:span></text:p>
          </text:list-item>
          <text:list-item>
            <text:p text:style-name="P173"><text:span text:style-name="Strong_20_Emphasis"><text:span text:style-name="T229">Instinct stat + </text:span></text:span><text:span text:style-name="Strong_20_Emphasis"><text:span text:style-name="T233">10</text:span></text:span></text:p>
          </text:list-item>
          <text:list-item>
            <text:p text:style-name="P173"><text:span text:style-name="Strong_20_Emphasis"><text:span text:style-name="T231">strength +</text:span></text:span><text:span text:style-name="Strong_20_Emphasis"><text:span text:style-name="T233">3</text:span></text:span></text:p>
          </text:list-item>
        </text:list>
        <text:p text:style-name="P87"><text:span text:style-name="Strong_20_Emphasis"><text:span text:style-name="T123">Effec</text:span></text:span><text:span text:style-name="Strong_20_Emphasis"><text:span text:style-name="T171">t</text:span></text:span><text:span text:style-name="Strong_20_Emphasis"><text:span text:style-name="T123"> </text:span></text:span><text:span text:style-name="Strong_20_Emphasis"><text:span text:style-name="T171">(complete regression)</text:span></text:span><text:span text:style-name="Strong_20_Emphasis"><text:span text:style-name="T123">:</text:span></text:span></text:p>
        <text:list xml:id="list181781919" text:style-name="L15">
          <text:list-item>
            <text:p text:style-name="P174"><text:span text:style-name="Strong_20_Emphasis"><text:span text:style-name="T229">Diminution of the intelligence </text:span></text:span><text:span text:style-name="Strong_20_Emphasis"><text:span text:style-name="T234">and p</text:span></text:span><text:span text:style-name="Strong_20_Emphasis"><text:span text:style-name="T235">ossibility to lose control if the user isn't attuned with </text:span></text:span><text:span text:style-name="Strong_20_Emphasis"><text:span text:style-name="T236">h</text:span></text:span><text:span text:style-name="Strong_20_Emphasis"><text:span text:style-name="T235">is wolf part</text:span></text:span></text:p>
          </text:list-item>
          <text:list-item>
            <text:p text:style-name="P174"><text:span text:style-name="Strong_20_Emphasis"><text:span text:style-name="T229">Instinct stat + 20 strength +7</text:span></text:span></text:p>
          </text:list-item>
          <text:list-item>
            <text:p text:style-name="P174"><text:span text:style-name="Strong_20_Emphasis"><text:span text:style-name="T229">damage close fighting +</text:span></text:span><text:span text:style-name="Strong_20_Emphasis"><text:span text:style-name="T232">5</text:span></text:span></text:p>
          </text:list-item>
          <text:list-item>
            <text:p text:style-name="P186"><text:span text:style-name="Strong_20_Emphasis"><text:span text:style-name="T172">Can’t use tools </text:span></text:span><text:span text:style-name="Strong_20_Emphasis"><text:span text:style-name="T173">and only armour for polymorph or designed for wolf.</text:span></text:span></text:p>
          </text:list-item>
        </text:list>
        <text:h text:style-name="P158" text:outline-level="4"><text:span text:style-name="Strong_20_Emphasis"><text:span text:style-name="T176">Innate skills</text:span></text:span></text:h>
        <text:p text:style-name="P12"><text:span text:style-name="Strong_20_Emphasis"><text:span text:style-name="T166">As Hunter from the frozen tundra they possess strong resistance against frost environment and powerful hunter instinct:</text:span></text:span></text:p>
        <text:list xml:id="list1715006485" text:style-name="L16">
          <text:list-item>
            <text:p text:style-name="P175"><text:span text:style-name="Strong_20_Emphasis"><text:span text:style-name="T64">p</text:span></text:span><text:span text:style-name="Strong_20_Emphasis"><text:span text:style-name="T167">rimordial instinct (</text:span></text:span><text:span text:style-name="Strong_20_Emphasis"><text:span text:style-name="T237">+</text:span></text:span><text:span text:style-name="Strong_20_Emphasis"><text:span text:style-name="T238">5 </text:span></text:span><text:span text:style-name="Strong_20_Emphasis"><text:span text:style-name="T237">detection check</text:span></text:span><text:span text:style-name="Strong_20_Emphasis"><text:span text:style-name="T167">)</text:span></text:span></text:p>
          </text:list-item>
          <text:list-item>
            <text:p text:style-name="P175"><text:span text:style-name="Strong_20_Emphasis"><text:span text:style-name="T169">lesser </text:span></text:span><text:span text:style-name="Strong_20_Emphasis"><text:span text:style-name="T167">hypothermia immunity</text:span></text:span><text:span text:style-name="Strong_20_Emphasis"><text:span text:style-name="T168"> </text:span></text:span><text:span text:style-name="Strong_20_Emphasis"><text:span text:style-name="T174">(</text:span></text:span><text:span text:style-name="Strong_20_Emphasis"><text:span text:style-name="T239">non severe form</text:span></text:span><text:span text:style-name="Strong_20_Emphasis"><text:span text:style-name="T174">)</text:span></text:span></text:p>
          </text:list-item>
        </text:list>
        <text:h text:style-name="P138" text:outline-level="3"><text:bookmark-start text:name="__RefHeading___Toc4873_1569402401"/><text:span text:style-name="T191">T</text:span>he Bubulains<text:span text:style-name="T68"> </text:span><text:bookmark-end text:name="__RefHeading___Toc4873_1569402401"/></text:h>
        <text:h text:style-name="P149" text:outline-level="4"><text:bookmark-start text:name="__RefHeading___Toc1606_1886356450"/>Lore<text:bookmark-end text:name="__RefHeading___Toc1606_1886356450"/></text:h>
        <text:p text:style-name="P194"><text:span text:style-name="Strong_20_Emphasis"><text:span text:style-name="T199">The Bubulains are the are the last species of beast people, they are fears warrior with a strong body second to no one. </text:span></text:span><text:span text:style-name="Strong_20_Emphasis"><text:span text:style-name="T209">In the ancient time they where said to be the strongest race of the continent since they were not </text:span></text:span><text:span text:style-name="Strong_20_Emphasis"><text:span text:style-name="T210">only strong by their body but they were also able to harness powerful magic. Alas in their hubris they decide to </text:span></text:span><text:span text:style-name="Strong_20_Emphasis"><text:span text:style-name="T211">take a war upon Karrion </text:span></text:span><text:span text:style-name="Strong_20_Emphasis"><text:span text:style-name="T212">and try to dominate the entire continent,</text:span></text:span><text:span text:style-name="Strong_20_Emphasis"><text:span text:style-name="T211"> </text:span></text:span><text:span text:style-name="Strong_20_Emphasis"><text:span text:style-name="T212">even if they manage to save the appearance in the first time they were soon decimated <text:s/>by Karrion. At the end of the war </text:span></text:span><text:span text:style-name="Strong_20_Emphasis"><text:span text:style-name="T240">Karrion </text:span></text:span><text:span text:style-name="Strong_20_Emphasis"><text:span text:style-name="T241">decide to curse the entire race as the punishment. From this moment no Bubulain as been able to use magic, they where still able to use some artefact but couldn't manipulate Energy.</text:span></text:span></text:p>
        <text:h text:style-name="P153" text:outline-level="4"><text:bookmark-start text:name="__RefHeading___Toc870_59016298112"/>Description <text:bookmark-end text:name="__RefHeading___Toc870_59016298112"/></text:h>
        <text:p text:style-name="P68"><text:span text:style-name="Strong_20_Emphasis"><text:span text:style-name="T113">Lorem Ipsum</text:span></text:span><text:span text:style-name="T11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81"/>
        <text:h text:style-name="P153" text:outline-level="4"><draw:frame draw:style-name="fr4" draw:name="Image8" text:anchor-type="paragraph" svg:x="0.101cm" svg:y="0.259cm" svg:width="8.419cm" svg:height="11.559cm" draw:z-index="1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195"><text:span text:style-name="Strong_20_Emphasis"><text:span text:style-name="T177">Lorem Ipsum</text:span></text:span><text:span text:style-name="T177">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text:span></text:p>
        <text:h text:style-name="P144" text:outline-level="4"><text:bookmark-start text:name="__RefHeading___Toc3005_1718771812"/><text:soft-page-break/>Stats advantage<text:bookmark-end text:name="__RefHeading___Toc3005_1718771812"/></text:h>
        <text:p text:style-name="P63"><text:bookmark text:name="p241211"/><text:span text:style-name="T108">The </text:span><text:bookmark text:name="244213"/><text:span text:style-name="T108">Phusilians </text:span><text:bookmark text:name="288-289213"/><text:span text:style-name="T108">possess an extraordinary vitality, so </text:span><text:bookmark text:name="245213"/><text:span text:style-name="T108">they will have more HP than other </text:span><text:bookmark text:name="279-280213"/><text:span text:style-name="T108">species.</text:span><text:bookmark text:name="p242213"/><text:span text:style-name="T108"> However, </text:span><text:bookmark text:name="250213"/><text:span text:style-name="T108">due to their tree condition, </text:span><text:bookmark text:name="246213"/><text:span text:style-name="T108">they are extremely bulky, </text:span><text:span text:style-name="T109">but their rought bark provide them a natural defence</text:span><text:span text:style-name="T108">.</text:span><text:bookmark text:name="p243213"/><text:span text:style-name="T108"> Since </text:span><text:bookmark text:name="247213"/><text:span text:style-name="T108">they a </text:span><text:bookmark text:name="281-282213"/><text:span text:style-name="T108">youth as a </text:span><text:bookmark text:name="283-284213"/><text:span text:style-name="T108">plant is full of row emotion and </text:span><text:bookmark text:name="285213"/><text:span text:style-name="T108">sufferance, and due to their extended lifespan, </text:span><text:bookmark text:name="248213"/><text:span text:style-name="T108">they will accumulate a vast amount of </text:span><text:bookmark text:name="286-287213"/><text:span text:style-name="T108">knowledge.</text:span></text:p>
        <text:p text:style-name="P29">Summary :</text:p>
        <table:table table:name="Tableau7" table:style-name="Tableau7">
          <table:table-column table:style-name="Tableau7.A"/>
          <table:table-column table:style-name="Tableau7.B"/>
          <table:table-row table:style-name="Tableau7.1">
            <table:table-cell table:style-name="Tableau7.A1" office:value-type="string">
              <text:p text:style-name="P91">Stat</text:p>
            </table:table-cell>
            <table:table-cell table:style-name="Tableau7.A1" office:value-type="string">
              <text:p text:style-name="P91">Bonus</text:p>
            </table:table-cell>
          </table:table-row>
          <table:table-row table:style-name="Tableau7.1">
            <table:table-cell table:style-name="Tableau7.A2" office:value-type="string">
              <text:p text:style-name="P91">Dexterity</text:p>
            </table:table-cell>
            <table:table-cell table:style-name="Tableau7.A2" office:value-type="string">
              <text:p text:style-name="P112"><text:span text:style-name="T214">1</text:span>0 to <text:span text:style-name="T216">25</text:span></text:p>
            </table:table-cell>
          </table:table-row>
          <table:table-row table:style-name="Tableau7.1">
            <table:table-cell table:style-name="Tableau7.A2" office:value-type="string">
              <text:p text:style-name="P91">Strength</text:p>
            </table:table-cell>
            <table:table-cell table:style-name="Tableau7.A2" office:value-type="string">
              <text:p text:style-name="P97">-<text:span text:style-name="T215">10 to </text:span><text:span text:style-name="T216">10</text:span></text:p>
            </table:table-cell>
          </table:table-row>
          <table:table-row table:style-name="Tableau7.1">
            <table:table-cell table:style-name="Tableau7.A2" office:value-type="string">
              <text:p text:style-name="P91">Social</text:p>
            </table:table-cell>
            <table:table-cell table:style-name="Tableau7.B4" office:value-type="float" office:value="0">
              <text:p text:style-name="P97">0</text:p>
            </table:table-cell>
          </table:table-row>
          <table:table-row table:style-name="Tableau7.1">
            <table:table-cell table:style-name="Tableau7.A2" office:value-type="string">
              <text:p text:style-name="P91">Instinct</text:p>
            </table:table-cell>
            <table:table-cell table:style-name="Tableau7.B4" office:value-type="float" office:value="0">
              <text:p text:style-name="P104">0</text:p>
            </table:table-cell>
          </table:table-row>
          <table:table-row table:style-name="Tableau7.1">
            <table:table-cell table:style-name="Tableau7.A2" office:value-type="string">
              <text:p text:style-name="P91">Intelligence</text:p>
            </table:table-cell>
            <table:table-cell table:style-name="Tableau7.B4" office:value-type="float" office:value="0">
              <text:p text:style-name="P104">0</text:p>
            </table:table-cell>
          </table:table-row>
          <table:table-row table:style-name="Tableau7.1">
            <table:table-cell table:style-name="Tableau7.A2" office:value-type="string">
              <text:p text:style-name="P91">HP</text:p>
            </table:table-cell>
            <table:table-cell table:style-name="Tableau7.B4" office:value-type="float" office:value="0">
              <text:p text:style-name="P104">0</text:p>
            </table:table-cell>
          </table:table-row>
          <table:table-row table:style-name="Tableau7.8">
            <table:table-cell table:style-name="Tableau7.A8" office:value-type="string">
              <text:p text:style-name="P91">Energy</text:p>
            </table:table-cell>
            <table:table-cell table:style-name="Tableau7.B8" office:value-type="float" office:value="0">
              <text:p text:style-name="P97">0</text:p>
            </table:table-cell>
          </table:table-row>
          <table:table-row table:style-name="Tableau7.1">
            <table:table-cell table:style-name="Tableau7.A9" office:value-type="string">
              <text:p text:style-name="P101">Natural Armour</text:p>
            </table:table-cell>
            <table:table-cell table:style-name="Tableau7.B9" office:value-type="float" office:value="0">
              <text:p text:style-name="P107">0</text:p>
            </table:table-cell>
          </table:table-row>
        </table:table>
        <text:p text:style-name="P80"/>
        <text:h text:style-name="P153" text:outline-level="4"><text:bookmark-start text:name="__RefHeading___Toc3007_1718771812"/>Traditional Body Forging<text:bookmark-end text:name="__RefHeading___Toc3007_1718771812"/></text:h>
        <text:p text:style-name="P61"><text:span text:style-name="Strong_20_Emphasis"><text:span text:style-name="T92">The </text:span></text:span><text:bookmark text:name="244219"/><text:span text:style-name="Strong_20_Emphasis"><text:span text:style-name="T92">Phusilians </text:span></text:span><text:bookmark text:name="288-289219"/><text:span text:style-name="Strong_20_Emphasis"><text:span text:style-name="T92">possess an extraordinary vitality, so </text:span></text:span><text:bookmark text:name="245219"/><text:span text:style-name="Strong_20_Emphasis"><text:span text:style-name="T92">they will have more HP than other </text:span></text:span><text:bookmark text:name="279-280219"/><text:span text:style-name="Strong_20_Emphasis"><text:span text:style-name="T92">species.</text:span></text:span><text:bookmark text:name="p242219"/><text:span text:style-name="Strong_20_Emphasis"><text:span text:style-name="T92"> However, </text:span></text:span><text:bookmark text:name="250219"/><text:span text:style-name="Strong_20_Emphasis"><text:span text:style-name="T92">due to their tree condition, </text:span></text:span><text:bookmark text:name="246219"/><text:span text:style-name="Strong_20_Emphasis"><text:span text:style-name="T92">they are extremely bulky, </text:span></text:span><text:span text:style-name="Strong_20_Emphasis"><text:span text:style-name="T93">but their rought bark provide them a natural defence</text:span></text:span><text:span text:style-name="Strong_20_Emphasis"><text:span text:style-name="T92">.</text:span></text:span><text:bookmark text:name="p243219"/><text:span text:style-name="Strong_20_Emphasis"><text:span text:style-name="T92"> Since </text:span></text:span><text:bookmark text:name="247219"/><text:span text:style-name="Strong_20_Emphasis"><text:span text:style-name="T92">they a </text:span></text:span><text:bookmark text:name="281-282219"/><text:span text:style-name="Strong_20_Emphasis"><text:span text:style-name="T92">youth as a </text:span></text:span><text:bookmark text:name="283-284219"/><text:span text:style-name="Strong_20_Emphasis"><text:span text:style-name="T92">plant is full of row emotion and </text:span></text:span><text:bookmark text:name="285219"/><text:span text:style-name="Strong_20_Emphasis"><text:span text:style-name="T92">sufferance, and due to their extended lifespan, </text:span></text:span><text:bookmark text:name="248219"/><text:span text:style-name="Strong_20_Emphasis"><text:span text:style-name="T92">they will accumulate a vast amount of </text:span></text:span><text:bookmark text:name="286-287219"/><text:span text:style-name="Strong_20_Emphasis"><text:span text:style-name="T92">knowledge.</text:span></text:span></text:p>
        <text:p text:style-name="P11"><text:span text:style-name="Strong_20_Emphasis"><text:span text:style-name="T123">Effect :</text:span></text:span></text:p>
        <text:h text:style-name="P137" text:outline-level="3"><text:bookmark-start text:name="__RefHeading___Toc960_3956299766"/>The Saurigni<text:span text:style-name="T78">a</text:span>ns <text:bookmark-end text:name="__RefHeading___Toc960_3956299766"/></text:h>
        <text:h text:style-name="P148" text:outline-level="4"><text:bookmark-start text:name="__RefHeading___Toc1600_1886356450"/>Lore<text:bookmark-end text:name="__RefHeading___Toc1600_1886356450"/></text:h>
        <text:p text:style-name="P20"><text:span text:style-name="Strong_20_Emphasis"><text:span text:style-name="T113">Lorem Ipsum</text:span></text:span><text:span text:style-name="T11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1" text:outline-level="4"><text:bookmark-start text:name="__RefHeading___Toc870_5901629819"/>Description <text:bookmark-end text:name="__RefHeading___Toc870_5901629819"/></text:h>
        <text:p text:style-name="P20"><text:span text:style-name="Strong_20_Emphasis"><text:span text:style-name="T113">Lorem Ipsum</text:span></text:span><text:span text:style-name="T11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82"/>
        <text:h text:style-name="P141" text:outline-level="4"><draw:frame draw:style-name="fr4" draw:name="Image5" text:anchor-type="paragraph" svg:x="0.101cm" svg:y="0.259cm" svg:width="8.419cm" svg:height="11.559cm" draw:z-index="10"><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0"><text:span text:style-name="Strong_20_Emphasis"><text:span text:style-name="T177">Lorem Ipsum</text:span></text:span><text:span text:style-name="T177">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5" text:outline-level="4"><text:bookmark-start text:name="__RefHeading___Toc2989_1718771812"/><text:soft-page-break/>Stats advantage<text:bookmark-end text:name="__RefHeading___Toc2989_1718771812"/></text:h>
        <text:p text:style-name="P62"><text:bookmark text:name="p24127"/><text:span text:style-name="T108">The </text:span><text:bookmark text:name="24428"/><text:span text:style-name="T108">Phusilians </text:span><text:bookmark text:name="288-28928"/><text:span text:style-name="T108">possess an extraordinary vitality, so </text:span><text:bookmark text:name="24528"/><text:span text:style-name="T108">they will have more HP than other </text:span><text:bookmark text:name="279-28028"/><text:span text:style-name="T108">species.</text:span><text:bookmark text:name="p24228"/><text:span text:style-name="T108"> However, </text:span><text:bookmark text:name="25028"/><text:span text:style-name="T108">due to their tree condition, </text:span><text:bookmark text:name="24628"/><text:span text:style-name="T108">they are extremely bulky, </text:span><text:span text:style-name="T109">but their rought bark provide them a natural defence</text:span><text:span text:style-name="T108">.</text:span><text:bookmark text:name="p24328"/><text:span text:style-name="T108"> Since </text:span><text:bookmark text:name="24728"/><text:span text:style-name="T108">they a </text:span><text:bookmark text:name="281-28228"/><text:span text:style-name="T108">youth as a </text:span><text:bookmark text:name="283-28428"/><text:span text:style-name="T108">plant is full of row emotion and </text:span><text:bookmark text:name="28528"/><text:span text:style-name="T108">sufferance, and due to their extended lifespan, </text:span><text:bookmark text:name="24828"/><text:span text:style-name="T108">they will accumulate a vast amount of </text:span><text:bookmark text:name="286-28728"/><text:span text:style-name="T108">knowledge.</text:span></text:p>
        <text:p text:style-name="P28">Summary :</text:p>
        <table:table table:name="Tableau3" table:style-name="Tableau3">
          <table:table-column table:style-name="Tableau3.A"/>
          <table:table-column table:style-name="Tableau3.B"/>
          <table:table-row table:style-name="Tableau3.1">
            <table:table-cell table:style-name="Tableau3.A1" office:value-type="string">
              <text:p text:style-name="P93">Stat</text:p>
            </table:table-cell>
            <table:table-cell table:style-name="Tableau3.A1" office:value-type="string">
              <text:p text:style-name="P93">Bonus</text:p>
            </table:table-cell>
          </table:table-row>
          <table:table-row table:style-name="Tableau3.1">
            <table:table-cell table:style-name="Tableau3.A2" office:value-type="string">
              <text:p text:style-name="P93">Dexterity</text:p>
            </table:table-cell>
            <table:table-cell table:style-name="Tableau3.A2" office:value-type="string">
              <text:p text:style-name="P111"><text:span text:style-name="T214">1</text:span>0 to <text:span text:style-name="T216">25</text:span></text:p>
            </table:table-cell>
          </table:table-row>
          <table:table-row table:style-name="Tableau3.1">
            <table:table-cell table:style-name="Tableau3.A2" office:value-type="string">
              <text:p text:style-name="P93">Strength</text:p>
            </table:table-cell>
            <table:table-cell table:style-name="Tableau3.A2" office:value-type="string">
              <text:p text:style-name="P96">-<text:span text:style-name="T215">10 to </text:span><text:span text:style-name="T216">10</text:span></text:p>
            </table:table-cell>
          </table:table-row>
          <table:table-row table:style-name="Tableau3.1">
            <table:table-cell table:style-name="Tableau3.A2" office:value-type="string">
              <text:p text:style-name="P93">Social</text:p>
            </table:table-cell>
            <table:table-cell table:style-name="Tableau3.B4" office:value-type="float" office:value="0">
              <text:p text:style-name="P96">0</text:p>
            </table:table-cell>
          </table:table-row>
          <table:table-row table:style-name="Tableau3.1">
            <table:table-cell table:style-name="Tableau3.A2" office:value-type="string">
              <text:p text:style-name="P93">Instinct</text:p>
            </table:table-cell>
            <table:table-cell table:style-name="Tableau3.B4" office:value-type="float" office:value="0">
              <text:p text:style-name="P103">0</text:p>
            </table:table-cell>
          </table:table-row>
          <table:table-row table:style-name="Tableau3.1">
            <table:table-cell table:style-name="Tableau3.A2" office:value-type="string">
              <text:p text:style-name="P93">Intelligence</text:p>
            </table:table-cell>
            <table:table-cell table:style-name="Tableau3.B4" office:value-type="float" office:value="0">
              <text:p text:style-name="P103">0</text:p>
            </table:table-cell>
          </table:table-row>
          <table:table-row table:style-name="Tableau3.1">
            <table:table-cell table:style-name="Tableau3.A2" office:value-type="string">
              <text:p text:style-name="P93">HP</text:p>
            </table:table-cell>
            <table:table-cell table:style-name="Tableau3.B4" office:value-type="float" office:value="0">
              <text:p text:style-name="P103">0</text:p>
            </table:table-cell>
          </table:table-row>
          <table:table-row table:style-name="Tableau3.8">
            <table:table-cell table:style-name="Tableau3.A8" office:value-type="string">
              <text:p text:style-name="P93">Energy</text:p>
            </table:table-cell>
            <table:table-cell table:style-name="Tableau3.B8" office:value-type="float" office:value="0">
              <text:p text:style-name="P96">0</text:p>
            </table:table-cell>
          </table:table-row>
          <table:table-row table:style-name="Tableau3.1">
            <table:table-cell table:style-name="Tableau3.A9" office:value-type="string">
              <text:p text:style-name="P100">Natural Armour</text:p>
            </table:table-cell>
            <table:table-cell table:style-name="Tableau3.B9" office:value-type="float" office:value="0">
              <text:p text:style-name="P106">0</text:p>
            </table:table-cell>
          </table:table-row>
        </table:table>
        <text:p text:style-name="P79"/>
        <text:h text:style-name="P152" text:outline-level="4"><text:bookmark-start text:name="__RefHeading___Toc2991_1718771812"/>Traditional Body Forging<text:bookmark-end text:name="__RefHeading___Toc2991_1718771812"/></text:h>
        <text:p text:style-name="P59"><text:span text:style-name="Strong_20_Emphasis"><text:span text:style-name="T92">The </text:span></text:span><text:bookmark text:name="244215"/><text:span text:style-name="Strong_20_Emphasis"><text:span text:style-name="T92">Phusilians </text:span></text:span><text:bookmark text:name="288-289215"/><text:span text:style-name="Strong_20_Emphasis"><text:span text:style-name="T92">possess an extraordinary vitality, so </text:span></text:span><text:bookmark text:name="245215"/><text:span text:style-name="Strong_20_Emphasis"><text:span text:style-name="T92">they will have more HP than other </text:span></text:span><text:bookmark text:name="279-280215"/><text:span text:style-name="Strong_20_Emphasis"><text:span text:style-name="T92">species.</text:span></text:span><text:bookmark text:name="p242215"/><text:span text:style-name="Strong_20_Emphasis"><text:span text:style-name="T92"> However, </text:span></text:span><text:bookmark text:name="250215"/><text:span text:style-name="Strong_20_Emphasis"><text:span text:style-name="T92">due to their tree condition, </text:span></text:span><text:bookmark text:name="246215"/><text:span text:style-name="Strong_20_Emphasis"><text:span text:style-name="T92">they are extremely bulky, </text:span></text:span><text:span text:style-name="Strong_20_Emphasis"><text:span text:style-name="T93">but their rought bark provide them a natural defence</text:span></text:span><text:span text:style-name="Strong_20_Emphasis"><text:span text:style-name="T92">.</text:span></text:span><text:bookmark text:name="p243215"/><text:span text:style-name="Strong_20_Emphasis"><text:span text:style-name="T92"> Since </text:span></text:span><text:bookmark text:name="247215"/><text:span text:style-name="Strong_20_Emphasis"><text:span text:style-name="T92">they a </text:span></text:span><text:bookmark text:name="281-282215"/><text:span text:style-name="Strong_20_Emphasis"><text:span text:style-name="T92">youth as a </text:span></text:span><text:bookmark text:name="283-284215"/><text:span text:style-name="Strong_20_Emphasis"><text:span text:style-name="T92">plant is full of row emotion and </text:span></text:span><text:bookmark text:name="285215"/><text:span text:style-name="Strong_20_Emphasis"><text:span text:style-name="T92">sufferance, and due to their extended lifespan, </text:span></text:span><text:bookmark text:name="248215"/><text:span text:style-name="Strong_20_Emphasis"><text:span text:style-name="T92">they will accumulate a vast amount of </text:span></text:span><text:bookmark text:name="286-287215"/><text:span text:style-name="Strong_20_Emphasis"><text:span text:style-name="T92">knowledge.</text:span></text:span></text:p>
        <text:p text:style-name="P10"><text:span text:style-name="Strong_20_Emphasis"><text:span text:style-name="T123">Effect :</text:span></text:span></text:p>
        <text:h text:style-name="P137" text:outline-level="3"><text:bookmark-start text:name="__RefHeading___Toc964_3956299766"/>The humans<text:bookmark-end text:name="__RefHeading___Toc964_3956299766"/></text:h>
        <text:h text:style-name="P148" text:outline-level="4"><text:bookmark-start text:name="__RefHeading___Toc1602_1886356450"/>Lore<text:bookmark-end text:name="__RefHeading___Toc1602_1886356450"/></text:h>
        <text:p text:style-name="P20"><text:span text:style-name="Strong_20_Emphasis"><text:span text:style-name="T113">Lorem Ipsum</text:span></text:span><text:span text:style-name="T11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1" text:outline-level="4"><text:bookmark-start text:name="__RefHeading___Toc870_59016298110"/>Description <text:bookmark-end text:name="__RefHeading___Toc870_59016298110"/></text:h>
        <text:p text:style-name="Text_20_body"><text:span text:style-name="Strong_20_Emphasis"><text:span text:style-name="T113">Lorem Ipsum</text:span></text:span><text:span text:style-name="T11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2"/>
        <text:h text:style-name="P141" text:outline-level="4"><draw:frame draw:style-name="fr4" draw:name="Image6" text:anchor-type="paragraph" svg:x="0.101cm" svg:y="0.259cm" svg:width="8.419cm" svg:height="11.559cm" draw:z-index="9"><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75">Lorem Ipsum</text:span></text:span><text:span text:style-name="T7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1" text:outline-level="4"><text:bookmark-start text:name="__RefHeading___Toc2993_1718771812"/><text:soft-page-break/>Stats advantage<text:bookmark-end text:name="__RefHeading___Toc2993_1718771812"/></text:h>
        <text:p text:style-name="P32"><text:bookmark text:name="p24128"/>The <text:bookmark text:name="24429"/>Phusilians <text:bookmark text:name="288-28929"/>possess an extraordinary vitality, so <text:bookmark text:name="24529"/>they will have more HP than other <text:bookmark text:name="279-28029"/>species.<text:bookmark text:name="p24229"/> However, <text:bookmark text:name="25029"/>due to their tree condition, <text:bookmark text:name="24629"/>they are extremely bulky, but their rought bark provide them a natural defence.<text:bookmark text:name="p24329"/> Since <text:bookmark text:name="24729"/>they a <text:bookmark text:name="281-28229"/>youth as a <text:bookmark text:name="283-28429"/>plant is full of row emotion and <text:bookmark text:name="28529"/>sufferance, and due to their extended lifespan, <text:bookmark text:name="24829"/>they will accumulate a vast amount of <text:bookmark text:name="286-28729"/>knowledge.</text:p>
        <text:p text:style-name="P32">Summary :</text:p>
        <table:table table:name="Tableau4" table:style-name="Tableau4">
          <table:table-column table:style-name="Tableau4.A"/>
          <table:table-column table:style-name="Tableau4.B"/>
          <table:table-row table:style-name="Tableau4.1">
            <table:table-cell table:style-name="Tableau4.A1" office:value-type="string">
              <text:p text:style-name="P90">Stat</text:p>
            </table:table-cell>
            <table:table-cell table:style-name="Tableau4.A1" office:value-type="string">
              <text:p text:style-name="P90">Bonus</text:p>
            </table:table-cell>
          </table:table-row>
          <table:table-row table:style-name="Tableau4.1">
            <table:table-cell table:style-name="Tableau4.A2" office:value-type="string">
              <text:p text:style-name="P90">Dexterity</text:p>
            </table:table-cell>
            <table:table-cell table:style-name="Tableau4.A2" office:value-type="string">
              <text:p text:style-name="P90">10 to 25</text:p>
            </table:table-cell>
          </table:table-row>
          <table:table-row table:style-name="Tableau4.1">
            <table:table-cell table:style-name="Tableau4.A2" office:value-type="string">
              <text:p text:style-name="P90">Strength</text:p>
            </table:table-cell>
            <table:table-cell table:style-name="Tableau4.A2" office:value-type="string">
              <text:p text:style-name="P90">-10 to 10</text:p>
            </table:table-cell>
          </table:table-row>
          <table:table-row table:style-name="Tableau4.1">
            <table:table-cell table:style-name="Tableau4.A2" office:value-type="string">
              <text:p text:style-name="P90">Social</text:p>
            </table:table-cell>
            <table:table-cell table:style-name="Tableau4.B4" office:value-type="float" office:value="0">
              <text:p text:style-name="P90">0</text:p>
            </table:table-cell>
          </table:table-row>
          <table:table-row table:style-name="Tableau4.1">
            <table:table-cell table:style-name="Tableau4.A2" office:value-type="string">
              <text:p text:style-name="P90">Instinct</text:p>
            </table:table-cell>
            <table:table-cell table:style-name="Tableau4.B4" office:value-type="float" office:value="0">
              <text:p text:style-name="P90">0</text:p>
            </table:table-cell>
          </table:table-row>
          <table:table-row table:style-name="Tableau4.1">
            <table:table-cell table:style-name="Tableau4.A2" office:value-type="string">
              <text:p text:style-name="P90">Intelligence</text:p>
            </table:table-cell>
            <table:table-cell table:style-name="Tableau4.B4" office:value-type="float" office:value="0">
              <text:p text:style-name="P90">0</text:p>
            </table:table-cell>
          </table:table-row>
          <table:table-row table:style-name="Tableau4.1">
            <table:table-cell table:style-name="Tableau4.A2" office:value-type="string">
              <text:p text:style-name="P90">HP</text:p>
            </table:table-cell>
            <table:table-cell table:style-name="Tableau4.B4" office:value-type="float" office:value="0">
              <text:p text:style-name="P90">0</text:p>
            </table:table-cell>
          </table:table-row>
          <table:table-row table:style-name="Tableau4.8">
            <table:table-cell table:style-name="Tableau4.A8" office:value-type="string">
              <text:p text:style-name="P90">Energy</text:p>
            </table:table-cell>
            <table:table-cell table:style-name="Tableau4.B8" office:value-type="float" office:value="0">
              <text:p text:style-name="P90">0</text:p>
            </table:table-cell>
          </table:table-row>
          <table:table-row table:style-name="Tableau4.1">
            <table:table-cell table:style-name="Tableau4.A9" office:value-type="string">
              <text:p text:style-name="P90">Natural Armour</text:p>
            </table:table-cell>
            <table:table-cell table:style-name="Tableau4.B9" office:value-type="float" office:value="0">
              <text:p text:style-name="P90">0</text:p>
            </table:table-cell>
          </table:table-row>
        </table:table>
        <text:p text:style-name="P32"/>
        <text:h text:style-name="P141" text:outline-level="4"><text:bookmark-start text:name="__RefHeading___Toc2995_1718771812"/>Traditional Body Forging<text:bookmark-end text:name="__RefHeading___Toc2995_1718771812"/></text:h>
        <text:p text:style-name="Text_20_body"><text:span text:style-name="Strong_20_Emphasis"><text:span text:style-name="T123">The </text:span></text:span><text:bookmark text:name="244216"/><text:span text:style-name="Strong_20_Emphasis"><text:span text:style-name="T123">Phusilians </text:span></text:span><text:bookmark text:name="288-289216"/><text:span text:style-name="Strong_20_Emphasis"><text:span text:style-name="T123">possess an extraordinary vitality, so </text:span></text:span><text:bookmark text:name="245216"/><text:span text:style-name="Strong_20_Emphasis"><text:span text:style-name="T123">they will have more HP than other </text:span></text:span><text:bookmark text:name="279-280216"/><text:span text:style-name="Strong_20_Emphasis"><text:span text:style-name="T123">species.</text:span></text:span><text:bookmark text:name="p242216"/><text:span text:style-name="Strong_20_Emphasis"><text:span text:style-name="T123"> However, </text:span></text:span><text:bookmark text:name="250216"/><text:span text:style-name="Strong_20_Emphasis"><text:span text:style-name="T123">due to their tree condition, </text:span></text:span><text:bookmark text:name="246216"/><text:span text:style-name="Strong_20_Emphasis"><text:span text:style-name="T123">they are extremely bulky, but their rought bark provide them a natural defence.</text:span></text:span><text:bookmark text:name="p243216"/><text:span text:style-name="Strong_20_Emphasis"><text:span text:style-name="T123"> Since </text:span></text:span><text:bookmark text:name="247216"/><text:span text:style-name="Strong_20_Emphasis"><text:span text:style-name="T123">they a </text:span></text:span><text:bookmark text:name="281-282216"/><text:span text:style-name="Strong_20_Emphasis"><text:span text:style-name="T123">youth as a </text:span></text:span><text:bookmark text:name="283-284216"/><text:span text:style-name="Strong_20_Emphasis"><text:span text:style-name="T123">plant is full of row emotion and </text:span></text:span><text:bookmark text:name="285216"/><text:span text:style-name="Strong_20_Emphasis"><text:span text:style-name="T123">sufferance, and due to their extended lifespan, </text:span></text:span><text:bookmark text:name="248216"/><text:span text:style-name="Strong_20_Emphasis"><text:span text:style-name="T123">they will accumulate a vast amount of </text:span></text:span><text:bookmark text:name="286-287216"/><text:span text:style-name="Strong_20_Emphasis"><text:span text:style-name="T123">knowledge.</text:span></text:span></text:p>
        <text:p text:style-name="Text_20_body"><text:span text:style-name="Strong_20_Emphasis"><text:span text:style-name="T123">Effect :</text:span></text:span></text:p>
        <text:h text:style-name="P137" text:outline-level="3"><text:bookmark-start text:name="__RefHeading___Toc968_3956299766"/><text:s/>The Nephesselai<text:span text:style-name="T79">a</text:span>ns <text:bookmark-end text:name="__RefHeading___Toc968_3956299766"/></text:h>
        <text:h text:style-name="P148" text:outline-level="4"><text:bookmark-start text:name="__RefHeading___Toc1604_1886356450"/>Lore<text:bookmark-end text:name="__RefHeading___Toc1604_1886356450"/></text:h>
        <text:p text:style-name="P20"><text:span text:style-name="Strong_20_Emphasis"><text:span text:style-name="T113">Lorem Ipsum</text:span></text:span><text:span text:style-name="T11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1" text:outline-level="4"><text:bookmark-start text:name="__RefHeading___Toc870_59016298111"/>Description <text:bookmark-end text:name="__RefHeading___Toc870_59016298111"/></text:h>
        <text:p text:style-name="Text_20_body"><text:span text:style-name="Strong_20_Emphasis"><text:span text:style-name="T113">Lorem Ipsum</text:span></text:span><text:span text:style-name="T11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2"/>
        <text:h text:style-name="P141" text:outline-level="4"><draw:frame draw:style-name="fr4" draw:name="Image7"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0"><text:span text:style-name="Strong_20_Emphasis"><text:span text:style-name="T75">Lorem Ipsum</text:span></text:span><text:span text:style-name="T7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5" text:outline-level="4"><text:bookmark-start text:name="__RefHeading___Toc2997_1718771812"/><text:soft-page-break/>Stats advantage<text:bookmark-end text:name="__RefHeading___Toc2997_1718771812"/></text:h>
        <text:p text:style-name="P62"><text:bookmark text:name="p24129"/><text:span text:style-name="T108">The </text:span><text:bookmark text:name="244210"/><text:span text:style-name="T108">Phusilians </text:span><text:bookmark text:name="288-289210"/><text:span text:style-name="T108">possess an extraordinary vitality, so </text:span><text:bookmark text:name="245210"/><text:span text:style-name="T108">they will have more HP than other </text:span><text:bookmark text:name="279-280210"/><text:span text:style-name="T108">species.</text:span><text:bookmark text:name="p242210"/><text:span text:style-name="T108"> However, </text:span><text:bookmark text:name="250210"/><text:span text:style-name="T108">due to their tree condition, </text:span><text:bookmark text:name="246210"/><text:span text:style-name="T108">they are extremely bulky, </text:span><text:span text:style-name="T109">but their rought bark provide them a natural defence</text:span><text:span text:style-name="T108">.</text:span><text:bookmark text:name="p243210"/><text:span text:style-name="T108"> Since </text:span><text:bookmark text:name="247210"/><text:span text:style-name="T108">they a </text:span><text:bookmark text:name="281-282210"/><text:span text:style-name="T108">youth as a </text:span><text:bookmark text:name="283-284210"/><text:span text:style-name="T108">plant is full of row emotion and </text:span><text:bookmark text:name="285210"/><text:span text:style-name="T108">sufferance, and due to their extended lifespan, </text:span><text:bookmark text:name="248210"/><text:span text:style-name="T108">they will accumulate a vast amount of </text:span><text:bookmark text:name="286-287210"/><text:span text:style-name="T108">knowledge.</text:span></text:p>
        <text:p text:style-name="P28">Summary :</text:p>
        <table:table table:name="Tableau5" table:style-name="Tableau5">
          <table:table-column table:style-name="Tableau5.A"/>
          <table:table-column table:style-name="Tableau5.B"/>
          <table:table-row table:style-name="Tableau5.1">
            <table:table-cell table:style-name="Tableau5.A1" office:value-type="string">
              <text:p text:style-name="P93">Stat</text:p>
            </table:table-cell>
            <table:table-cell table:style-name="Tableau5.A1" office:value-type="string">
              <text:p text:style-name="P93">Bonus</text:p>
            </table:table-cell>
          </table:table-row>
          <table:table-row table:style-name="Tableau5.1">
            <table:table-cell table:style-name="Tableau5.A2" office:value-type="string">
              <text:p text:style-name="P93">Dexterity</text:p>
            </table:table-cell>
            <table:table-cell table:style-name="Tableau5.A2" office:value-type="string">
              <text:p text:style-name="P111"><text:span text:style-name="T214">1</text:span>0 to <text:span text:style-name="T216">25</text:span></text:p>
            </table:table-cell>
          </table:table-row>
          <table:table-row table:style-name="Tableau5.1">
            <table:table-cell table:style-name="Tableau5.A2" office:value-type="string">
              <text:p text:style-name="P93">Strength</text:p>
            </table:table-cell>
            <table:table-cell table:style-name="Tableau5.A2" office:value-type="string">
              <text:p text:style-name="P96">-<text:span text:style-name="T215">10 to </text:span><text:span text:style-name="T216">10</text:span></text:p>
            </table:table-cell>
          </table:table-row>
          <table:table-row table:style-name="Tableau5.1">
            <table:table-cell table:style-name="Tableau5.A2" office:value-type="string">
              <text:p text:style-name="P93">Social</text:p>
            </table:table-cell>
            <table:table-cell table:style-name="Tableau5.B4" office:value-type="float" office:value="0">
              <text:p text:style-name="P96">0</text:p>
            </table:table-cell>
          </table:table-row>
          <table:table-row table:style-name="Tableau5.1">
            <table:table-cell table:style-name="Tableau5.A2" office:value-type="string">
              <text:p text:style-name="P93">Instinct</text:p>
            </table:table-cell>
            <table:table-cell table:style-name="Tableau5.B4" office:value-type="float" office:value="0">
              <text:p text:style-name="P103">0</text:p>
            </table:table-cell>
          </table:table-row>
          <table:table-row table:style-name="Tableau5.1">
            <table:table-cell table:style-name="Tableau5.A2" office:value-type="string">
              <text:p text:style-name="P93">Intelligence</text:p>
            </table:table-cell>
            <table:table-cell table:style-name="Tableau5.B4" office:value-type="float" office:value="0">
              <text:p text:style-name="P103">0</text:p>
            </table:table-cell>
          </table:table-row>
          <table:table-row table:style-name="Tableau5.1">
            <table:table-cell table:style-name="Tableau5.A2" office:value-type="string">
              <text:p text:style-name="P93">HP</text:p>
            </table:table-cell>
            <table:table-cell table:style-name="Tableau5.B4" office:value-type="float" office:value="0">
              <text:p text:style-name="P103">0</text:p>
            </table:table-cell>
          </table:table-row>
          <table:table-row table:style-name="Tableau5.8">
            <table:table-cell table:style-name="Tableau5.A8" office:value-type="string">
              <text:p text:style-name="P93">Energy</text:p>
            </table:table-cell>
            <table:table-cell table:style-name="Tableau5.B8" office:value-type="float" office:value="0">
              <text:p text:style-name="P96">0</text:p>
            </table:table-cell>
          </table:table-row>
          <table:table-row table:style-name="Tableau5.1">
            <table:table-cell table:style-name="Tableau5.A9" office:value-type="string">
              <text:p text:style-name="P100">Natural Armour</text:p>
            </table:table-cell>
            <table:table-cell table:style-name="Tableau5.B9" office:value-type="float" office:value="0">
              <text:p text:style-name="P106">0</text:p>
            </table:table-cell>
          </table:table-row>
        </table:table>
        <text:p text:style-name="P79"/>
        <text:h text:style-name="P152" text:outline-level="4"><text:bookmark-start text:name="__RefHeading___Toc2999_1718771812"/>Traditional Body Forging<text:bookmark-end text:name="__RefHeading___Toc2999_1718771812"/></text:h>
        <text:p text:style-name="P59"><text:span text:style-name="Strong_20_Emphasis"><text:span text:style-name="T92">The </text:span></text:span><text:bookmark text:name="244217"/><text:span text:style-name="Strong_20_Emphasis"><text:span text:style-name="T92">Phusilians </text:span></text:span><text:bookmark text:name="288-289217"/><text:span text:style-name="Strong_20_Emphasis"><text:span text:style-name="T92">possess an extraordinary vitality, so </text:span></text:span><text:bookmark text:name="245217"/><text:span text:style-name="Strong_20_Emphasis"><text:span text:style-name="T92">they will have more HP than other </text:span></text:span><text:bookmark text:name="279-280217"/><text:span text:style-name="Strong_20_Emphasis"><text:span text:style-name="T92">species.</text:span></text:span><text:bookmark text:name="p242217"/><text:span text:style-name="Strong_20_Emphasis"><text:span text:style-name="T92"> However, </text:span></text:span><text:bookmark text:name="250217"/><text:span text:style-name="Strong_20_Emphasis"><text:span text:style-name="T92">due to their tree condition, </text:span></text:span><text:bookmark text:name="246217"/><text:span text:style-name="Strong_20_Emphasis"><text:span text:style-name="T92">they are extremely bulky, </text:span></text:span><text:span text:style-name="Strong_20_Emphasis"><text:span text:style-name="T93">but their rought bark provide them a natural defence</text:span></text:span><text:span text:style-name="Strong_20_Emphasis"><text:span text:style-name="T92">.</text:span></text:span><text:bookmark text:name="p243217"/><text:span text:style-name="Strong_20_Emphasis"><text:span text:style-name="T92"> Since </text:span></text:span><text:bookmark text:name="247217"/><text:span text:style-name="Strong_20_Emphasis"><text:span text:style-name="T92">they a </text:span></text:span><text:bookmark text:name="281-282217"/><text:span text:style-name="Strong_20_Emphasis"><text:span text:style-name="T92">youth as a </text:span></text:span><text:bookmark text:name="283-284217"/><text:span text:style-name="Strong_20_Emphasis"><text:span text:style-name="T92">plant is full of row emotion and </text:span></text:span><text:bookmark text:name="285217"/><text:span text:style-name="Strong_20_Emphasis"><text:span text:style-name="T92">sufferance, and due to their extended lifespan, </text:span></text:span><text:bookmark text:name="248217"/><text:span text:style-name="Strong_20_Emphasis"><text:span text:style-name="T92">they will accumulate a vast amount of </text:span></text:span><text:bookmark text:name="286-287217"/><text:span text:style-name="Strong_20_Emphasis"><text:span text:style-name="T92">knowledge.</text:span></text:span></text:p>
        <text:p text:style-name="P64"><text:span text:style-name="Strong_20_Emphasis"><text:span text:style-name="T72">Effect :</text:span></text:span></text:p>
        <text:h text:style-name="P137" text:outline-level="3"><text:bookmark-start text:name="__RefHeading___Toc972_3956299766"/><text:s/>The Erebonix <text:bookmark-end text:name="__RefHeading___Toc972_3956299766"/></text:h>
        <text:h text:style-name="P147" text:outline-level="4"><text:bookmark-start text:name="__RefHeading___Toc974_3956299766"/>Lore<text:bookmark-end text:name="__RefHeading___Toc974_3956299766"/></text:h>
        <text:p text:style-name="P41">The Erebonix are the masters of the underworld. Their thirst for freedom is so great that, in history, they were only unified in time, under the reign of Kina.</text:p>
        <text:h text:style-name="P141" text:outline-level="4"><text:bookmark-start text:name="__RefHeading___Toc870_5901629815"/>Description<text:bookmark-end text:name="__RefHeading___Toc870_5901629815"/></text:h>
        <text:p text:style-name="P43"/>
        <text:h text:style-name="P141" text:outline-level="4"><text:bookmark-start text:name="__RefHeading___Toc872_5901629815"/>Abilities<text:bookmark-end text:name="__RefHeading___Toc872_5901629815"/></text:h>
        <text:p text:style-name="P42">Since their birth place is the underworld they can see in the darkest place as long as there is a spark of light.</text:p>
        <text:p text:style-name="P44"><text:span text:style-name="T80">Alas they </text:span><text:span text:style-name="T81">need to protect their eyes from the light of the sun, or they will be blind by the light.</text:span></text:p>
        <text:h text:style-name="P145" text:outline-level="4"><text:bookmark-start text:name="__RefHeading___Toc3001_1718771812"/>Stats advantage<text:bookmark-end text:name="__RefHeading___Toc3001_1718771812"/></text:h>
        <text:p text:style-name="P62"><text:bookmark text:name="p241210"/><text:span text:style-name="T108">The </text:span><text:bookmark text:name="244212"/><text:span text:style-name="T108">Phusilians </text:span><text:bookmark text:name="288-289212"/><text:span text:style-name="T108">possess an extraordinary vitality, so </text:span><text:bookmark text:name="245212"/><text:span text:style-name="T108">they will have more HP than other </text:span><text:bookmark text:name="279-280212"/><text:span text:style-name="T108">species.</text:span><text:bookmark text:name="p242212"/><text:span text:style-name="T108"> However, </text:span><text:bookmark text:name="250212"/><text:span text:style-name="T108">due to their tree condition, </text:span><text:bookmark text:name="246212"/><text:span text:style-name="T108">they are extremely bulky, </text:span><text:span text:style-name="T109">but their rought bark provide them a natural defence</text:span><text:span text:style-name="T108">.</text:span><text:bookmark text:name="p243212"/><text:span text:style-name="T108"> Since </text:span><text:bookmark text:name="247212"/><text:span text:style-name="T108">they a </text:span><text:bookmark text:name="281-282212"/><text:span text:style-name="T108">youth as a </text:span><text:bookmark text:name="283-284212"/><text:span text:style-name="T108">plant is full of row emotion and </text:span><text:bookmark text:name="285212"/><text:span text:style-name="T108">sufferance, and due to their extended lifespan, </text:span><text:bookmark text:name="248212"/><text:span text:style-name="T108">they will accumulate a vast amount of </text:span><text:bookmark text:name="286-287212"/><text:span text:style-name="T108">knowledge.</text:span></text:p>
        <text:p text:style-name="P28">Summary :</text:p>
        <table:table table:name="Tableau6" table:style-name="Tableau6">
          <table:table-column table:style-name="Tableau6.A"/>
          <table:table-column table:style-name="Tableau6.B"/>
          <table:table-row table:style-name="Tableau6.1">
            <table:table-cell table:style-name="Tableau6.A1" office:value-type="string">
              <text:p text:style-name="P93">Stat</text:p>
            </table:table-cell>
            <table:table-cell table:style-name="Tableau6.A1" office:value-type="string">
              <text:p text:style-name="P93">Bonus</text:p>
            </table:table-cell>
          </table:table-row>
          <table:table-row table:style-name="Tableau6.1">
            <table:table-cell table:style-name="Tableau6.A2" office:value-type="string">
              <text:p text:style-name="P93">Dexterity</text:p>
            </table:table-cell>
            <table:table-cell table:style-name="Tableau6.A2" office:value-type="string">
              <text:p text:style-name="P111"><text:span text:style-name="T214">1</text:span>0 to <text:span text:style-name="T216">25</text:span></text:p>
            </table:table-cell>
          </table:table-row>
          <table:table-row table:style-name="Tableau6.1">
            <table:table-cell table:style-name="Tableau6.A2" office:value-type="string">
              <text:p text:style-name="P93">Strength</text:p>
            </table:table-cell>
            <table:table-cell table:style-name="Tableau6.A2" office:value-type="string">
              <text:p text:style-name="P96">-<text:span text:style-name="T215">10 to </text:span><text:span text:style-name="T216">10</text:span></text:p>
            </table:table-cell>
          </table:table-row>
          <table:table-row table:style-name="Tableau6.1">
            <table:table-cell table:style-name="Tableau6.A2" office:value-type="string">
              <text:p text:style-name="P93">Social</text:p>
            </table:table-cell>
            <table:table-cell table:style-name="Tableau6.B4" office:value-type="float" office:value="0">
              <text:p text:style-name="P96">0</text:p>
            </table:table-cell>
          </table:table-row>
          <table:table-row table:style-name="Tableau6.1">
            <table:table-cell table:style-name="Tableau6.A2" office:value-type="string">
              <text:p text:style-name="P93">Instinct</text:p>
            </table:table-cell>
            <table:table-cell table:style-name="Tableau6.B4" office:value-type="float" office:value="0">
              <text:p text:style-name="P103">0</text:p>
            </table:table-cell>
          </table:table-row>
          <table:table-row table:style-name="Tableau6.1">
            <table:table-cell table:style-name="Tableau6.A2" office:value-type="string">
              <text:p text:style-name="P93">Intelligence</text:p>
            </table:table-cell>
            <table:table-cell table:style-name="Tableau6.B4" office:value-type="float" office:value="0">
              <text:p text:style-name="P103">0</text:p>
            </table:table-cell>
          </table:table-row>
          <table:table-row table:style-name="Tableau6.1">
            <table:table-cell table:style-name="Tableau6.A2" office:value-type="string">
              <text:p text:style-name="P93">HP</text:p>
            </table:table-cell>
            <table:table-cell table:style-name="Tableau6.B4" office:value-type="float" office:value="0">
              <text:p text:style-name="P103">0</text:p>
            </table:table-cell>
          </table:table-row>
          <table:table-row table:style-name="Tableau6.8">
            <table:table-cell table:style-name="Tableau6.A8" office:value-type="string">
              <text:p text:style-name="P93">Energy</text:p>
            </table:table-cell>
            <table:table-cell table:style-name="Tableau6.B8" office:value-type="float" office:value="0">
              <text:p text:style-name="P96">0</text:p>
            </table:table-cell>
          </table:table-row>
          <table:table-row table:style-name="Tableau6.1">
            <table:table-cell table:style-name="Tableau6.A9" office:value-type="string">
              <text:p text:style-name="P100">Natural Armour</text:p>
            </table:table-cell>
            <table:table-cell table:style-name="Tableau6.B9" office:value-type="float" office:value="0">
              <text:p text:style-name="P106">0</text:p>
            </table:table-cell>
          </table:table-row>
        </table:table>
        <text:p text:style-name="P79"/>
        <text:h text:style-name="P152" text:outline-level="4"><text:bookmark-start text:name="__RefHeading___Toc3003_1718771812"/>Traditional Body Forging<text:bookmark-end text:name="__RefHeading___Toc3003_1718771812"/></text:h>
        <text:p text:style-name="P59"><text:span text:style-name="Strong_20_Emphasis"><text:span text:style-name="T92">The </text:span></text:span><text:bookmark text:name="244218"/><text:span text:style-name="Strong_20_Emphasis"><text:span text:style-name="T92">Phusilians </text:span></text:span><text:bookmark text:name="288-289218"/><text:span text:style-name="Strong_20_Emphasis"><text:span text:style-name="T92">possess an extraordinary vitality, so </text:span></text:span><text:bookmark text:name="245218"/><text:span text:style-name="Strong_20_Emphasis"><text:span text:style-name="T92">they will have more HP than other </text:span></text:span><text:bookmark text:name="279-280218"/><text:span text:style-name="Strong_20_Emphasis"><text:span text:style-name="T92">species.</text:span></text:span><text:bookmark text:name="p242218"/><text:span text:style-name="Strong_20_Emphasis"><text:span text:style-name="T92"> However, </text:span></text:span><text:bookmark text:name="250218"/><text:span text:style-name="Strong_20_Emphasis"><text:span text:style-name="T92">due to their tree condition, </text:span></text:span><text:bookmark text:name="246218"/><text:span text:style-name="Strong_20_Emphasis"><text:span text:style-name="T92">they are extremely bulky, </text:span></text:span><text:span text:style-name="Strong_20_Emphasis"><text:span text:style-name="T93">but their rought bark provide them a natural defence</text:span></text:span><text:span text:style-name="Strong_20_Emphasis"><text:span text:style-name="T92">.</text:span></text:span><text:bookmark text:name="p243218"/><text:span text:style-name="Strong_20_Emphasis"><text:span text:style-name="T92"> Since </text:span></text:span><text:bookmark text:name="247218"/><text:span text:style-name="Strong_20_Emphasis"><text:span text:style-name="T92">they a </text:span></text:span><text:bookmark text:name="281-282218"/><text:span text:style-name="Strong_20_Emphasis"><text:span text:style-name="T92">youth as a </text:span></text:span><text:bookmark text:name="283-284218"/><text:span text:style-name="Strong_20_Emphasis"><text:span text:style-name="T92">plant is full of row emotion and </text:span></text:span><text:bookmark text:name="285218"/><text:span text:style-name="Strong_20_Emphasis"><text:span text:style-name="T92">sufferance, and due to their extended lifespan, </text:span></text:span><text:bookmark text:name="248218"/><text:span text:style-name="Strong_20_Emphasis"><text:span text:style-name="T92">they will accumulate a vast amount of </text:span></text:span><text:bookmark text:name="286-287218"/><text:span text:style-name="Strong_20_Emphasis"><text:span text:style-name="T92">knowledge.</text:span></text:span></text:p>
        <text:p text:style-name="P64"><text:span text:style-name="Strong_20_Emphasis"><text:span text:style-name="T123">Effect :</text:span></text:span></text:p>
        <text:h text:style-name="P137" text:outline-level="3"><text:bookmark-start text:name="__RefHeading___Toc1366_4200086444"/><text:span text:style-name="T67"><text:s/></text:span><text:span text:style-name="T68">The </text:span><text:span text:style-name="T69">Pagmaians</text:span><text:bookmark-end text:name="__RefHeading___Toc1366_4200086444"/></text:h>
        <text:h text:style-name="P148" text:outline-level="4"><text:bookmark-start text:name="__RefHeading___Toc1608_1886356450"/>Lore<text:bookmark-end text:name="__RefHeading___Toc1608_1886356450"/></text:h>
        <text:p text:style-name="Text_20_body"><text:span text:style-name="Strong_20_Emphasis"><text:span text:style-name="T113">Lorem Ipsum</text:span></text:span><text:span text:style-name="T11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1" text:outline-level="4"><text:bookmark-start text:name="__RefHeading___Toc870_59016298113"/>Description <text:bookmark-end text:name="__RefHeading___Toc870_59016298113"/></text:h>
        <text:p text:style-name="Text_20_body"><text:span text:style-name="Strong_20_Emphasis"><text:span text:style-name="T113">Lorem Ipsum</text:span></text:span><text:span text:style-name="T11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2"/>
        <text:h text:style-name="P141" text:outline-level="4"><draw:frame draw:style-name="fr4" draw:name="Image9" text:anchor-type="paragraph" svg:x="-0.018cm" svg:y="0.131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0"><text:span text:style-name="Strong_20_Emphasis"><text:span text:style-name="T75">Lorem Ipsum</text:span></text:span><text:span text:style-name="T7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45" text:outline-level="4"><text:bookmark-start text:name="__RefHeading___Toc3009_1718771812"/>Stats advantage<text:bookmark-end text:name="__RefHeading___Toc3009_1718771812"/></text:h>
        <text:p text:style-name="P62"><text:bookmark text:name="p241212"/><text:span text:style-name="T108">The </text:span><text:bookmark text:name="244220"/><text:span text:style-name="T108">Phusilians </text:span><text:bookmark text:name="288-289220"/><text:span text:style-name="T108">possess an extraordinary vitality, so </text:span><text:bookmark text:name="245220"/><text:span text:style-name="T108">they will have more </text:span><text:soft-page-break/><text:span text:style-name="T108">HP than other </text:span><text:bookmark text:name="279-280220"/><text:span text:style-name="T108">species.</text:span><text:bookmark text:name="p242220"/><text:span text:style-name="T108"> However, </text:span><text:bookmark text:name="250220"/><text:span text:style-name="T108">due to their tree condition, </text:span><text:bookmark text:name="246220"/><text:span text:style-name="T108">they are extremely bulky, </text:span><text:span text:style-name="T109">but their rought bark provide them a natural defence</text:span><text:span text:style-name="T108">.</text:span><text:bookmark text:name="p243220"/><text:span text:style-name="T108"> Since </text:span><text:bookmark text:name="247220"/><text:span text:style-name="T108">they a </text:span><text:bookmark text:name="281-282220"/><text:span text:style-name="T108">youth as a </text:span><text:bookmark text:name="283-284220"/><text:span text:style-name="T108">plant is full of row emotion and </text:span><text:bookmark text:name="285220"/><text:span text:style-name="T108">sufferance, and due to their extended lifespan, </text:span><text:bookmark text:name="248220"/><text:span text:style-name="T108">they will accumulate a vast amount of </text:span><text:bookmark text:name="286-287220"/><text:span text:style-name="T108">knowledge.</text:span></text:p>
        <text:p text:style-name="P28">Summary :</text:p>
        <table:table table:name="Tableau8" table:style-name="Tableau8">
          <table:table-column table:style-name="Tableau8.A"/>
          <table:table-column table:style-name="Tableau8.B"/>
          <table:table-row table:style-name="Tableau8.1">
            <table:table-cell table:style-name="Tableau8.A1" office:value-type="string">
              <text:p text:style-name="P93">Stat</text:p>
            </table:table-cell>
            <table:table-cell table:style-name="Tableau8.A1" office:value-type="string">
              <text:p text:style-name="P93">Bonus</text:p>
            </table:table-cell>
          </table:table-row>
          <table:table-row table:style-name="Tableau8.1">
            <table:table-cell table:style-name="Tableau8.A2" office:value-type="string">
              <text:p text:style-name="P93">Dexterity</text:p>
            </table:table-cell>
            <table:table-cell table:style-name="Tableau8.A2" office:value-type="string">
              <text:p text:style-name="P111"><text:span text:style-name="T214">1</text:span>0 to <text:span text:style-name="T216">25</text:span></text:p>
            </table:table-cell>
          </table:table-row>
          <table:table-row table:style-name="Tableau8.1">
            <table:table-cell table:style-name="Tableau8.A2" office:value-type="string">
              <text:p text:style-name="P93">Strength</text:p>
            </table:table-cell>
            <table:table-cell table:style-name="Tableau8.A2" office:value-type="string">
              <text:p text:style-name="P96">-<text:span text:style-name="T215">10 to </text:span><text:span text:style-name="T216">10</text:span></text:p>
            </table:table-cell>
          </table:table-row>
          <table:table-row table:style-name="Tableau8.1">
            <table:table-cell table:style-name="Tableau8.A2" office:value-type="string">
              <text:p text:style-name="P93">Social</text:p>
            </table:table-cell>
            <table:table-cell table:style-name="Tableau8.B4" office:value-type="float" office:value="0">
              <text:p text:style-name="P96">0</text:p>
            </table:table-cell>
          </table:table-row>
          <table:table-row table:style-name="Tableau8.1">
            <table:table-cell table:style-name="Tableau8.A2" office:value-type="string">
              <text:p text:style-name="P93">Instinct</text:p>
            </table:table-cell>
            <table:table-cell table:style-name="Tableau8.B4" office:value-type="float" office:value="0">
              <text:p text:style-name="P103">0</text:p>
            </table:table-cell>
          </table:table-row>
          <table:table-row table:style-name="Tableau8.1">
            <table:table-cell table:style-name="Tableau8.A2" office:value-type="string">
              <text:p text:style-name="P93">Intelligence</text:p>
            </table:table-cell>
            <table:table-cell table:style-name="Tableau8.B4" office:value-type="float" office:value="0">
              <text:p text:style-name="P103">0</text:p>
            </table:table-cell>
          </table:table-row>
          <table:table-row table:style-name="Tableau8.1">
            <table:table-cell table:style-name="Tableau8.A2" office:value-type="string">
              <text:p text:style-name="P93">HP</text:p>
            </table:table-cell>
            <table:table-cell table:style-name="Tableau8.B4" office:value-type="float" office:value="0">
              <text:p text:style-name="P103">0</text:p>
            </table:table-cell>
          </table:table-row>
          <table:table-row table:style-name="Tableau8.8">
            <table:table-cell table:style-name="Tableau8.A8" office:value-type="string">
              <text:p text:style-name="P93">Energy</text:p>
            </table:table-cell>
            <table:table-cell table:style-name="Tableau8.B8" office:value-type="float" office:value="0">
              <text:p text:style-name="P96">0</text:p>
            </table:table-cell>
          </table:table-row>
          <table:table-row table:style-name="Tableau8.1">
            <table:table-cell table:style-name="Tableau8.A9" office:value-type="string">
              <text:p text:style-name="P100">Natural Armour</text:p>
            </table:table-cell>
            <table:table-cell table:style-name="Tableau8.B9" office:value-type="float" office:value="0">
              <text:p text:style-name="P106">0</text:p>
            </table:table-cell>
          </table:table-row>
        </table:table>
        <text:p text:style-name="P79"/>
        <text:h text:style-name="P152" text:outline-level="4"><text:bookmark-start text:name="__RefHeading___Toc3011_1718771812"/>Traditional Body Forging<text:bookmark-end text:name="__RefHeading___Toc3011_1718771812"/></text:h>
        <text:p text:style-name="P59"><text:span text:style-name="Strong_20_Emphasis"><text:span text:style-name="T92">The </text:span></text:span><text:bookmark text:name="2442110"/><text:span text:style-name="Strong_20_Emphasis"><text:span text:style-name="T92">Phusilians </text:span></text:span><text:bookmark text:name="288-2892110"/><text:span text:style-name="Strong_20_Emphasis"><text:span text:style-name="T92">possess an extraordinary vitality, so </text:span></text:span><text:bookmark text:name="2452110"/><text:span text:style-name="Strong_20_Emphasis"><text:span text:style-name="T92">they will have more HP than other </text:span></text:span><text:bookmark text:name="279-2802110"/><text:span text:style-name="Strong_20_Emphasis"><text:span text:style-name="T92">species.</text:span></text:span><text:bookmark text:name="p2422110"/><text:span text:style-name="Strong_20_Emphasis"><text:span text:style-name="T92"> However, </text:span></text:span><text:bookmark text:name="2502110"/><text:span text:style-name="Strong_20_Emphasis"><text:span text:style-name="T92">due to their tree condition, </text:span></text:span><text:bookmark text:name="2462110"/><text:span text:style-name="Strong_20_Emphasis"><text:span text:style-name="T92">they are extremely bulky, </text:span></text:span><text:span text:style-name="Strong_20_Emphasis"><text:span text:style-name="T93">but their rought bark provide them a natural defence</text:span></text:span><text:span text:style-name="Strong_20_Emphasis"><text:span text:style-name="T92">.</text:span></text:span><text:bookmark text:name="p2432110"/><text:span text:style-name="Strong_20_Emphasis"><text:span text:style-name="T92"> Since </text:span></text:span><text:bookmark text:name="2472110"/><text:span text:style-name="Strong_20_Emphasis"><text:span text:style-name="T92">they a </text:span></text:span><text:bookmark text:name="281-2822110"/><text:span text:style-name="Strong_20_Emphasis"><text:span text:style-name="T92">youth as a </text:span></text:span><text:bookmark text:name="283-2842110"/><text:span text:style-name="Strong_20_Emphasis"><text:span text:style-name="T92">plant is full of row emotion and </text:span></text:span><text:bookmark text:name="2852110"/><text:span text:style-name="Strong_20_Emphasis"><text:span text:style-name="T92">sufferance, and due to their extended lifespan, </text:span></text:span><text:bookmark text:name="2482110"/><text:span text:style-name="Strong_20_Emphasis"><text:span text:style-name="T92">they will accumulate a vast amount of </text:span></text:span><text:bookmark text:name="286-2872110"/><text:span text:style-name="Strong_20_Emphasis"><text:span text:style-name="T92">knowledge.</text:span></text:span></text:p>
        <text:p text:style-name="P64"><text:span text:style-name="Strong_20_Emphasis"><text:span text:style-name="T72">Effect :</text:span></text:span></text:p>
        <text:h text:style-name="Heading_20_2" text:outline-level="2"><text:bookmark-start text:name="__RefHeading___Toc1486_1886356450"/>Stats<text:bookmark-end text:name="__RefHeading___Toc1486_1886356450"/></text:h>
        <text:h text:style-name="P134" text:outline-level="3"><text:bookmark-start text:name="__RefHeading___Toc1488_1886356450"/>Core stats<text:bookmark-end text:name="__RefHeading___Toc1488_1886356450"/></text:h>
        <text:p text:style-name="P38">^qn*</text:p>
        <text:p text:style-name="P38">lsn g*</text:p>
        <text:p text:style-name="P38">lskg </text:p>
        <text:p text:style-name="P38">ls:k </text:p>
        <text:h text:style-name="P154" text:outline-level="4"><text:bookmark-start text:name="__RefHeading___Toc1610_1886356450"/>Dexterity<text:bookmark-end text:name="__RefHeading___Toc1610_1886356450"/></text:h>
        <text:p text:style-name="P38">Mdk,7</text:p>
        <text:p text:style-name="P38">^s,</text:p>
        <text:h text:style-name="P154" text:outline-level="4"><text:bookmark-start text:name="__RefHeading___Toc1612_1886356450"/>Strength<text:bookmark-end text:name="__RefHeading___Toc1612_1886356450"/></text:h>
        <text:p text:style-name="P38">Mdk,7</text:p>
        <text:p text:style-name="P38">^s,</text:p>
        <text:h text:style-name="P141" text:outline-level="4"><text:bookmark-start text:name="__RefHeading___Toc1614_1886356450"/>Social<text:bookmark-end text:name="__RefHeading___Toc1614_1886356450"/></text:h>
        <text:p text:style-name="P38">Mdk,7</text:p>
        <text:p text:style-name="P38">^s,</text:p>
        <text:h text:style-name="P141" text:outline-level="4"><text:bookmark-start text:name="__RefHeading___Toc1616_1886356450"/>Instinct<text:bookmark-end text:name="__RefHeading___Toc1616_1886356450"/></text:h>
        <text:p text:style-name="P38">Mdk,7</text:p>
        <text:p text:style-name="P38">^s,</text:p>
        <text:h text:style-name="P141" text:outline-level="4"><text:bookmark-start text:name="__RefHeading___Toc1618_1886356450"/>Intelligence<text:bookmark-end text:name="__RefHeading___Toc1618_1886356450"/></text:h>
        <text:p text:style-name="P38">Mdk,7</text:p>
        <text:p text:style-name="P38">^s,</text:p>
        <text:h text:style-name="P135" text:outline-level="3"><text:bookmark-start text:name="__RefHeading___Toc1490_1886356450"/><text:soft-page-break/>Alignment <text:bookmark-end text:name="__RefHeading___Toc1490_1886356450"/></text:h>
        <text:p text:style-name="P32"><draw:frame draw:style-name="fr3" draw:name="Image10" text:anchor-type="paragraph" svg:x="0.268cm" svg:y="-0.115cm" svg:width="8.251cm" svg:height="1.566cm" draw:z-index="2"><draw:image xlink:href="Pictures/1000020100001425000003D4CCF62FDB73637BF5.png" xlink:type="simple" xlink:show="embed" xlink:actuate="onLoad" loext:mime-type="image/png"/></draw:frame>Sdk,v</text:p>
        <text:p text:style-name="P37">psn</text:p>
        <text:p text:style-name="P37">nfmsn</text:p>
        <text:h text:style-name="P155" text:outline-level="4"><text:bookmark-start text:name="__RefHeading___Toc1620_1886356450"/>Control<text:bookmark-end text:name="__RefHeading___Toc1620_1886356450"/></text:h>
        <text:p text:style-name="P37"><draw:frame draw:style-name="fr1" draw:name="Image11" text:anchor-type="paragraph" svg:x="2.096cm" svg:y="-0.25cm" svg:width="3.81cm" svg:height="5.401cm" draw:z-index="7"><draw:image xlink:href="Pictures/10000201000001C20000027E6DA4CD78621B3A9C.png" xlink:type="simple" xlink:show="embed" xlink:actuate="onLoad" loext:mime-type="image/png"/></draw:frame>Msoj,c</text:p>
        <text:h text:style-name="P155" text:outline-level="4"><text:bookmark-start text:name="__RefHeading___Toc1622_1886356450"/>Intellect<text:bookmark-end text:name="__RefHeading___Toc1622_1886356450"/></text:h>
        <text:p text:style-name="P37"><draw:frame draw:style-name="fr1" draw:name="Image15" text:anchor-type="paragraph" svg:x="2.046cm" svg:y="-0.065cm" svg:width="4.156cm" svg:height="4.858cm" draw:z-index="8"><draw:image xlink:href="Pictures/1000020100000226000002831589420E8C76DDE2.png" xlink:type="simple" xlink:show="embed" xlink:actuate="onLoad" loext:mime-type="image/png"/></draw:frame>Pqmen</text:p>
        <text:h text:style-name="P141" text:outline-level="4"><text:bookmark-start text:name="__RefHeading___Toc1624_1886356450"/>Neutral<text:bookmark-end text:name="__RefHeading___Toc1624_1886356450"/></text:h>
        <text:p text:style-name="P32"><draw:frame draw:style-name="fr1" draw:name="Image12" text:anchor-type="paragraph" svg:x="1.323cm" svg:y="0.213cm" svg:width="4.639cm" svg:height="4.639cm" draw:z-index="6"><draw:image xlink:href="Pictures/1000020100000492000004924D96295B5E94EBDB.png" xlink:type="simple" xlink:show="embed" xlink:actuate="onLoad" loext:mime-type="image/png"/></draw:frame>pzpfn</text:p>
        <text:h text:style-name="P141" text:outline-level="4"><text:bookmark-start text:name="__RefHeading___Toc1626_1886356450"/>Passion <text:bookmark-end text:name="__RefHeading___Toc1626_1886356450"/></text:h>
        <text:p text:style-name="P32"><draw:frame draw:style-name="fr2" draw:name="Image13" text:anchor-type="paragraph" svg:width="3.36cm" svg:height="4.796cm" draw:z-index="4"><draw:image xlink:href="Pictures/100002010000034D000004B6D521B309A0889E2C.png" xlink:type="simple" xlink:show="embed" xlink:actuate="onLoad" loext:mime-type="image/png"/></draw:frame>peijf</text:p>
        <text:h text:style-name="P141" text:outline-level="4"><text:bookmark-start text:name="__RefHeading___Toc1628_1886356450"/>Liberty<text:bookmark-end text:name="__RefHeading___Toc1628_1886356450"/></text:h>
        <text:p text:style-name="P32"><draw:frame draw:style-name="fr1" draw:name="Image14" text:anchor-type="paragraph" svg:x="1.242cm" svg:y="-0.12cm" svg:width="5.195cm" svg:height="5.308cm" draw:z-index="1"><draw:image xlink:href="Pictures/10000201000002B4000002C3CC7C36352E1B142D.png" xlink:type="simple" xlink:show="embed" xlink:actuate="onLoad" loext:mime-type="image/png"/></draw:frame>Zsùzen</text:p>
        <text:p text:style-name="P32"/>
        <text:h text:style-name="P133" text:outline-level="3"><text:bookmark-start text:name="__RefHeading___Toc1492_1886356450"/><text:soft-page-break/>Passion / theme<text:bookmark-end text:name="__RefHeading___Toc1492_1886356450"/></text:h>
        <text:h text:style-name="Heading_20_2" text:outline-level="2"><text:bookmark-start text:name="__RefHeading___Toc5317_3607824458"/>Profession<text:bookmark-end text:name="__RefHeading___Toc5317_3607824458"/></text:h>
        <text:p text:style-name="P45">Few word about profession classes mastier<text:span text:style-name="T217">ies</text:span> and <text:span text:style-name="T218">archetype (support dps tank</text:span><text:span text:style-name="T219">)</text:span></text:p>
        <text:h text:style-name="P136" text:outline-level="3"><text:bookmark-start text:name="__RefHeading___Toc5319_3607824458"/>Masteries<text:bookmark-end text:name="__RefHeading___Toc5319_3607824458"/></text:h>
        <text:h text:style-name="P141" text:outline-level="4"><text:bookmark-start text:name="__RefHeading___Toc4746_1569402401"/>Light mastery<text:bookmark-end text:name="__RefHeading___Toc4746_1569402401"/></text:h>
        <text:p text:style-name="P46"/>
        <text:p text:style-name="P46"/>
        <text:h text:style-name="P141" text:outline-level="4"><text:bookmark-start text:name="__RefHeading___Toc4748_1569402401"/>Shadow mastery<text:bookmark-end text:name="__RefHeading___Toc4748_1569402401"/></text:h>
        <text:p text:style-name="P46"/>
        <text:h text:style-name="P141" text:outline-level="4"><text:bookmark-start text:name="__RefHeading___Toc4750_1569402401"/>Mental mastery<text:bookmark-end text:name="__RefHeading___Toc4750_1569402401"/></text:h>
        <text:p text:style-name="P46"/>
        <text:h text:style-name="P141" text:outline-level="4"><text:bookmark-start text:name="__RefHeading___Toc4752_1569402401"/>Death mastery<text:bookmark-end text:name="__RefHeading___Toc4752_1569402401"/></text:h>
        <text:p text:style-name="P46"/>
        <text:h text:style-name="P141" text:outline-level="4"><text:bookmark-start text:name="__RefHeading___Toc4754_1569402401"/>Spirit mastery<text:bookmark-end text:name="__RefHeading___Toc4754_1569402401"/></text:h>
        <text:p text:style-name="P46"/>
        <text:h text:style-name="P141" text:outline-level="4"><text:bookmark-start text:name="__RefHeading___Toc4756_1569402401"/>Rune mastery<text:bookmark-end text:name="__RefHeading___Toc4756_1569402401"/></text:h>
        <text:p text:style-name="P46"/>
        <text:h text:style-name="P141" text:outline-level="4"><text:bookmark-start text:name="__RefHeading___Toc4758_1569402401"/>Soul’s mastery<text:bookmark-end text:name="__RefHeading___Toc4758_1569402401"/></text:h>
        <text:p text:style-name="P46"/>
        <text:h text:style-name="P141" text:outline-level="4"><text:bookmark-start text:name="__RefHeading___Toc4760_1569402401"/>Flame mastery<text:bookmark-end text:name="__RefHeading___Toc4760_1569402401"/></text:h>
        <text:p text:style-name="P46"/>
        <text:h text:style-name="P141" text:outline-level="4"><text:bookmark-start text:name="__RefHeading___Toc4762_1569402401"/>Alchemist mastery<text:bookmark-end text:name="__RefHeading___Toc4762_1569402401"/></text:h>
        <text:p text:style-name="P47"/>
        <text:h text:style-name="P141" text:outline-level="4"><text:bookmark-start text:name="__RefHeading___Toc4764_1569402401"/>Enchanting mastery<text:bookmark-end text:name="__RefHeading___Toc4764_1569402401"/></text:h>
        <text:p text:style-name="P47"/>
        <text:h text:style-name="P141" text:outline-level="4"><text:bookmark-start text:name="__RefHeading___Toc4766_1569402401"/>D<text:span text:style-name="T220">ruidic mastery</text:span><text:bookmark-end text:name="__RefHeading___Toc4766_1569402401"/></text:h>
        <text:p text:style-name="P47"/>
        <text:h text:style-name="P141" text:outline-level="4"><text:bookmark-start text:name="__RefHeading___Toc4768_1569402401"/>Lurker’s mastery<text:bookmark-end text:name="__RefHeading___Toc4768_1569402401"/></text:h>
        <text:p text:style-name="P48"/>
        <text:h text:style-name="P141" text:outline-level="4"><text:bookmark-start text:name="__RefHeading___Toc4770_1569402401"/>Close fight mastery<text:bookmark-end text:name="__RefHeading___Toc4770_1569402401"/></text:h>
        <text:p text:style-name="P49"/>
        <text:h text:style-name="P141" text:outline-level="4"><text:bookmark-start text:name="__RefHeading___Toc4772_1569402401"/>Berserker mastery<text:bookmark-end text:name="__RefHeading___Toc4772_1569402401"/></text:h>
        <text:p text:style-name="P50"/>
        <text:h text:style-name="P133" text:outline-level="3"><text:bookmark-start text:name="__RefHeading___Toc5321_3607824458"/>Classes<text:bookmark-end text:name="__RefHeading___Toc5321_3607824458"/></text:h>
        <text:p text:style-name="P51"/>
        <text:p text:style-name="P51"/>
        <text:h text:style-name="P126" text:outline-level="2"><text:bookmark-start text:name="__RefHeading___Toc5323_3607824458"/>Starting Gear<text:bookmark-end text:name="__RefHeading___Toc5323_3607824458"/></text:h>
        <text:h text:style-name="P122" text:outline-level="1"><text:bookmark-start text:name="__RefHeading___Toc1453_1886356450"/>How to play<text:bookmark-end text:name="__RefHeading___Toc1453_1886356450"/></text:h>
        <text:h text:style-name="P127" text:outline-level="2"><text:bookmark-start text:name="__RefHeading___Toc1455_1886356450"/>A classic round<text:bookmark-end text:name="__RefHeading___Toc1455_1886356450"/></text:h>
        <text:p text:style-name="P24">As explained in the introduction a round of the game is divided in three step : </text:p>
        <text:list xml:id="list4271914002" text:style-name="L17">
          <text:list-item>
            <text:p text:style-name="P176">The player who is the DM describe the place where the players are. The DM will also describe all the NPC, and what do they do. <text:span text:style-name="T192">If an enemy is her without the player knowing the DM can do a instinct check to see if they figure it out. </text:span></text:p>
          </text:list-item>
          <text:list-item>
            <text:p text:style-name="P189">On<text:span text:style-name="T193">ce</text:span> the player<text:span text:style-name="T193">s</text:span> know where they are, they can decide what do they <text:span text:style-name="T193">will </text:span>do with that information. The option are limitless. Ones they decide what will they characters do, the DM will tell them if they need to do an ability check to succeed an action. <text:span text:style-name="T194">Some action might need the player to use resource's like Energy or consumable,in that case the DM will ask the player to remove them from their inventory.</text:span></text:p>
          </text:list-item>
          <text:list-item>
            <text:p text:style-name="P189"><text:span text:style-name="T195">To end the turn t</text:span>he DM Will then describe the action of the player’s characters. <text:span text:style-name="T196">If the player’s characters scavenge any resource's, recover their Energy or mend their wound, it’s the moment where the DM explain what do they get. </text:span><text:span text:style-name="T195">This lead to an </text:span>another description, so <text:span text:style-name="T197">it</text:span> return to the beginning.</text:p>
          </text:list-item>
        </text:list>
        <text:p text:style-name="P39"><text:span text:style-name="T112">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98">o</text:span>f the session or the players made a dice roll when they engage a fight.</text:p>
        <text:p text:style-name="P52">A board with <text:span text:style-name="T221">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222">a </text:span><text:span text:style-name="T223">character can </text:span><text:span text:style-name="T222">move up to 20 meter in a round </text:span><text:span text:style-name="T224">in normal condition</text:span><text:span text:style-name="T222">.</text:span></text:p>
        <text:p text:style-name="P33"/>
        <text:h text:style-name="P127" text:outline-level="2"><text:bookmark-start text:name="__RefHeading___Toc1457_1886356450"/>Camps<text:bookmark-end text:name="__RefHeading___Toc1457_1886356450"/></text:h>
        <text:p text:style-name="P34">Nqnmpn</text:p>
        <text:p text:style-name="P34"><text:soft-page-break/>alvnapmon*</text:p>
        <text:p text:style-name="P34">jqsgvc</text:p>
        <text:p text:style-name="P36">around 2 page</text:p>
        <text:h text:style-name="P128" text:outline-level="2"><text:bookmark-start text:name="__RefHeading___Toc1459_1886356450"/>Death of a character<text:bookmark-end text:name="__RefHeading___Toc1459_1886356450"/></text:h>
        <text:p text:style-name="P32"><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53"><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54">Once a character died there is few option :</text:p>
        <text:list xml:id="list2570200917" text:style-name="L18">
          <text:list-item>
            <text:p text:style-name="P190">the party as a mean to preserve the soul of the character</text:p>
          </text:list-item>
          <text:list-item>
            <text:p text:style-name="P191">the party know a resurrection spells</text:p>
          </text:list-item>
          <text:list-item>
            <text:p text:style-name="P191">the party know how to transform a souls in a wandering spirit</text:p>
          </text:list-item>
          <text:list-item>
            <text:p text:style-name="P192">the party can’t do anything's</text:p>
          </text:list-item>
        </text:list>
        <text:p text:style-name="P32">In this case the player whose character’s die simply need to create a new one.</text:p>
        <text:h text:style-name="P128" text:outline-level="2"><text:bookmark-start text:name="__RefHeading___Toc1461_1886356450"/>Character’s Progression<text:bookmark-end text:name="__RefHeading___Toc1461_1886356450"/></text:h>
        <text:p text:style-name="P36">Pib</text:p>
        <text:p text:style-name="P36">pmaqf*</text:p>
        <text:p text:style-name="P36">laqonf</text:p>
        <text:p text:style-name="P36">arroud 3 page</text:p>
        <text:h text:style-name="P123" text:outline-level="1"><text:bookmark-start text:name="__RefHeading___Toc1463_1886356450"/>Magic research<text:bookmark-end text:name="__RefHeading___Toc1463_1886356450"/></text:h>
        <text:h text:style-name="P129" text:outline-level="2"><text:bookmark-start text:name="__RefHeading___Toc1465_1886356450"/>How does magic work<text:bookmark-end text:name="__RefHeading___Toc1465_1886356450"/></text:h>
        <text:p text:style-name="P35">Apegn</text:p>
        <text:p text:style-name="P35">pzmiign</text:p>
        <text:p text:style-name="P35">ampqin</text:p>
        <text:p text:style-name="P35">2/3 pages</text:p>
        <text:h text:style-name="P129" text:outline-level="2"><text:bookmark-start text:name="__RefHeading___Toc1467_1886356450"/>Spells’ creation<text:bookmark-end text:name="__RefHeading___Toc1467_1886356450"/></text:h>
        <text:p text:style-name="P35">Pzorng</text:p>
        <text:p text:style-name="P35">pmaen,</text:p>
        <text:p text:style-name="P35">2 page</text:p>
        <text:h text:style-name="P129" text:outline-level="2"><text:bookmark-start text:name="__RefHeading___Toc1469_1886356450"/>Body forging<text:bookmark-end text:name="__RefHeading___Toc1469_1886356450"/></text:h>
        <text:p text:style-name="P35">Mping</text:p>
        <text:p text:style-name="P35">zmsing</text:p>
        <text:p text:style-name="P35">2 page</text:p>
        <text:h text:style-name="P129" text:outline-level="2"><text:bookmark-start text:name="__RefHeading___Toc1471_1886356450"/>Enchanting and artifact<text:bookmark-end text:name="__RefHeading___Toc1471_1886356450"/></text:h>
        <text:p text:style-name="P35">Pmvn</text:p>
        <text:p text:style-name="P35">pmqnf</text:p>
        <text:p text:style-name="P35">q^n</text:p>
        <text:p text:style-name="P35">3 page</text:p>
        <text:p text:style-name="P5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35</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2-13T20:00:18.689683708</dc:date>
    <meta:editing-duration>PT15H1M54S</meta:editing-duration>
    <meta:editing-cycles>233</meta:editing-cycles>
    <meta:generator>LibreOffice/6.4.7.2$Linux_X86_64 LibreOffice_project/40$Build-2</meta:generator>
    <meta:document-statistic meta:table-count="9" meta:image-count="15" meta:object-count="0" meta:page-count="35" meta:paragraph-count="667" meta:word-count="8571" meta:character-count="48453" meta:non-whitespace-character-count="40667"/>
  </office:meta>
</office:document-meta>
</file>